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3.7pt"/>
    </style:style>
    <style:style style:name="co2" style:family="table-column">
      <style:table-column-properties fo:break-before="auto" style:column-width="443.51pt"/>
    </style:style>
    <style:style style:name="co3"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24.49pt" fo:break-before="auto" style:use-optimal-row-height="true"/>
    </style:style>
    <style:style style:name="ro3" style:family="table-row">
      <style:table-row-properties style:row-height="36.11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use-regular-expressions="false" table:use-wildcards="true"/>
      <table:table table:name="spotlight-eval" table:style-name="ta1">
        <table:table-column table:style-name="co1" table:default-cell-style-name="ce1"/>
        <table:table-column table:style-name="co2" table:default-cell-style-name="Default"/>
        <table:table-column table:style-name="co3" table:default-cell-style-name="Default"/>
        <table:table-row table:style-name="ro1">
          <table:table-cell office:value-type="string" calcext:value-type="string">
            <text:p>AIDA-SENTENCE</text:p>
          </table:table-cell>
          <table:table-cell office:value-type="string" calcext:value-type="string">
            <text:p>DBPEDIA</text:p>
          </table:table-cell>
          <table:table-cell office:value-type="string" calcext:value-type="string">
            <text:p>CORRECT</text:p>
          </table:table-cell>
        </table:table-row>
        <table:table-row table:style-name="ro2">
          <table:table-cell office:value-type="string" calcext:value-type="string">
            <text:p>Celf1-dependent fine-tuning of dmrt2a expression is essential for generating bilateral symmetry of somites and left-right asymmetric patterning during zebrafish development.</text:p>
          </table:table-cell>
          <table:table-cell office:value-type="string" calcext:value-type="string">
            <text:p>http://dbpedia.org/resource/Zebrafish</text:p>
          </table:table-cell>
          <table:table-cell office:value-type="float" office:value="1" calcext:value-type="float">
            <text:p>1</text:p>
          </table:table-cell>
        </table:table-row>
        <table:table-row table:style-name="ro1">
          <table:table-cell office:value-type="string" calcext:value-type="string">
            <text:p>The cholinesterase inhibitor galantamine is efficacious for treating mild to moderate Alzheimer%27s disease.</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Nash_equilibrium</text:p>
          </table:table-cell>
          <table:table-cell office:value-type="float" office:value="1" calcext:value-type="float">
            <text:p>1</text:p>
          </table:table-cell>
        </table:table-row>
        <table:table-row table:style-name="ro1">
          <table:table-cell office:value-type="string" calcext:value-type="string">
            <text:p>KNG1 and F11 are the main genetic regulators of plasma FXI level.</text:p>
          </table:table-cell>
          <table:table-cell office:value-type="string" calcext:value-type="string">
            <text:p>http://dbpedia.org/resource/T11_(classification)</text:p>
          </table:table-cell>
          <table:table-cell office:value-type="float" office:value="0" calcext:value-type="float">
            <text:p>0</text:p>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Ecology</text:p>
          </table:table-cell>
          <table:table-cell office:value-type="float" office:value="1" calcext:value-type="float">
            <text:p>1</text:p>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linear congestion games with atomic players and unsplittable flow%2C even if the play itself is not approaching equilibrium.</text:p>
          </table:table-cell>
          <table:table-cell office:value-type="string" calcext:value-type="string">
            <text:p>http://dbpedia.org/resource/Congestion_gam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Acetylcholinesterase_inhibi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1">
          <table:table-cell office:value-type="string" calcext:value-type="string">
            <text:p>alpha1- and alpha5-containing laminins differentially regulate the sequential events to form epithelial tissues via beta1 integrin signals.</text:p>
          </table:table-cell>
          <table:table-cell office:value-type="string" calcext:value-type="string">
            <text:p>http://dbpedia.org/resource/Epithelium</text:p>
          </table:table-cell>
          <table:table-cell office:value-type="float" office:value="1" calcext:value-type="float">
            <text:p>1</text:p>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Low-affinity_nerve_growth_factor_recep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The binding of HIF-1alpha complexes to hypoxia response element sites is necessary for down-regulation of hMSH3 in both wt-p53 and mut-p53 cells.</text:p>
          </table:table-cell>
          <table:table-cell office:value-type="string" calcext:value-type="string">
            <text:p>http://dbpedia.org/resource/Hypoxia_(medical)</text:p>
          </table:table-cell>
          <table:table-cell office:value-type="float" office:value="1" calcext:value-type="float">
            <text:p>1</text:p>
          </table:table-cell>
        </table:table-row>
        <table:table-row table:style-name="ro2">
          <table:table-cell office:value-type="string" calcext:value-type="string">
            <text:p>The world%27s languages exhibit a hierarchical structure dominated by English as its a central hub and with intermediate hubs that include German%2C French%2C and Spanish.</text:p>
          </table:table-cell>
          <table:table-cell office:value-type="string" calcext:value-type="string">
            <text:p>http://dbpedia.org/resource/English_language</text:p>
          </table:table-cell>
          <table:table-cell office:value-type="float" office:value="1" calcext:value-type="float">
            <text:p>1</text:p>
          </table:table-cell>
        </table:table-row>
        <table:table-row table:style-name="ro1">
          <table:table-cell office:value-type="string" calcext:value-type="string">
            <text:p>Mir-71 functions in the nervous system to facilitate the localization and transcriptional activity of DAF-16 in the intestine.</text:p>
          </table:table-cell>
          <table:table-cell office:value-type="string" calcext:value-type="string">
            <text:p>http://dbpedia.org/resource/Daf-16</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Publication-level approaches of scientific classification systems are more appropriate than journal-level approaches.</text:p>
          </table:table-cell>
          <table:table-cell office:value-type="string" calcext:value-type="string">
            <text:p>http://dbpedia.org/resource/Biological_classification</text:p>
          </table:table-cell>
          <table:table-cell office:value-type="float" office:value="0" calcext:value-type="float">
            <text:p>0</text:p>
          </table:table-cell>
        </table:table-row>
        <table:table-row table:style-name="ro1">
          <table:table-cell office:value-type="string" calcext:value-type="string">
            <text:p>SOV and SVO are the two most stable word orders over the time of language evolution.</text:p>
          </table:table-cell>
          <table:table-cell office:value-type="string" calcext:value-type="string">
            <text:p>http://dbpedia.org/resource/Subject–verb–object</text:p>
          </table:table-cell>
          <table:table-cell office:value-type="float" office:value="1" calcext:value-type="float">
            <text:p>1</text:p>
          </table:table-cell>
        </table:table-row>
        <table:table-row table:style-name="ro1">
          <table:table-cell office:value-type="string" calcext:value-type="string">
            <text:p>Specific PZ variants and haplotypes are significantly associated with Sickle cell disease Vaso-Occlusive Crisis.</text:p>
          </table:table-cell>
          <table:table-cell office:value-type="string" calcext:value-type="string">
            <text:p>http://dbpedia.org/resource/Haplotype</text:p>
          </table:table-cell>
          <table:table-cell office:value-type="float" office:value="1" calcext:value-type="float">
            <text:p>1</text:p>
          </table:table-cell>
        </table:table-row>
        <table:table-row table:style-name="ro2">
          <table:table-cell office:value-type="string" calcext:value-type="string">
            <text:p>Document search in enterprise intranets is different from Web search because users have very specific knowledge%2C are answerable%2C are guided by specific controllable processes%2C and are compensated for their behavior.</text:p>
          </table:table-cell>
          <table:table-cell office:value-type="string" calcext:value-type="string">
            <text:p>http://dbpedia.org/resource/Intranet</text:p>
          </table:table-cell>
          <table:table-cell office:value-type="float" office:value="1" calcext:value-type="float">
            <text:p>1</text:p>
          </table:table-cell>
        </table:table-row>
        <table:table-row table:style-name="ro1">
          <table:table-cell office:value-type="string" calcext:value-type="string">
            <text:p>IL6R alpha is co-localized with melanin-concentrating hormone in the hypothalamus.</text:p>
          </table:table-cell>
          <table:table-cell office:value-type="string" calcext:value-type="string">
            <text:p>http://dbpedia.org/resource/Melanin_concentrating_hormon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Cdk1%2Fcyclin B1-dependent hyper-phosphorylation of Bim during prolonged mitotic arrest is an important cell death signal.</text:p>
          </table:table-cell>
          <table:table-cell office:value-type="string" calcext:value-type="string">
            <text:p>http://dbpedia.org/resource/Mitosis</text:p>
          </table:table-cell>
          <table:table-cell office:value-type="float" office:value="1" calcext:value-type="float">
            <text:p>1</text:p>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Collybistin</text:p>
          </table:table-cell>
          <table:table-cell office:value-type="float" office:value="1" calcext:value-type="float">
            <text:p>1</text:p>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Arabidopsis_thaliana</text:p>
          </table:table-cell>
          <table:table-cell office:value-type="float" office:value="1" calcext:value-type="float">
            <text:p>1</text:p>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Microtubule</text:p>
          </table:table-cell>
          <table:table-cell office:value-type="float" office:value="1" calcext:value-type="float">
            <text:p>1</text:p>
          </table:table-cell>
        </table:table-row>
        <table:table-row table:style-name="ro1">
          <table:table-cell office:value-type="string" calcext:value-type="string">
            <text:p>Estrogen-receptor-alpha tetradian oscillation is necessary to generate pulses of expression in genes for fatty acid and cholesterol synthesis.</text:p>
          </table:table-cell>
          <table:table-cell office:value-type="string" calcext:value-type="string">
            <text:p>http://dbpedia.org/resource/Fatty_acid</text:p>
          </table:table-cell>
          <table:table-cell office:value-type="float" office:value="1" calcext:value-type="float">
            <text:p>1</text:p>
          </table:table-cell>
        </table:table-row>
        <table:table-row table:style-name="ro1">
          <table:table-cell office:value-type="string" calcext:value-type="string">
            <text:p>BRCA1 mutations are associated with unselected Nigerian breast cancer patients.</text:p>
          </table:table-cell>
          <table:table-cell office:value-type="string" calcext:value-type="string">
            <text:p>http://dbpedia.org/resource/Mutation</text:p>
          </table:table-cell>
          <table:table-cell office:value-type="float" office:value="1" calcext:value-type="float">
            <text:p>1</text:p>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Mothers_against_decapentaplegic_homolog_1</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Loss of Tff1 and high expression of cox2 are associated with gastric adenomas.</text:p>
          </table:table-cell>
          <table:table-cell office:value-type="string" calcext:value-type="string">
            <text:p>http://dbpedia.org/resource/Adenoma</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Cardiomyopathy</text:p>
          </table:table-cell>
          <table:table-cell office:value-type="float" office:value="1" calcext:value-type="float">
            <text:p>1</text:p>
          </table:table-cell>
        </table:table-row>
        <table:table-row table:style-name="ro1">
          <table:table-cell office:value-type="string" calcext:value-type="string">
            <text:p>Individual ants outperform ant colonies for easy sensory discrimination tasks.</text:p>
          </table:table-cell>
          <table:table-cell office:value-type="string" calcext:value-type="string">
            <text:p>http://dbpedia.org/resource/Ant</text:p>
          </table:table-cell>
          <table:table-cell office:value-type="float" office:value="1" calcext:value-type="float">
            <text:p>1</text:p>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Orlistat reduces human visceral adipose tissue.</text:p>
          </table:table-cell>
          <table:table-cell office:value-type="string" calcext:value-type="string">
            <text:p>http://dbpedia.org/resource/Adipose_tissue</text:p>
          </table:table-cell>
          <table:table-cell office:value-type="float" office:value="1" calcext:value-type="float">
            <text:p>1</text:p>
          </table:table-cell>
        </table:table-row>
        <table:table-row table:style-name="ro3">
          <table:table-cell office:value-type="string" calcext:value-type="string">
            <text:p>The adoption of hashtags on Twitter can be accurately characterized by their %22%22stickiness%22%22%2C i.e. the probability of adoption based on one or more exposures%2C and their %22%22persistence%22%22%2C i.e. the relative extent to which repeated exposures to a hashtag continue to have significant marginal effect.</text:p>
          </table:table-cell>
          <table:table-cell office:value-type="string" calcext:value-type="string">
            <text:p>http://dbpedia.org/resource/Twitter</text:p>
          </table:table-cell>
          <table:table-cell office:value-type="float" office:value="1" calcext:value-type="float">
            <text:p>1</text:p>
          </table:table-cell>
        </table:table-row>
        <table:table-row table:style-name="ro2">
          <table:table-cell office:value-type="string" calcext:value-type="string">
            <text:p>It is important to link things in general%2C as proposed by the Linked Data approach%2C %28and not just documents%29 to reliably and accurately represent general data on the web.</text:p>
          </table:table-cell>
          <table:table-cell office:value-type="string" calcext:value-type="string">
            <text:p>http://dbpedia.org/resource/Linked_data</text:p>
          </table:table-cell>
          <table:table-cell office:value-type="float" office:value="1" calcext:value-type="float">
            <text:p>1</text:p>
          </table:table-cell>
        </table:table-row>
        <table:table-row table:style-name="ro1">
          <table:table-cell office:value-type="string" calcext:value-type="string">
            <text:p>Inactivation of CDK%2FpRb pathway normalizes survival pattern of lymphoblasts expressing the FTLD-progranulin mutation c.709-1G%3EA.</text:p>
          </table:table-cell>
          <table:table-cell office:value-type="string" calcext:value-type="string">
            <text:p>http://dbpedia.org/resource/Mutation</text:p>
          </table:table-cell>
          <table:table-cell office:value-type="float" office:value="1" calcext:value-type="float">
            <text:p>1</text:p>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Manchester</text:p>
          </table:table-cell>
          <table:table-cell office:value-type="float" office:value="1" calcext:value-type="float">
            <text:p>1</text:p>
          </table:table-cell>
        </table:table-row>
        <table:table-row table:style-name="ro1">
          <table:table-cell office:value-type="string" calcext:value-type="string">
            <text:p>Open Access publications in intensive care medicine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Euthyroid</text:p>
          </table:table-cell>
          <table:table-cell office:value-type="float" office:value="1" calcext:value-type="float">
            <text:p>1</text:p>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Neural_crest</text:p>
          </table:table-cell>
          <table:table-cell office:value-type="float" office:value="1" calcext:value-type="float">
            <text:p>1</text:p>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Polymorphism_(biology)</text:p>
          </table:table-cell>
          <table:table-cell office:value-type="float" office:value="1" calcext:value-type="float">
            <text:p>1</text:p>
          </table:table-cell>
        </table:table-row>
        <table:table-row table:style-name="ro1">
          <table:table-cell office:value-type="string" calcext:value-type="string">
            <text:p>Scintigraphy is more justified for reassessments than in making an initial diagnosis.</text:p>
          </table:table-cell>
          <table:table-cell office:value-type="string" calcext:value-type="string">
            <text:p>http://dbpedia.org/resource/Scintigraphy</text:p>
          </table:table-cell>
          <table:table-cell office:value-type="float" office:value="1" calcext:value-type="float">
            <text:p>1</text:p>
          </table:table-cell>
        </table:table-row>
        <table:table-row table:style-name="ro1">
          <table:table-cell office:value-type="string" calcext:value-type="string">
            <text:p>Radiolabeled leukocyte scintigraphy is more justified for reassessments than for making an initial diagnosis.</text:p>
          </table:table-cell>
          <table:table-cell office:value-type="string" calcext:value-type="string">
            <text:p>http://dbpedia.org/resource/Scintigraphy</text:p>
          </table:table-cell>
          <table:table-cell office:value-type="float" office:value="1" calcext:value-type="float">
            <text:p>1</text:p>
          </table:table-cell>
        </table:table-row>
        <table:table-row table:style-name="ro1">
          <table:table-cell office:value-type="string" calcext:value-type="string">
            <text:p>C. elegans EIF-3.K promotes programmed cell death through CED-3 caspase.</text:p>
          </table:table-cell>
          <table:table-cell office:value-type="string" calcext:value-type="string">
            <text:p>http://dbpedia.org/resource/Caenorhabditis_elegans</text:p>
          </table:table-cell>
          <table:table-cell office:value-type="float" office:value="1" calcext:value-type="float">
            <text:p>1</text:p>
          </table:table-cell>
        </table:table-row>
        <table:table-row table:style-name="ro1">
          <table:table-cell office:value-type="string" calcext:value-type="string">
            <text:p>Open Access publications in ophthalmology receive on average more citations than similar publications that are not Open Access.</text:p>
          </table:table-cell>
          <table:table-cell office:value-type="string" calcext:value-type="string">
            <text:p>http://dbpedia.org/resource/Ophthalmology</text:p>
          </table:table-cell>
          <table:table-cell office:value-type="float" office:value="1" calcext:value-type="float">
            <text:p>1</text:p>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Mathematic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Open Access publications in cytopathology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Radiolabeled leukocyte scintigraphy is helpful in prospective%2C blinded assessments of patients with non-stricturizing forms of Crohn%27s disease.</text:p>
          </table:table-cell>
          <table:table-cell office:value-type="string" calcext:value-type="string">
            <text:p>http://dbpedia.org/resource/Scintigraphy</text:p>
          </table:table-cell>
          <table:table-cell office:value-type="float" office:value="1" calcext:value-type="float">
            <text:p>1</text:p>
          </table:table-cell>
        </table:table-row>
        <table:table-row table:style-name="ro1">
          <table:table-cell office:value-type="string" calcext:value-type="string">
            <text:p>High SMRP is associated with mesothelioma in pleural effusions.</text:p>
          </table:table-cell>
          <table:table-cell office:value-type="string" calcext:value-type="string">
            <text:p>http://dbpedia.org/resource/Mesothelioma</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Progressive Deterioration Scale %28PDS%29.</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Placebo</text:p>
          </table:table-cell>
          <table:table-cell office:value-type="float" office:value="1" calcext:value-type="float">
            <text:p>1</text:p>
          </table:table-cell>
        </table:table-row>
        <table:table-row table:style-name="ro1">
          <table:table-cell office:value-type="string" calcext:value-type="string">
            <text:p>Mir-71 functions in the nervous system to facilitate the localization and transcriptional activity of DAF-16 in the intestine.</text:p>
          </table:table-cell>
          <table:table-cell office:value-type="string" calcext:value-type="string">
            <text:p>http://dbpedia.org/resource/Intestine</text:p>
          </table:table-cell>
          <table:table-cell office:value-type="float" office:value="1" calcext:value-type="float">
            <text:p>1</text:p>
          </table:table-cell>
        </table:table-row>
        <table:table-row table:style-name="ro1">
          <table:table-cell office:value-type="string" calcext:value-type="string">
            <text:p>YopJ subverts the Nod2%2FRICK%2FTAK1 pathway and activates caspase-1 to induce intestinal barrier dysfunction.</text:p>
          </table:table-cell>
          <table:table-cell office:value-type="string" calcext:value-type="string">
            <text:p>http://dbpedia.org/resource/NOD2</text:p>
          </table:table-cell>
          <table:table-cell office:value-type="float" office:value="1" calcext:value-type="float">
            <text:p>1</text:p>
          </table:table-cell>
        </table:table-row>
        <table:table-row table:style-name="ro2">
          <table:table-cell office:value-type="string" calcext:value-type="string">
            <text:p>Research publications can be enhanced in an accurate and valuable manner by the use of formal semantic representations and based on the simple application of existing Web technology.</text:p>
          </table:table-cell>
          <table:table-cell office:value-type="string" calcext:value-type="string">
            <text:p>http://dbpedia.org/resource/Semantic_Web</text:p>
          </table:table-cell>
          <table:table-cell office:value-type="float" office:value="1" calcext:value-type="float">
            <text:p>1</text:p>
          </table:table-cell>
        </table:table-row>
        <table:table-row table:style-name="ro1">
          <table:table-cell office:value-type="string" calcext:value-type="string">
            <text:p>Content-Centric Networking %28CCN%29%2C centering on named content instead of hosts%2C is as scalable as the Internet Protocol %28IP%29.</text:p>
          </table:table-cell>
          <table:table-cell office:value-type="string" calcext:value-type="string">
            <text:p>http://dbpedia.org/resource/Named_data_networking</text:p>
          </table:table-cell>
          <table:table-cell office:value-type="float" office:value="1" calcext:value-type="float">
            <text:p>1</text:p>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Biomarke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Adverse_effect</text:p>
          </table:table-cell>
          <table:table-cell office:value-type="float" office:value="1" calcext:value-type="float">
            <text:p>1</text:p>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Clathrin</text:p>
          </table:table-cell>
          <table:table-cell office:value-type="float" office:value="1" calcext:value-type="float">
            <text:p>1</text:p>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FOXP3</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Adverse_effect</text:p>
          </table:table-cell>
          <table:table-cell office:value-type="float" office:value="1" calcext:value-type="float">
            <text:p>1</text:p>
          </table:table-cell>
        </table:table-row>
        <table:table-row table:style-name="ro1">
          <table:table-cell office:value-type="string" calcext:value-type="string">
            <text:p>BRCA1 mutations are associated with unselected Nigerian breast cancer patients.</text:p>
          </table:table-cell>
          <table:table-cell office:value-type="string" calcext:value-type="string">
            <text:p>http://dbpedia.org/resource/BRCA1</text:p>
          </table:table-cell>
          <table:table-cell office:value-type="float" office:value="1" calcext:value-type="float">
            <text:p>1</text:p>
          </table:table-cell>
        </table:table-row>
        <table:table-row table:style-name="ro1">
          <table:table-cell office:value-type="string" calcext:value-type="string">
            <text:p>Phosphorylation of SRp55 by Dyrk1A suppressed its ability to promote Tau exon 10 inclusion.</text:p>
          </table:table-cell>
          <table:table-cell office:value-type="string" calcext:value-type="string">
            <text:p>http://dbpedia.org/resource/Phosphorylation</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Nausea</text:p>
          </table:table-cell>
          <table:table-cell office:value-type="float" office:value="1" calcext:value-type="float">
            <text:p>1</text:p>
          </table:table-cell>
        </table:table-row>
        <table:table-row table:style-name="ro1">
          <table:table-cell office:value-type="string" calcext:value-type="string">
            <text:p>ARF6 activated by the LHCG receptor through the cytohesin family of guanine nucleotide exchange factors mediates the receptor internalization and signaling.</text:p>
          </table:table-cell>
          <table:table-cell office:value-type="string" calcext:value-type="string">
            <text:p>http://dbpedia.org/resource/ARF6</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1">
          <table:table-cell office:value-type="string" calcext:value-type="string">
            <text:p>Open Access publications in the natural sciences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Mutation</text:p>
          </table:table-cell>
          <table:table-cell office:value-type="float" office:value="1" calcext:value-type="float">
            <text:p>1</text:p>
          </table:table-cell>
        </table:table-row>
        <table:table-row table:style-name="ro2">
          <table:table-cell office:value-type="string" calcext:value-type="string">
            <text:p>Open Access publications on science communication and information resources receive on average more citations than similar publications that are not Open Access.</text:p>
          </table:table-cell>
          <table:table-cell office:value-type="string" calcext:value-type="string">
            <text:p>http://dbpedia.org/resource/Science_communication</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Myalgia</text:p>
          </table:table-cell>
          <table:table-cell office:value-type="float" office:value="1" calcext:value-type="float">
            <text:p>1</text:p>
          </table:table-cell>
        </table:table-row>
        <table:table-row table:style-name="ro1">
          <table:table-cell office:value-type="string" calcext:value-type="string">
            <text:p>Jumu and CHES-1-like control the division of cardiac progenitors by regulating the activity of Polo%2C a kinase involved in multiple steps of mitosis.</text:p>
          </table:table-cell>
          <table:table-cell office:value-type="string" calcext:value-type="string">
            <text:p>http://dbpedia.org/resource/Workshop_on_Cryptographic_Hardware_and_Embedded_Systems</text:p>
          </table:table-cell>
          <table:table-cell office:value-type="float" office:value="0" calcext:value-type="float">
            <text:p>0</text:p>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Electrical_engineering</text:p>
          </table:table-cell>
          <table:table-cell office:value-type="float" office:value="1" calcext:value-type="float">
            <text:p>1</text:p>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Master_of_ceremonies</text:p>
          </table:table-cell>
          <table:table-cell office:value-type="float" office:value="0" calcext:value-type="float">
            <text:p>0</text:p>
          </table:table-cell>
        </table:table-row>
        <table:table-row table:style-name="ro2">
          <table:table-cell office:value-type="string" calcext:value-type="string">
            <text:p>The HdSOD is a heme-sensor protein%2C in which binding to small gaseous molecules modulates the enzyme superoxide activity as an adaptive response to the bacterial environment.</text:p>
          </table:table-cell>
          <table:table-cell office:value-type="string" calcext:value-type="string">
            <text:p>http://dbpedia.org/resource/Protein</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papA5 is required for production of both phenolic glycolipids and phthiocerol dimycocerosates.</text:p>
          </table:table-cell>
          <table:table-cell office:value-type="string" calcext:value-type="string">
            <text:p>http://dbpedia.org/resource/Phenol</text:p>
          </table:table-cell>
          <table:table-cell office:value-type="float" office:value="1" calcext:value-type="float">
            <text:p>1</text:p>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Threonine</text:p>
          </table:table-cell>
          <table:table-cell office:value-type="float" office:value="1" calcext:value-type="float">
            <text:p>1</text:p>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antalum_boride</text:p>
          </table:table-cell>
          <table:table-cell office:value-type="float" office:value="0" calcext:value-type="float">
            <text:p>0</text:p>
          </table:table-cell>
        </table:table-row>
        <table:table-row table:style-name="ro1">
          <table:table-cell office:value-type="string" calcext:value-type="string">
            <text:p>Posterior microphthalmos can be caused by nonsense compound heterozygous mutations in the MFRP gene.</text:p>
          </table:table-cell>
          <table:table-cell office:value-type="string" calcext:value-type="string">
            <text:p>http://dbpedia.org/resource/Gen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Adverse_effect</text:p>
          </table:table-cell>
          <table:table-cell office:value-type="float" office:value="1" calcext:value-type="float">
            <text:p>1</text:p>
          </table:table-cell>
        </table:table-row>
        <table:table-row table:style-name="ro1">
          <table:table-cell office:value-type="string" calcext:value-type="string">
            <text:p>Mutations in torsin A gene lead to more frequent glutamate release in hippocampal neurons.</text:p>
          </table:table-cell>
          <table:table-cell office:value-type="string" calcext:value-type="string">
            <text:p>http://dbpedia.org/resource/Glutamic_acid</text:p>
          </table:table-cell>
          <table:table-cell office:value-type="float" office:value="1" calcext:value-type="float">
            <text:p>1</text:p>
          </table:table-cell>
        </table:table-row>
        <table:table-row table:style-name="ro1">
          <table:table-cell office:value-type="string" calcext:value-type="string">
            <text:p>Minimal use of brackets is an important feature of an ontology language to be easy to read and write for users not familiar with logic formalisms.</text:p>
          </table:table-cell>
          <table:table-cell office:value-type="string" calcext:value-type="string">
            <text:p>http://dbpedia.org/resource/Logic</text:p>
          </table:table-cell>
          <table:table-cell office:value-type="float" office:value="1" calcext:value-type="float">
            <text:p>1</text:p>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Acute_lymphoblastic_leukemia</text:p>
          </table:table-cell>
          <table:table-cell office:value-type="float" office:value="1" calcext:value-type="float">
            <text:p>1</text:p>
          </table:table-cell>
        </table:table-row>
        <table:table-row table:style-name="ro2">
          <table:table-cell office:value-type="string" calcext:value-type="string">
            <text:p>The Western dominance over most of the last 15%2C000 years can be best explained by physical geography rather than culture%2C religion%2C politics%2C genetics%2C or great men.</text:p>
          </table:table-cell>
          <table:table-cell office:value-type="string" calcext:value-type="string">
            <text:p>http://dbpedia.org/resource/Physical_geography</text:p>
          </table:table-cell>
          <table:table-cell office:value-type="float" office:value="1" calcext:value-type="float">
            <text:p>1</text:p>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Description_logic</text:p>
          </table:table-cell>
          <table:table-cell office:value-type="float" office:value="1" calcext:value-type="float">
            <text:p>1</text:p>
          </table:table-cell>
        </table:table-row>
        <table:table-row table:style-name="ro1">
          <table:table-cell office:value-type="string" calcext:value-type="string">
            <text:p>Down-regulation of MiR-221 is associated with androgen-independent prostate carcinoma.</text:p>
          </table:table-cell>
          <table:table-cell office:value-type="string" calcext:value-type="string">
            <text:p>http://dbpedia.org/resource/Prostate_cance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DNA immunization against proacrosin impairs fertility in male mice.</text:p>
          </table:table-cell>
          <table:table-cell office:value-type="string" calcext:value-type="string">
            <text:p>http://dbpedia.org/resource/DNA</text:p>
          </table:table-cell>
          <table:table-cell office:value-type="float" office:value="1" calcext:value-type="float">
            <text:p>1</text:p>
          </table:table-cell>
        </table:table-row>
        <table:table-row table:style-name="ro2">
          <table:table-cell office:value-type="string" calcext:value-type="string">
            <text:p>For clustering scientific publications%2C direct citation relations are more accurate as a measure of the relatedness of publications than co-citations and bibliographic coupling.</text:p>
          </table:table-cell>
          <table:table-cell office:value-type="string" calcext:value-type="string">
            <text:p>http://dbpedia.org/resource/Bibliographic_coupling</text:p>
          </table:table-cell>
          <table:table-cell office:value-type="float" office:value="1" calcext:value-type="float">
            <text:p>1</text:p>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2">
          <table:table-cell office:value-type="string" calcext:value-type="string">
            <text:p>Standards for structured data on the web are more likely to be successful if they force web publishers to use globally unique URIs only for schema terms but not for individual objects.</text:p>
          </table:table-cell>
          <table:table-cell office:value-type="string" calcext:value-type="string">
            <text:p>http://dbpedia.org/resource/Uniform_resource_identifier</text:p>
          </table:table-cell>
          <table:table-cell office:value-type="float" office:value="1" calcext:value-type="float">
            <text:p>1</text:p>
          </table:table-cell>
        </table:table-row>
        <table:table-row table:style-name="ro1">
          <table:table-cell office:value-type="string" calcext:value-type="string">
            <text:p>Wnt1 is anti-lymphangiogenic by suppressing melanoma-derived VEGF-C expression.</text:p>
          </table:table-cell>
          <table:table-cell office:value-type="string" calcext:value-type="string">
            <text:p>http://dbpedia.org/resource/Vascular_endothelial_growth_fac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Chronic_obstructive_pulmonary_disease</text:p>
          </table:table-cell>
          <table:table-cell office:value-type="float" office:value="0" calcext:value-type="float">
            <text:p>0</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NF-κB</text:p>
          </table:table-cell>
          <table:table-cell office:value-type="float" office:value="1" calcext:value-type="float">
            <text:p>1</text:p>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Knockout_mouse</text:p>
          </table:table-cell>
          <table:table-cell office:value-type="float" office:value="1" calcext:value-type="float">
            <text:p>1</text:p>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CD19</text:p>
          </table:table-cell>
          <table:table-cell office:value-type="float" office:value="1" calcext:value-type="float">
            <text:p>1</text:p>
          </table:table-cell>
        </table:table-row>
        <table:table-row table:style-name="ro1">
          <table:table-cell office:value-type="string" calcext:value-type="string">
            <text:p>Telomerase activation is present in ovary antral granulosa cells.</text:p>
          </table:table-cell>
          <table:table-cell office:value-type="string" calcext:value-type="string">
            <text:p>http://dbpedia.org/resource/Granulosa_cell</text:p>
          </table:table-cell>
          <table:table-cell office:value-type="float" office:value="1" calcext:value-type="float">
            <text:p>1</text:p>
          </table:table-cell>
        </table:table-row>
        <table:table-row table:style-name="ro1">
          <table:table-cell office:value-type="string" calcext:value-type="string">
            <text:p>Radiolabeled leukocyte scintigraphy is helpful in prospective%2C blinded assessments of patients with non-fistulizing forms of Crohn%27s disease.</text:p>
          </table:table-cell>
          <table:table-cell office:value-type="string" calcext:value-type="string">
            <text:p>http://dbpedia.org/resource/Scintigraphy</text:p>
          </table:table-cell>
          <table:table-cell office:value-type="float" office:value="1" calcext:value-type="float">
            <text:p>1</text:p>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Sodium</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Vomiting</text:p>
          </table:table-cell>
          <table:table-cell office:value-type="float" office:value="1" calcext:value-type="float">
            <text:p>1</text:p>
          </table:table-cell>
        </table:table-row>
        <table:table-row table:style-name="ro1">
          <table:table-cell office:value-type="string" calcext:value-type="string">
            <text:p>The German Description Logic Syntax is difficult to read and write for users not familiar with logic formalisms.</text:p>
          </table:table-cell>
          <table:table-cell office:value-type="string" calcext:value-type="string">
            <text:p>http://dbpedia.org/resource/German_language</text:p>
          </table:table-cell>
          <table:table-cell office:value-type="float" office:value="0" calcext:value-type="float">
            <text:p>0</text:p>
          </table:table-cell>
        </table:table-row>
        <table:table-row table:style-name="ro1">
          <table:table-cell office:value-type="string" calcext:value-type="string">
            <text:p>DNA pol lambda and DNA ligase I are sufficient to promote efficient microhomology-mediated end-joining repair of broken DNA ends in vitro.</text:p>
          </table:table-cell>
          <table:table-cell office:value-type="string" calcext:value-type="string">
            <text:p>http://dbpedia.org/resource/DNA</text:p>
          </table:table-cell>
          <table:table-cell office:value-type="float" office:value="1" calcext:value-type="float">
            <text:p>1</text:p>
          </table:table-cell>
        </table:table-row>
        <table:table-row table:style-name="ro2">
          <table:table-cell office:value-type="string" calcext:value-type="string">
            <text:p>For question answering approaches for tasks such as playing Jeopardy%2C the best performance is achieved when no component commits to an answer but all components produce features and associated confidences%2C scoring different question and content interpretations.</text:p>
          </table:table-cell>
          <table:table-cell office:value-type="string" calcext:value-type="string">
            <text:p>http://dbpedia.org/resource/Question_answering</text:p>
          </table:table-cell>
          <table:table-cell office:value-type="float" office:value="1" calcext:value-type="float">
            <text:p>1</text:p>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Serine/threonine-specific_protein_kinase</text:p>
          </table:table-cell>
          <table:table-cell office:value-type="float" office:value="1" calcext:value-type="float">
            <text:p>1</text:p>
          </table:table-cell>
        </table:table-row>
        <table:table-row table:style-name="ro1">
          <table:table-cell office:value-type="string" calcext:value-type="string">
            <text:p>Multifaceted modulation of K%2B channels by protein-tyrosine phosphatase epsilon tunes neuronal excitability.</text:p>
          </table:table-cell>
          <table:table-cell office:value-type="string" calcext:value-type="string">
            <text:p>http://dbpedia.org/resource/Modulation</text:p>
          </table:table-cell>
          <table:table-cell office:value-type="float" office:value="0" calcext:value-type="float">
            <text:p>0</text:p>
          </table:table-cell>
        </table:table-row>
        <table:table-row table:style-name="ro1">
          <table:table-cell office:value-type="string" calcext:value-type="string">
            <text:p>The misplacement of old and new information within sentences is the most serious problem in American professional writing.</text:p>
          </table:table-cell>
          <table:table-cell office:value-type="string" calcext:value-type="string">
            <text:p>http://dbpedia.org/resource/United_States</text:p>
          </table:table-cell>
          <table:table-cell office:value-type="float" office:value="1" calcext:value-type="float">
            <text:p>1</text:p>
          </table:table-cell>
        </table:table-row>
        <table:table-row table:style-name="ro1">
          <table:table-cell office:value-type="string" calcext:value-type="string">
            <text:p>Strong ties are instrumental for spreading both online and real-world behavior in human social networks.</text:p>
          </table:table-cell>
          <table:table-cell office:value-type="string" calcext:value-type="string">
            <text:p>http://dbpedia.org/resource/Social_network</text:p>
          </table:table-cell>
          <table:table-cell office:value-type="float" office:value="1" calcext:value-type="float">
            <text:p>1</text:p>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Calcium</text:p>
          </table:table-cell>
          <table:table-cell office:value-type="float" office:value="1" calcext:value-type="float">
            <text:p>1</text:p>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1">
          <table:table-cell office:value-type="string" calcext:value-type="string">
            <text:p>The hierarchical process of antibody-secreting cells differentiation triggered by venom needs the signal derived from IL-5 and IL-17A.</text:p>
          </table:table-cell>
          <table:table-cell office:value-type="string" calcext:value-type="string">
            <text:p>http://dbpedia.org/resource/Venom</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Disability Assessment for Dementia %28DAD%29.</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4">
          <table:table-cell office:value-type="string" calcext:value-type="string">
            <text:p>Inactivation of CDK%2FpRb pathway normalizes survival pattern of lymphoblasts expressing the FTLD-progranulin mutation c.709-1G%3EA.</text:p>
          </table:table-cell>
          <table:table-cell office:value-type="string" calcext:value-type="string">
            <text:p>http://dbpedia.org/resource/Retinoblastoma_protein</text:p>
          </table:table-cell>
          <table:table-cell office:value-type="float" office:value="1" calcext:value-type="float">
            <text:p>1</text:p>
          </table:table-cell>
        </table:table-row>
        <table:table-row table:style-name="ro2">
          <table:table-cell office:value-type="string" calcext:value-type="string">
            <text:p>For question answering approaches for tasks such as playing Jeopardy%2C it is very important to have a reliable confidence measure for extracted answer candidates.</text:p>
          </table:table-cell>
          <table:table-cell office:value-type="string" calcext:value-type="string">
            <text:p>http://dbpedia.org/resource/Question_answering</text:p>
          </table:table-cell>
          <table:table-cell office:value-type="float" office:value="1" calcext:value-type="float">
            <text:p>1</text:p>
          </table:table-cell>
        </table:table-row>
        <table:table-row table:style-name="ro2">
          <table:table-cell office:value-type="string" calcext:value-type="string">
            <text:p>An ontology language like OWL is most suited to applications where the schema plays an important role%2C where it is not reasonable to assume that complete information about the domain is available%2C and where information has high value.</text:p>
          </table:table-cell>
          <table:table-cell office:value-type="string" calcext:value-type="string">
            <text:p>http://dbpedia.org/resource/Web_Ontology_Language</text:p>
          </table:table-cell>
          <table:table-cell office:value-type="float" office:value="1" calcext:value-type="float">
            <text:p>1</text:p>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Placebo</text:p>
          </table:table-cell>
          <table:table-cell office:value-type="float" office:value="1" calcext:value-type="float">
            <text:p>1</text:p>
          </table:table-cell>
        </table:table-row>
        <table:table-row table:style-name="ro1">
          <table:table-cell office:value-type="string" calcext:value-type="string">
            <text:p>The variants%2C rs1404699 and rs7803992%2C of CNTNAP2 are associated with exfoliation syndrome in the Japanese population.</text:p>
          </table:table-cell>
          <table:table-cell office:value-type="string" calcext:value-type="string">
            <text:p>http://dbpedia.org/resource/Japanese_language</text:p>
          </table:table-cell>
          <table:table-cell office:value-type="float" office:value="0" calcext:value-type="float">
            <text:p>0</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5">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Acetylcholinesterase_inhibi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PCOLCE2 is required for efficient procollagen processing and deposition of fibrillar collagen in the pressure-overloaded myocardium.</text:p>
          </table:table-cell>
          <table:table-cell office:value-type="string" calcext:value-type="string">
            <text:p>http://dbpedia.org/resource/Cardiac_muscl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INPP5D</text:p>
          </table:table-cell>
          <table:table-cell office:value-type="float" office:value="1" calcext:value-type="float">
            <text:p>1</text:p>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TRAIL</text:p>
          </table:table-cell>
          <table:table-cell office:value-type="float" office:value="1" calcext:value-type="float">
            <text:p>1</text:p>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Mouse</text:p>
          </table:table-cell>
          <table:table-cell office:value-type="float" office:value="1" calcext:value-type="float">
            <text:p>1</text:p>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Kidney</text:p>
          </table:table-cell>
          <table:table-cell office:value-type="float" office:value="1" calcext:value-type="float">
            <text:p>1</text:p>
          </table:table-cell>
        </table:table-row>
        <table:table-row table:style-name="ro1">
          <table:table-cell office:value-type="string" calcext:value-type="string">
            <text:p>Phase variation in contingency genes Cj0045 and Cj0170 strongly associates with colonization and disease in mice.</text:p>
          </table:table-cell>
          <table:table-cell office:value-type="string" calcext:value-type="string">
            <text:p>http://dbpedia.org/resource/Gene</text:p>
          </table:table-cell>
          <table:table-cell office:value-type="float" office:value="1" calcext:value-type="float">
            <text:p>1</text:p>
          </table:table-cell>
        </table:table-row>
        <table:table-row table:style-name="ro1">
          <table:table-cell office:value-type="string" calcext:value-type="string">
            <text:p>SEMA3A signalling through NRP1 has multiple cell-autonomous roles in sympathetic nervous system development.</text:p>
          </table:table-cell>
          <table:table-cell office:value-type="string" calcext:value-type="string">
            <text:p>http://dbpedia.org/resource/SEMA3A</text:p>
          </table:table-cell>
          <table:table-cell office:value-type="float" office:value="1" calcext:value-type="float">
            <text:p>1</text:p>
          </table:table-cell>
        </table:table-row>
        <table:table-row table:style-name="ro1">
          <table:table-cell office:value-type="string" calcext:value-type="string">
            <text:p>Orlistat reduces cardiovascular risk factors.</text:p>
          </table:table-cell>
          <table:table-cell office:value-type="string" calcext:value-type="string">
            <text:p>http://dbpedia.org/resource/Orlistat</text:p>
          </table:table-cell>
          <table:table-cell office:value-type="float" office:value="1" calcext:value-type="float">
            <text:p>1</text:p>
          </table:table-cell>
        </table:table-row>
        <table:table-row table:style-name="ro4">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Threonin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Acetylcholinesterase_inhibi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Acetylcholinesterase_inhibi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Telomerase activation is present in ovary antral granulosa cells.</text:p>
          </table:table-cell>
          <table:table-cell office:value-type="string" calcext:value-type="string">
            <text:p>http://dbpedia.org/resource/Ovary</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improves the global assessment of the patients%27 conditions.</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Protein_kinase_C</text:p>
          </table:table-cell>
          <table:table-cell office:value-type="float" office:value="1" calcext:value-type="float">
            <text:p>1</text:p>
          </table:table-cell>
        </table:table-row>
        <table:table-row table:style-name="ro1">
          <table:table-cell office:value-type="string" calcext:value-type="string">
            <text:p>Open Access publications in the humanities and social sciences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Integrin</text:p>
          </table:table-cell>
          <table:table-cell office:value-type="float" office:value="1" calcext:value-type="float">
            <text:p>1</text:p>
          </table:table-cell>
        </table:table-row>
        <table:table-row table:style-name="ro1">
          <table:table-cell office:value-type="string" calcext:value-type="string">
            <text:p>Open Access publications in communication studies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Angiotensin</text:p>
          </table:table-cell>
          <table:table-cell office:value-type="float" office:value="1" calcext:value-type="float">
            <text:p>1</text:p>
          </table:table-cell>
        </table:table-row>
        <table:table-row table:style-name="ro1">
          <table:table-cell office:value-type="string" calcext:value-type="string">
            <text:p>CHES-1-like controls the division of cardiac progenitors by regulating the activity of Polo%2C a kinase involved in multiple steps of mitosis.</text:p>
          </table:table-cell>
          <table:table-cell office:value-type="string" calcext:value-type="string">
            <text:p>http://dbpedia.org/resource/Workshop_on_Cryptographic_Hardware_and_Embedded_Systems</text:p>
          </table:table-cell>
          <table:table-cell office:value-type="float" office:value="0" calcext:value-type="float">
            <text:p>0</text:p>
          </table:table-cell>
        </table:table-row>
        <table:table-row table:style-name="ro1">
          <table:table-cell office:value-type="string" calcext:value-type="string">
            <text:p>A combination of system and searcher biases lead search engine users to settle on the incorrect answer to yes%2Fno-questions around half of the time.</text:p>
          </table:table-cell>
          <table:table-cell office:value-type="string" calcext:value-type="string">
            <text:p>http://dbpedia.org/resource/Web_search_engine</text:p>
          </table:table-cell>
          <table:table-cell office:value-type="float" office:value="1" calcext:value-type="float">
            <text:p>1</text:p>
          </table:table-cell>
        </table:table-row>
        <table:table-row table:style-name="ro1">
          <table:table-cell office:value-type="string" calcext:value-type="string">
            <text:p>Cdk1%2Fcyclin B1-dependent hyper-phosphorylation of Bim during prolonged mitotic arrest is an important cell death signal.</text:p>
          </table:table-cell>
          <table:table-cell office:value-type="string" calcext:value-type="string">
            <text:p>http://dbpedia.org/resource/Cyclin-dependent_kinase_1</text:p>
          </table:table-cell>
          <table:table-cell office:value-type="float" office:value="1" calcext:value-type="float">
            <text:p>1</text:p>
          </table:table-cell>
        </table:table-row>
        <table:table-row table:style-name="ro1">
          <table:table-cell office:value-type="string" calcext:value-type="string">
            <text:p>SOV is the common ancestral word order in the evolution of languages over time.</text:p>
          </table:table-cell>
          <table:table-cell office:value-type="string" calcext:value-type="string">
            <text:p>http://dbpedia.org/resource/Evolution</text:p>
          </table:table-cell>
          <table:table-cell office:value-type="float" office:value="1" calcext:value-type="float">
            <text:p>1</text:p>
          </table:table-cell>
        </table:table-row>
        <table:table-row table:style-name="ro2">
          <table:table-cell office:value-type="string" calcext:value-type="string">
            <text:p>The immensly popular languages Chinese%2C Arabic%2C and Hindi have only a limited importance in the global language network of translations and bilingual speakers.</text:p>
          </table:table-cell>
          <table:table-cell office:value-type="string" calcext:value-type="string">
            <text:p>http://dbpedia.org/resource/Chinese_languag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Lysosome</text:p>
          </table:table-cell>
          <table:table-cell office:value-type="float" office:value="1" calcext:value-type="float">
            <text:p>1</text:p>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Placebo</text:p>
          </table:table-cell>
          <table:table-cell office:value-type="float" office:value="1" calcext:value-type="float">
            <text:p>1</text:p>
          </table:table-cell>
        </table:table-row>
        <table:table-row table:style-name="ro1">
          <table:table-cell office:value-type="string" calcext:value-type="string">
            <text:p>CHES-1-like controls the division of cardiac progenitors by regulating the activity of Polo%2C a kinase involved in multiple steps of mitosis.</text:p>
          </table:table-cell>
          <table:table-cell office:value-type="string" calcext:value-type="string">
            <text:p>http://dbpedia.org/resource/Cell_division</text:p>
          </table:table-cell>
          <table:table-cell office:value-type="float" office:value="1" calcext:value-type="float">
            <text:p>1</text:p>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Opioid_receptor</text:p>
          </table:table-cell>
          <table:table-cell office:value-type="float" office:value="1" calcext:value-type="float">
            <text:p>1</text:p>
          </table:table-cell>
        </table:table-row>
        <table:table-row table:style-name="ro1">
          <table:table-cell office:value-type="string" calcext:value-type="string">
            <text:p>Open Access publications in clinical trials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Ntc-1 encodes a VP%2FOT-related peptide%2C nematocin%2C that signals through the NTR-1 receptor.</text:p>
          </table:table-cell>
          <table:table-cell office:value-type="string" calcext:value-type="string">
            <text:p>http://dbpedia.org/resource/Peptid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Topic modeling techniques are helpful for ontology alignment.</text:p>
          </table:table-cell>
          <table:table-cell office:value-type="string" calcext:value-type="string">
            <text:p>http://dbpedia.org/resource/Topic_model</text:p>
          </table:table-cell>
          <table:table-cell office:value-type="float" office:value="1" calcext:value-type="float">
            <text:p>1</text:p>
          </table:table-cell>
        </table:table-row>
        <table:table-row table:style-name="ro2">
          <table:table-cell office:value-type="string" calcext:value-type="string">
            <text:p>For question answering approaches for tasks such as playing Jeopardy%2C the best performance is achieved when no component commits to an answer but all components produce features and associated confidences%2C scoring different question and content interpretations.</text:p>
          </table:table-cell>
          <table:table-cell office:value-type="string" calcext:value-type="string">
            <text:p>http://dbpedia.org/resource/Jeopardy!</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Protein</text:p>
          </table:table-cell>
          <table:table-cell office:value-type="float" office:value="1" calcext:value-type="float">
            <text:p>1</text:p>
          </table:table-cell>
        </table:table-row>
        <table:table-row table:style-name="ro1">
          <table:table-cell office:value-type="string" calcext:value-type="string">
            <text:p>T-bet is required for the survival and function of memory B cells in vivo.</text:p>
          </table:table-cell>
          <table:table-cell office:value-type="string" calcext:value-type="string">
            <text:p>http://dbpedia.org/resource/TBX2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Pax5 controls B-cell identity and function by regulating distinct target genes in early and late B lymphopoiesis.</text:p>
          </table:table-cell>
          <table:table-cell office:value-type="string" calcext:value-type="string">
            <text:p>http://dbpedia.org/resource/B_cell</text:p>
          </table:table-cell>
          <table:table-cell/>
        </table:table-row>
        <table:table-row table:style-name="ro1">
          <table:table-cell office:value-type="string" calcext:value-type="string">
            <text:p>The 5%27-UTRs of arylamine N-acetyltransferase 1 %28NAT1%29 are differentially regulated.</text:p>
          </table:table-cell>
          <table:table-cell office:value-type="string" calcext:value-type="string">
            <text:p>http://dbpedia.org/resource/Amine</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patients%27 behavioral disturbance from the disease.</text:p>
          </table:table-cell>
          <table:table-cell office:value-type="string" calcext:value-type="string">
            <text:p>http://dbpedia.org/resource/Galantamine</text:p>
          </table:table-cell>
          <table:table-cell/>
        </table:table-row>
        <table:table-row table:style-name="ro1">
          <table:table-cell office:value-type="string" calcext:value-type="string">
            <text:p>If clusters of negative vaccine sentiments in a social network lead to clusters of unprotected individuals%2C the likelihood of disease outbreaks is greatly increased.</text:p>
          </table:table-cell>
          <table:table-cell office:value-type="string" calcext:value-type="string">
            <text:p>http://dbpedia.org/resource/Vaccine</text:p>
          </table:table-cell>
          <table:table-cell/>
        </table:table-row>
        <table:table-row table:style-name="ro2">
          <table:table-cell office:value-type="string" calcext:value-type="string">
            <text:p>The creation and application of explicit and semantically represented background knowledge in the form of ontologies%2C vocabularies%2C and thesauri is useful for information retrieval in the cultural heritage domain.</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study of logic improves people%27s analytical skills.</text:p>
          </table:table-cell>
          <table:table-cell office:value-type="string" calcext:value-type="string">
            <text:p>http://dbpedia.org/resource/Logic</text:p>
          </table:table-cell>
          <table:table-cell/>
        </table:table-row>
        <table:table-row table:style-name="ro1">
          <table:table-cell office:value-type="string" calcext:value-type="string">
            <text:p>The hierarchical process of antibody-secreting cells differentiation triggered by venom needs the signal derived from IL-5 and IL-17A.</text:p>
          </table:table-cell>
          <table:table-cell office:value-type="string" calcext:value-type="string">
            <text:p>http://dbpedia.org/resource/Cell_(biology)</text:p>
          </table:table-cell>
          <table:table-cell/>
        </table:table-row>
        <table:table-row table:style-name="ro2">
          <table:table-cell office:value-type="string" calcext:value-type="string">
            <text:p>Content-Centric Networking %28CCN%29%2C centering on named content instead of hosts%2C is generally superior to the Internet Protocol %28IP%29 given way the internet is currently used.</text:p>
          </table:table-cell>
          <table:table-cell office:value-type="string" calcext:value-type="string">
            <text:p>http://dbpedia.org/resource/Internet_Protocol</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Anarch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medicine receive on average more citations than similar publications that are not Open Access.</text:p>
          </table:table-cell>
          <table:table-cell office:value-type="string" calcext:value-type="string">
            <text:p>http://dbpedia.org/resource/Medicine</text:p>
          </table:table-cell>
          <table:table-cell/>
        </table:table-row>
        <table:table-row table:style-name="ro1">
          <table:table-cell office:value-type="string" calcext:value-type="string">
            <text:p>The degree of hepatic reticuloendothelial functional impairment in cirrhotic patients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AK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The cholinesterase inhibitor rivastigmine is efficacious for treating mild to moderate Alzheimer%27s disease.</text:p>
          </table:table-cell>
          <table:table-cell office:value-type="string" calcext:value-type="string">
            <text:p>http://dbpedia.org/resource/Rivastigmine</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C-terminus</text:p>
          </table:table-cell>
          <table:table-cell/>
        </table:table-row>
        <table:table-row table:style-name="ro1">
          <table:table-cell office:value-type="string" calcext:value-type="string">
            <text:p>Cardiac resynchronization therapy induces reperfusion in ischemic and idiopathic cardiomyopathies.</text:p>
          </table:table-cell>
          <table:table-cell office:value-type="string" calcext:value-type="string">
            <text:p>http://dbpedia.org/resource/Reperfusion_injury</text:p>
          </table:table-cell>
          <table:table-cell/>
        </table:table-row>
        <table:table-row table:style-name="ro1">
          <table:table-cell office:value-type="string" calcext:value-type="string">
            <text:p>Open Access publications in pharmacy and pharmacology receive on average more citations than similar publications that are not Open Access.</text:p>
          </table:table-cell>
          <table:table-cell office:value-type="string" calcext:value-type="string">
            <text:p>http://dbpedia.org/resource/Pharmacology</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Polymorphism_(biology)</text:p>
          </table:table-cell>
          <table:table-cell/>
        </table:table-row>
        <table:table-row table:style-name="ro1">
          <table:table-cell office:value-type="string" calcext:value-type="string">
            <text:p>rs4444903 polymorphism in EGF gene is not associated with sporadic colorectal cancer.</text:p>
          </table:table-cell>
          <table:table-cell office:value-type="string" calcext:value-type="string">
            <text:p>http://dbpedia.org/resource/Colorectal_cancer</text:p>
          </table:table-cell>
          <table:table-cell/>
        </table:table-row>
        <table:table-row table:style-name="ro1">
          <table:table-cell office:value-type="string" calcext:value-type="string">
            <text:p>In neurons FAK acts as a negative regulator of insulin%2FPI3K signaling.</text:p>
          </table:table-cell>
          <table:table-cell office:value-type="string" calcext:value-type="string">
            <text:p>http://dbpedia.org/resource/Phosphoinositide_3-kinase</text:p>
          </table:table-cell>
          <table:table-cell/>
        </table:table-row>
        <table:table-row table:style-name="ro2">
          <table:table-cell office:value-type="string" calcext:value-type="string">
            <text:p>With a constrained-input natural language interface%2C personal assistance engines can be efficiently programmed by end-users who do not have a technical background to automate tasks such as context-aware filtering and messaging%2C and sharing and social coordination actions.</text:p>
          </table:table-cell>
          <table:table-cell office:value-type="string" calcext:value-type="string">
            <text:p>http://dbpedia.org/resource/Natural_language_processing</text:p>
          </table:table-cell>
          <table:table-cell/>
        </table:table-row>
        <table:table-row table:style-name="ro2">
          <table:table-cell office:value-type="string" calcext:value-type="string">
            <text:p>Knowledge representations describe the product of an evolving%2C adaptive interaction between a situated system and its environment%2C not the internal processes of an isolated system.</text:p>
          </table:table-cell>
          <table:table-cell office:value-type="string" calcext:value-type="string">
            <text:p>http://dbpedia.org/resource/Isolated_system</text:p>
          </table:table-cell>
          <table:table-cell/>
        </table:table-row>
        <table:table-row table:style-name="ro1">
          <table:table-cell office:value-type="string" calcext:value-type="string">
            <text:p>Speculative statements in scientific publications can be accurately retrieved by a pattern matching approach.</text:p>
          </table:table-cell>
          <table:table-cell office:value-type="string" calcext:value-type="string">
            <text:p>http://dbpedia.org/resource/Pattern_matching</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Video_Disk_Recorder</text:p>
          </table:table-cell>
          <table:table-cell/>
        </table:table-row>
        <table:table-row table:style-name="ro2">
          <table:table-cell office:value-type="string" calcext:value-type="string">
            <text:p>The Western dominance over most of the last 15%2C000 years can be best explained by physical geography rather than culture%2C religion%2C politics%2C genetics%2C or great men.</text:p>
          </table:table-cell>
          <table:table-cell office:value-type="string" calcext:value-type="string">
            <text:p>http://dbpedia.org/resource/Genetics</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DNA</text:p>
          </table:table-cell>
          <table:table-cell/>
        </table:table-row>
        <table:table-row table:style-name="ro2">
          <table:table-cell office:value-type="string" calcext:value-type="string">
            <text:p>Unlike activators or repressors that act as an on%2Foff switch of transcription%2C Set3C instead plays an important role in the timing of transcription response during gene activation or repression.</text:p>
          </table:table-cell>
          <table:table-cell office:value-type="string" calcext:value-type="string">
            <text:p>http://dbpedia.org/resource/Gene</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Dendritic_cell</text:p>
          </table:table-cell>
          <table:table-cell/>
        </table:table-row>
        <table:table-row table:style-name="ro1">
          <table:table-cell office:value-type="string" calcext:value-type="string">
            <text:p>History of spontaneous bacterial peritonitis does not affect impairment of hepatic reticuloendothelial function in cirrhotic patients.</text:p>
          </table:table-cell>
          <table:table-cell office:value-type="string" calcext:value-type="string">
            <text:p>http://dbpedia.org/resource/Peritonitis</text:p>
          </table:table-cell>
          <table:table-cell/>
        </table:table-row>
        <table:table-row table:style-name="ro1">
          <table:table-cell office:value-type="string" calcext:value-type="string">
            <text:p>The German Description Logic Syntax is difficult to read and write for users not familiar with logic formalisms.</text:p>
          </table:table-cell>
          <table:table-cell office:value-type="string" calcext:value-type="string">
            <text:p>http://dbpedia.org/resource/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DNA_replication</text:p>
          </table:table-cell>
          <table:table-cell/>
        </table:table-row>
        <table:table-row table:style-name="ro1">
          <table:table-cell office:value-type="string" calcext:value-type="string">
            <text:p>MukBEF generates and maintains the cellular positioning of chromosome loci independently of DNA replication.</text:p>
          </table:table-cell>
          <table:table-cell office:value-type="string" calcext:value-type="string">
            <text:p>http://dbpedia.org/resource/Locus_(genetics)</text:p>
          </table:table-cell>
          <table:table-cell/>
        </table:table-row>
        <table:table-row table:style-name="ro1">
          <table:table-cell office:value-type="string" calcext:value-type="string">
            <text:p>Long %28GT%29n repeats in the HO-1 gene promoter are associated with a higher risk of malignant mesothelioma in the Japanese population.</text:p>
          </table:table-cell>
          <table:table-cell office:value-type="string" calcext:value-type="string">
            <text:p>http://dbpedia.org/resource/Gene</text:p>
          </table:table-cell>
          <table:table-cell/>
        </table:table-row>
        <table:table-row table:style-name="ro1">
          <table:table-cell office:value-type="string" calcext:value-type="string">
            <text:p>Latent Dirichlet allocation is an appropriate and useful model for collections of discrete data such as text corpora.</text:p>
          </table:table-cell>
          <table:table-cell office:value-type="string" calcext:value-type="string">
            <text:p>http://dbpedia.org/resource/Text_corpu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Expression of CACNA2D3 mRNA is regulated in breast cancer cell lines by methylation in the CpG island located in the 5%27 regulatory region of the gene.</text:p>
          </table:table-cell>
          <table:table-cell office:value-type="string" calcext:value-type="string">
            <text:p>http://dbpedia.org/resource/Island</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Progressive Deterioration Scale %28PDS%29.</text:p>
          </table:table-cell>
          <table:table-cell office:value-type="string" calcext:value-type="string">
            <text:p>http://dbpedia.org/resource/Galantamine</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Transforming_growth_factor_beta</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P53</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AMP-activated_protein_kin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Deep learning is a powerful and accurate method to predict the effects of mutations in non-coding DNA on diseases.</text:p>
          </table:table-cell>
          <table:table-cell office:value-type="string" calcext:value-type="string">
            <text:p>http://dbpedia.org/resource/Noncoding_DNA</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solar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For practical and accurate descriptions of identities in open ontologies%2C owl%3AsameAs is not sufficient.</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Protein</text:p>
          </table:table-cell>
          <table:table-cell/>
        </table:table-row>
        <table:table-row table:style-name="ro1">
          <table:table-cell office:value-type="string" calcext:value-type="string">
            <text:p>Prox1 is a direct upstream modifier of Nkx2.5 by maintaining the adult conduction system and rescue of Nkx2.5 conduction disease phenotypes.</text:p>
          </table:table-cell>
          <table:table-cell office:value-type="string" calcext:value-type="string">
            <text:p>http://dbpedia.org/resource/Nkx2.5</text:p>
          </table:table-cell>
          <table:table-cell/>
        </table:table-row>
        <table:table-row table:style-name="ro1">
          <table:table-cell office:value-type="string" calcext:value-type="string">
            <text:p>rs4444903 polymorphism in EGF gene is not associated with sporadic colorectal cancer.</text:p>
          </table:table-cell>
          <table:table-cell office:value-type="string" calcext:value-type="string">
            <text:p>http://dbpedia.org/resource/Ge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Word order SOV is more stable over the time of language evolution than SVO.</text:p>
          </table:table-cell>
          <table:table-cell office:value-type="string" calcext:value-type="string">
            <text:p>http://dbpedia.org/resource/Subject–verb–object</text:p>
          </table:table-cell>
          <table:table-cell/>
        </table:table-row>
        <table:table-row table:style-name="ro1">
          <table:table-cell office:value-type="string" calcext:value-type="string">
            <text:p>At least in the somatosensory neocortex NPC1 protein is instrumental in synaptic function.</text:p>
          </table:table-cell>
          <table:table-cell office:value-type="string" calcext:value-type="string">
            <text:p>http://dbpedia.org/resource/Protein</text:p>
          </table:table-cell>
          <table:table-cell/>
        </table:table-row>
        <table:table-row table:style-name="ro1">
          <table:table-cell office:value-type="string" calcext:value-type="string">
            <text:p>As exemplified by DBpedia%2C Wikipedia can be used in an efficient and accurate manner to extract Linked Data of structured general knowledge.</text:p>
          </table:table-cell>
          <table:table-cell office:value-type="string" calcext:value-type="string">
            <text:p>http://dbpedia.org/resource/DBpedia</text:p>
          </table:table-cell>
          <table:table-cell/>
        </table:table-row>
        <table:table-row table:style-name="ro1">
          <table:table-cell office:value-type="string" calcext:value-type="string">
            <text:p>BRCA2 N372H polymorphism is associated with follicular lymphoma.</text:p>
          </table:table-cell>
          <table:table-cell office:value-type="string" calcext:value-type="string">
            <text:p>http://dbpedia.org/resource/Polymorphism_(biology)</text:p>
          </table:table-cell>
          <table:table-cell/>
        </table:table-row>
        <table:table-row table:style-name="ro1">
          <table:table-cell office:value-type="string" calcext:value-type="string">
            <text:p>The degree of Hepatic reticuloendothelial functional impairment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Overexpression of Nanog protein is associated with gastric adenocarcinoma.</text:p>
          </table:table-cell>
          <table:table-cell office:value-type="string" calcext:value-type="string">
            <text:p>http://dbpedia.org/resource/Homeobox_protein_NANOG</text:p>
          </table:table-cell>
          <table:table-cell/>
        </table:table-row>
        <table:table-row table:style-name="ro2">
          <table:table-cell office:value-type="string" calcext:value-type="string">
            <text:p>Content-Centric Networking %28CCN%29%2C centering on named content instead of hosts%2C is superior to the Internet Protocol %28IP%29 in terms of disruption tolerance.</text:p>
          </table:table-cell>
          <table:table-cell office:value-type="string" calcext:value-type="string">
            <text:p>http://dbpedia.org/resource/Named_data_networking</text:p>
          </table:table-cell>
          <table:table-cell/>
        </table:table-row>
        <table:table-row table:style-name="ro1">
          <table:table-cell office:value-type="string" calcext:value-type="string">
            <text:p>Deep learning is a powerful and accurate method for automatic image recognition.</text:p>
          </table:table-cell>
          <table:table-cell office:value-type="string" calcext:value-type="string">
            <text:p>http://dbpedia.org/resource/Computer_vision</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linear congestion games with atomic players and unsplittable flow%2C even if the play itself is not approaching equilibrium.</text:p>
          </table:table-cell>
          <table:table-cell office:value-type="string" calcext:value-type="string">
            <text:p>http://dbpedia.org/resource/Nash_equilibrium</text:p>
          </table:table-cell>
          <table:table-cell/>
        </table:table-row>
        <table:table-row table:style-name="ro1">
          <table:table-cell office:value-type="string" calcext:value-type="string">
            <text:p>Topic modeling techniques are helpful for ontology alignment.</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Infix notation is an important feature of an ontology language to be easy to read and write for users not familiar with logic formalisms.</text:p>
          </table:table-cell>
          <table:table-cell office:value-type="string" calcext:value-type="string">
            <text:p>http://dbpedia.org/resource/Ontology_language</text:p>
          </table:table-cell>
          <table:table-cell/>
        </table:table-row>
        <table:table-row table:style-name="ro1">
          <table:table-cell office:value-type="string" calcext:value-type="string">
            <text:p>Open Access publications in cytopathology receive on average more citations than similar publications that are not Open Access.</text:p>
          </table:table-cell>
          <table:table-cell office:value-type="string" calcext:value-type="string">
            <text:p>http://dbpedia.org/resource/Cytopath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Phosphorylation of SRp55 by Dyrk1A suppressed its ability to promote Tau exon 10 inclusion.</text:p>
          </table:table-cell>
          <table:table-cell office:value-type="string" calcext:value-type="string">
            <text:p>http://dbpedia.org/resource/Phosphorylation</text:p>
          </table:table-cell>
          <table:table-cell/>
        </table:table-row>
        <table:table-row table:style-name="ro1">
          <table:table-cell office:value-type="string" calcext:value-type="string">
            <text:p>%281%29%283%29%281%29I-SHH is capable of in vivo detection of breast tumors with high HH signaling.</text:p>
          </table:table-cell>
          <table:table-cell office:value-type="string" calcext:value-type="string">
            <text:p>http://dbpedia.org/resource/Hedgehog_signaling_pathway</text:p>
          </table:table-cell>
          <table:table-cell/>
        </table:table-row>
        <table:table-row table:style-name="ro1">
          <table:table-cell office:value-type="string" calcext:value-type="string">
            <text:p>The Semantic Web is a suitable and valuable approach to help people conduct specific tasks via intelligent virtual agents.</text:p>
          </table:table-cell>
          <table:table-cell office:value-type="string" calcext:value-type="string">
            <text:p>http://dbpedia.org/resource/Semantic_We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Ubiquitin targeting of tau protein occurs at neurofibrillary tangles in the early and intermediate maturation stages.</text:p>
          </table:table-cell>
          <table:table-cell office:value-type="string" calcext:value-type="string">
            <text:p>http://dbpedia.org/resource/Tau_protein</text:p>
          </table:table-cell>
          <table:table-cell/>
        </table:table-row>
        <table:table-row table:style-name="ro1">
          <table:table-cell office:value-type="string" calcext:value-type="string">
            <text:p>History of spontaneous bacterial peritonitis does not affect impairment of hepatic reticuloendothelial function in cirrhotic patients.</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CRT induces %27reperfusion%27 in idiopathic cardiomyopathies.</text:p>
          </table:table-cell>
          <table:table-cell office:value-type="string" calcext:value-type="string">
            <text:p>http://dbpedia.org/resource/Reperfusion_injury</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Gene</text:p>
          </table:table-cell>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Imatinib</text:p>
          </table:table-cell>
          <table:table-cell/>
        </table:table-row>
        <table:table-row table:style-name="ro1">
          <table:table-cell office:value-type="string" calcext:value-type="string">
            <text:p>Open Access publications in clinical trials receive on average more citations than similar publications that are not Open Access.</text:p>
          </table:table-cell>
          <table:table-cell office:value-type="string" calcext:value-type="string">
            <text:p>http://dbpedia.org/resource/Clinical_trial</text:p>
          </table:table-cell>
          <table:table-cell/>
        </table:table-row>
        <table:table-row table:style-name="ro2">
          <table:table-cell office:value-type="string" calcext:value-type="string">
            <text:p>An ontology language like OWL is most suited to applications where the schema plays an important role%2C where it is not reasonable to assume that complete information about the domain is available%2C and where information has high value.</text:p>
          </table:table-cell>
          <table:table-cell office:value-type="string" calcext:value-type="string">
            <text:p>http://dbpedia.org/resource/XML_schema</text:p>
          </table:table-cell>
          <table:table-cell/>
        </table:table-row>
        <table:table-row table:style-name="ro1">
          <table:table-cell office:value-type="string" calcext:value-type="string">
            <text:p>Scintigraphy is justified for reassessments.</text:p>
          </table:table-cell>
          <table:table-cell office:value-type="string" calcext:value-type="string">
            <text:p>http://dbpedia.org/resource/Scintigraphy</text:p>
          </table:table-cell>
          <table:table-cell/>
        </table:table-row>
        <table:table-row table:style-name="ro1">
          <table:table-cell office:value-type="string" calcext:value-type="string">
            <text:p>Wnt5a promotes breast cancer cell migration via Dvl2%2FDaam1%2FRhoA.</text:p>
          </table:table-cell>
          <table:table-cell office:value-type="string" calcext:value-type="string">
            <text:p>http://dbpedia.org/resource/Cell_migration</text:p>
          </table:table-cell>
          <table:table-cell/>
        </table:table-row>
        <table:table-row table:style-name="ro2">
          <table:table-cell office:value-type="string" calcext:value-type="string">
            <text:p>Cortisol secretion following low-dose ACTH stimulation is lower in the hyperthyroid than in the euthyroid state in dexamethasone-suppressed patients with severe thyrotoxicosis.</text:p>
          </table:table-cell>
          <table:table-cell office:value-type="string" calcext:value-type="string">
            <text:p>http://dbpedia.org/resource/Hyperthyroidism</text:p>
          </table:table-cell>
          <table:table-cell/>
        </table:table-row>
        <table:table-row table:style-name="ro1">
          <table:table-cell office:value-type="string" calcext:value-type="string">
            <text:p>Open Access publications in computer science and related area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Radiolabeled leukocyte scintigraphy is more justified for reassessments than in making an initial diagnosis.</text:p>
          </table:table-cell>
          <table:table-cell office:value-type="string" calcext:value-type="string">
            <text:p>http://dbpedia.org/resource/White_blood_cell</text:p>
          </table:table-cell>
          <table:table-cell/>
        </table:table-row>
        <table:table-row table:style-name="ro1">
          <table:table-cell office:value-type="string" calcext:value-type="string">
            <text:p>Foot-and-mouth disease virus 3C protease cleaves NEMO to impair innate immune signaling.</text:p>
          </table:table-cell>
          <table:table-cell office:value-type="string" calcext:value-type="string">
            <text:p>http://dbpedia.org/resource/Protease</text:p>
          </table:table-cell>
          <table:table-cell/>
        </table:table-row>
        <table:table-row table:style-name="ro3">
          <table:table-cell office:value-type="string" calcext:value-type="string">
            <text:p>The adoption of hashtags on Twitter can be accurately characterized by their %22%22stickiness%22%22%2C i.e. the probability of adoption based on one or more exposures%2C and their %22%22persistence%22%22%2C i.e. the relative extent to which repeated exposures to a hashtag continue to have significant marginal effect.</text:p>
          </table:table-cell>
          <table:table-cell office:value-type="string" calcext:value-type="string">
            <text:p>http://dbpedia.org/resource/Probability</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Homology_(biolog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Formal_calcul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CDKN2A</text:p>
          </table:table-cell>
          <table:table-cell/>
        </table:table-row>
        <table:table-row table:style-name="ro1">
          <table:table-cell office:value-type="string" calcext:value-type="string">
            <text:p>Open Access publications on gene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Pbp2 and MreB are required for normal chlamydial cell division.</text:p>
          </table:table-cell>
          <table:table-cell office:value-type="string" calcext:value-type="string">
            <text:p>http://dbpedia.org/resource/Cell_division</text:p>
          </table:table-cell>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The high-level DOLCE-Zero ontology is helpful to find and fix systematic errors in the DBpedia knowledge base.</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Open Access publications in Chinese scientific journal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hepatic reticuloendothelial function is impaired in cirrhotic patients.</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Overexpression of Nanog protein is associated with gastric adenocarcinoma.</text:p>
          </table:table-cell>
          <table:table-cell office:value-type="string" calcext:value-type="string">
            <text:p>http://dbpedia.org/resource/Stomach_cancer</text:p>
          </table:table-cell>
          <table:table-cell/>
        </table:table-row>
        <table:table-row table:style-name="ro1">
          <table:table-cell office:value-type="string" calcext:value-type="string">
            <text:p>BNIP3 expression and TGM2 expression are independent prognostic factors in laryngeal SCC patients receiving postoperative radiotherapy.</text:p>
          </table:table-cell>
          <table:table-cell office:value-type="string" calcext:value-type="string">
            <text:p>http://dbpedia.org/resource/Radiation_therapy</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Kinase</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Lead–acid_battery</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valid games %5BVetta 2002%5D%2C even if the play itself is not approaching equilibrium.</text:p>
          </table:table-cell>
          <table:table-cell office:value-type="string" calcext:value-type="string">
            <text:p>http://dbpedia.org/resource/Nash_equilibrium</text:p>
          </table:table-cell>
          <table:table-cell/>
        </table:table-row>
        <table:table-row table:style-name="ro1">
          <table:table-cell office:value-type="string" calcext:value-type="string">
            <text:p>Open Access publications in politic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orthopaedics receive on average more citations than similar publications that are not Open Access.</text:p>
          </table:table-cell>
          <table:table-cell office:value-type="string" calcext:value-type="string">
            <text:p>http://dbpedia.org/resource/Orthopedic_surgery</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Interleukin_17</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Angiotensin-converting_enzyme_2</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Rivastigmine</text:p>
          </table:table-cell>
          <table:table-cell/>
        </table:table-row>
        <table:table-row table:style-name="ro2">
          <table:table-cell office:value-type="string" calcext: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calcext:value-type="string">
            <text:p>http://dbpedia.org/resource/Apolipoprote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N-terminus</text:p>
          </table:table-cell>
          <table:table-cell/>
        </table:table-row>
        <table:table-row table:style-name="ro1">
          <table:table-cell office:value-type="string" calcext:value-type="string">
            <text:p>The issue of computational efficiency is central to the notion of knowledge representation.</text:p>
          </table:table-cell>
          <table:table-cell office:value-type="string" calcext:value-type="string">
            <text:p>http://dbpedia.org/resource/Knowledge_representation_and_reasoning</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hosphorylation of SRp55 by Dyrk1A suppressed its ability to promote Tau exon 10 inclusion.</text:p>
          </table:table-cell>
          <table:table-cell office:value-type="string" calcext:value-type="string">
            <text:p>http://dbpedia.org/resource/Ex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Cyclin-dependent_kinase_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Anti-rigidity%2C in the sense that a property never necessarily holds for the entire existence of any of its instances%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Rab7 siRNA knockdown causes increased E-cadherin.</text:p>
          </table:table-cell>
          <table:table-cell office:value-type="string" calcext:value-type="string">
            <text:p>http://dbpedia.org/resource/Rab7</text:p>
          </table:table-cell>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Physiology</text:p>
          </table:table-cell>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Hyperthyroidism</text:p>
          </table:table-cell>
          <table:table-cell/>
        </table:table-row>
        <table:table-row table:style-name="ro1">
          <table:table-cell office:value-type="string" calcext:value-type="string">
            <text:p>Vector differences accurately capture syntactic and semantic relations for vector-space word representations trained by recurrent neural networks on text corpora.</text:p>
          </table:table-cell>
          <table:table-cell office:value-type="string" calcext:value-type="string">
            <text:p>http://dbpedia.org/resource/Seman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Matthew effect in science heightens the visibility of contributions by scientists of acknowledged standing and reduces the visibility of contributions by authors who are less well known.</text:p>
          </table:table-cell>
          <table:table-cell office:value-type="string" calcext:value-type="string">
            <text:p>http://dbpedia.org/resource/Science</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Peripheral_edema</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ICD-10</text:p>
          </table:table-cell>
          <table:table-cell/>
        </table:table-row>
        <table:table-row table:style-name="ro2">
          <table:table-cell office:value-type="string" calcext:value-type="string">
            <text:p>The HdSOD is a heme-sensor protein%2C in which binding to small gaseous molecules modulates the enzyme superoxide activity as an adaptive response to the bacterial environment.</text:p>
          </table:table-cell>
          <table:table-cell office:value-type="string" calcext:value-type="string">
            <text:p>http://dbpedia.org/resource/Superoxide</text:p>
          </table:table-cell>
          <table:table-cell/>
        </table:table-row>
        <table:table-row table:style-name="ro2">
          <table:table-cell office:value-type="string" calcext:value-type="string">
            <text:p>The creation and application of explicit and semantically represented background knowledge in the form of ontologies%2C vocabularies%2C and thesauri is useful for information retrieval in knowledge-rich domain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Scintigraphy is more justified for reassessments rather than in making an initial diagnosis.</text:p>
          </table:table-cell>
          <table:table-cell office:value-type="string" calcext:value-type="string">
            <text:p>http://dbpedia.org/resource/Scintigraphy</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imultaneous overexpression of Hes5 and Sox21 reveals Hes5 as a downstream effector of Sox21 in adult hippocampus neurogenesis.</text:p>
          </table:table-cell>
          <table:table-cell office:value-type="string" calcext:value-type="string">
            <text:p>http://dbpedia.org/resource/SOX21</text:p>
          </table:table-cell>
          <table:table-cell/>
        </table:table-row>
        <table:table-row table:style-name="ro1">
          <table:table-cell office:value-type="string" calcext:value-type="string">
            <text:p>Approximate membership functions%2C such as Bloom filters and Golomb-coded sets%2C can help to reduce the bandwidth of RDF queries.</text:p>
          </table:table-cell>
          <table:table-cell office:value-type="string" calcext:value-type="string">
            <text:p>http://dbpedia.org/resource/Resource_Description_Framew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world%27s languages exhibit a hierarchical structure dominated by English as its a central hub and with intermediate hubs that include German%2C French%2C and Spanish.</text:p>
          </table:table-cell>
          <table:table-cell office:value-type="string" calcext:value-type="string">
            <text:p>http://dbpedia.org/resource/Spanish_language</text:p>
          </table:table-cell>
          <table:table-cell/>
        </table:table-row>
        <table:table-row table:style-name="ro2">
          <table:table-cell office:value-type="string" calcext:value-type="string">
            <text:p>A suitable procedure to create semantically annotated collections based on existing vocabularies and metadata are the four steps of %281%29 making the vocabularies interoperable%2C %282%29 aligning the metadata schema%2C %283%29 enriching the metadata%2C and %284%29 aligning the vocabularies.</text:p>
          </table:table-cell>
          <table:table-cell office:value-type="string" calcext:value-type="string">
            <text:p>http://dbpedia.org/resource/Metadata</text:p>
          </table:table-cell>
          <table:table-cell/>
        </table:table-row>
        <table:table-row table:style-name="ro1">
          <table:table-cell office:value-type="string" calcext:value-type="string">
            <text:p>The Semantic Web is a suitable and valuable approach to assist the evolution of human knowledge as a whole.</text:p>
          </table:table-cell>
          <table:table-cell office:value-type="string" calcext:value-type="string">
            <text:p>http://dbpedia.org/resource/Semantic_Web</text:p>
          </table:table-cell>
          <table:table-cell/>
        </table:table-row>
        <table:table-row table:style-name="ro1">
          <table:table-cell office:value-type="string" calcext:value-type="string">
            <text:p>Open Access publications in computer science and related areas receive on average more citations than similar publications that are not Open Access.</text:p>
          </table:table-cell>
          <table:table-cell office:value-type="string" calcext:value-type="string">
            <text:p>http://dbpedia.org/resource/Computer_science</text:p>
          </table:table-cell>
          <table:table-cell/>
        </table:table-row>
        <table:table-row table:style-name="ro2">
          <table:table-cell office:value-type="string" calcext:value-type="string">
            <text:p>Document search in enterprise intranets is different from Web search in the sense that federated queries are required to bring together data from different enterprise repositories and applications.</text:p>
          </table:table-cell>
          <table:table-cell office:value-type="string" calcext:value-type="string">
            <text:p>http://dbpedia.org/resource/Intrane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Proton_ATPase</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Mexico</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Rivastigmine</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Limb_bud</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Clinician%27s Interview-Based Impression of Change scale %28CIBIC-Plus%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Chondroitin_sulfate</text:p>
          </table:table-cell>
          <table:table-cell/>
        </table:table-row>
        <table:table-row table:style-name="ro1">
          <table:table-cell office:value-type="string" calcext:value-type="string">
            <text:p>Cardiac resynchronization therapy induces reperfusion in ischemic and idiopathic cardiomyopathies.</text:p>
          </table:table-cell>
          <table:table-cell office:value-type="string" calcext:value-type="string">
            <text:p>http://dbpedia.org/resource/Ischemia</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Progressive Deterioration Scale %28PDS%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Unity%2C in the sense that all instances of a property are recognizable as isolated entities or %22%22wholes%22%22%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2">
          <table:table-cell office:value-type="string" calcext:value-type="string">
            <text:p>The three cholinesterase inhibitors donepezil%2C galantamine%2C and rivastigmine have about the same efficacy for treating mild to moderate Alzheimer%27s disease.</text:p>
          </table:table-cell>
          <table:table-cell office:value-type="string" calcext:value-type="string">
            <text:p>http://dbpedia.org/resource/Galantamine</text:p>
          </table:table-cell>
          <table:table-cell/>
        </table:table-row>
        <table:table-row table:style-name="ro1">
          <table:table-cell office:value-type="string" calcext:value-type="string">
            <text:p>SPT negatively regulates CUC1 and CUC2 expression in the apical part of the gynoecium.</text:p>
          </table:table-cell>
          <table:table-cell office:value-type="string" calcext:value-type="string">
            <text:p>http://dbpedia.org/resource/Strathclyde_Partnership_for_Transport</text:p>
          </table:table-cell>
          <table:table-cell/>
        </table:table-row>
        <table:table-row table:style-name="ro1">
          <table:table-cell office:value-type="string" calcext:value-type="string">
            <text:p>C. elegans EIF-3.K promotes programmed cell death through CED-3 caspase.</text:p>
          </table:table-cell>
          <table:table-cell office:value-type="string" calcext:value-type="string">
            <text:p>http://dbpedia.org/resource/Caspase</text:p>
          </table:table-cell>
          <table:table-cell/>
        </table:table-row>
        <table:table-row table:style-name="ro1">
          <table:table-cell office:value-type="string" calcext:value-type="string">
            <text:p>All sentences in natural language are interpretable in an infinite number of ways%2C given an infinity of human interpreters.</text:p>
          </table:table-cell>
          <table:table-cell office:value-type="string" calcext:value-type="string">
            <text:p>http://dbpedia.org/resource/Natural_language</text:p>
          </table:table-cell>
          <table:table-cell/>
        </table:table-row>
        <table:table-row table:style-name="ro1">
          <table:table-cell office:value-type="string" calcext:value-type="string">
            <text:p>Many complex systems owe their error-tolerance to their structure as scale-free networks.</text:p>
          </table:table-cell>
          <table:table-cell office:value-type="string" calcext:value-type="string">
            <text:p>http://dbpedia.org/resource/Scale-free_network</text:p>
          </table:table-cell>
          <table:table-cell/>
        </table:table-row>
        <table:table-row table:style-name="ro1">
          <table:table-cell office:value-type="string" calcext:value-type="string">
            <text:p>Open Access publications in American law review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OV and SVO are the two most stable word orders over the time of language evolution.</text:p>
          </table:table-cell>
          <table:table-cell office:value-type="string" calcext:value-type="string">
            <text:p>http://dbpedia.org/resource/Evolution</text:p>
          </table:table-cell>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Video_Disk_Recorder</text:p>
          </table:table-cell>
          <table:table-cell/>
        </table:table-row>
        <table:table-row table:style-name="ro2">
          <table:table-cell office:value-type="string" calcext:value-type="string">
            <text:p>Gonadal steroids are essential for the induction of kisspeptin expression in the rostral periventricular area of the third ventricle during pubertal development in the male mouse.</text:p>
          </table:table-cell>
          <table:table-cell office:value-type="string" calcext:value-type="string">
            <text:p>http://dbpedia.org/resource/Mou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Mir-71 functions in the nervous system to facilitate the localization and transcriptional activity of DAF-16 in the intestine.</text:p>
          </table:table-cell>
          <table:table-cell office:value-type="string" calcext:value-type="string">
            <text:p>http://dbpedia.org/resource/Mir</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Chagas_dise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ITIH5 gene expression is regulated both by obesity and by the region between visceral and subcutaneous adipose tissue.</text:p>
          </table:table-cell>
          <table:table-cell office:value-type="string" calcext:value-type="string">
            <text:p>http://dbpedia.org/resource/Obesity</text:p>
          </table:table-cell>
          <table:table-cell/>
        </table:table-row>
        <table:table-row table:style-name="ro1">
          <table:table-cell office:value-type="string" calcext:value-type="string">
            <text:p>In neurons FAK acts as a negative regulator of insulin%2FPI3K signaling.</text:p>
          </table:table-cell>
          <table:table-cell office:value-type="string" calcext:value-type="string">
            <text:p>http://dbpedia.org/resource/Insulin</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abilities to carry out activities of daily living.</text:p>
          </table:table-cell>
          <table:table-cell office:value-type="string" calcext:value-type="string">
            <text:p>http://dbpedia.org/resource/Galantamine</text:p>
          </table:table-cell>
          <table:table-cell/>
        </table:table-row>
        <table:table-row table:style-name="ro1">
          <table:table-cell office:value-type="string" calcext:value-type="string">
            <text:p>Open Access publications in anthropology receive on average more citations than similar publications that are not Open Access.</text:p>
          </table:table-cell>
          <table:table-cell office:value-type="string" calcext:value-type="string">
            <text:p>http://dbpedia.org/resource/Anthrop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IL6R alpha is co-localized with melanin-concentrating hormone in the hypothalamus.</text:p>
          </table:table-cell>
          <table:table-cell office:value-type="string" calcext:value-type="string">
            <text:p>http://dbpedia.org/resource/Interleukin-6_receptor</text:p>
          </table:table-cell>
          <table:table-cell/>
        </table:table-row>
        <table:table-row table:style-name="ro1">
          <table:table-cell office:value-type="string" calcext:value-type="string">
            <text:p>Sex modulates the interactive effect of the 5-HTTLPR genotype and CA on hippocampal volume.</text:p>
          </table:table-cell>
          <table:table-cell office:value-type="string" calcext:value-type="string">
            <text:p>http://dbpedia.org/resource/5-HTTLPR</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PHOX2B</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Pathogenesis</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Extracellular_matrix</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Galantamine</text:p>
          </table:table-cell>
          <table:table-cell/>
        </table:table-row>
        <table:table-row table:style-name="ro3">
          <table:table-cell office:value-type="string" calcext:value-type="string">
            <text:p>Identity%2C similarity%2C and relatedness of individuals in open ontologies can be captured in a practical and accurate way with eight specific relation types for each combination of transitivity %28identical vs. similar%29%2C reflexivity %28same vs. different kind of thing%29%2C and symmetry %28two-sided vs. one-sided claim%29.</text:p>
          </table:table-cell>
          <table:table-cell office:value-type="string" calcext:value-type="string">
            <text:p>http://dbpedia.org/resource/Symmetry</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Phosphorylation</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Mammalian_target_of_rapamycin</text:p>
          </table:table-cell>
          <table:table-cell/>
        </table:table-row>
        <table:table-row table:style-name="ro1">
          <table:table-cell office:value-type="string" calcext:value-type="string">
            <text:p>Individual ants outperform ant colonies for easy sensory discrimination tasks.</text:p>
          </table:table-cell>
          <table:table-cell office:value-type="string" calcext:value-type="string">
            <text:p>http://dbpedia.org/resource/An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Gonadal steroids are essential for the induction of kisspeptin expression in the rostral periventricular area of the third ventricle during pubertal development in the male mouse.</text:p>
          </table:table-cell>
          <table:table-cell office:value-type="string" calcext:value-type="string">
            <text:p>http://dbpedia.org/resource/Kisspeptin</text:p>
          </table:table-cell>
          <table:table-cell/>
        </table:table-row>
        <table:table-row table:style-name="ro1">
          <table:table-cell office:value-type="string" calcext:value-type="string">
            <text:p>Long %28GT%29n repeats in the HO-1 gene promoter are associated with a higher risk of malignant mesothelioma in the Japanese population.</text:p>
          </table:table-cell>
          <table:table-cell office:value-type="string" calcext:value-type="string">
            <text:p>http://dbpedia.org/resource/Japan</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Tumor</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Cytokine</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Doctor_of_Divinity</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Point_mutation</text:p>
          </table:table-cell>
          <table:table-cell/>
        </table:table-row>
        <table:table-row table:style-name="ro2">
          <table:table-cell office:value-type="string" calcext:value-type="string">
            <text:p>Radiolabeled leukocyte scintigraphy is more justified for reassessments rather than in making an initial diagnosis for patients with non-stricturizing or non-fistulizing forms of Crohn%27s disease.</text:p>
          </table:table-cell>
          <table:table-cell office:value-type="string" calcext:value-type="string">
            <text:p>http://dbpedia.org/resource/White_blood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Fever</text:p>
          </table:table-cell>
          <table:table-cell/>
        </table:table-row>
        <table:table-row table:style-name="ro1">
          <table:table-cell office:value-type="string" calcext:value-type="string">
            <text:p>CRT induces %27reperfusion%27 in ischemic cardiomyopathies.</text:p>
          </table:table-cell>
          <table:table-cell office:value-type="string" calcext:value-type="string">
            <text:p>http://dbpedia.org/resource/Cathode_ray_tube</text:p>
          </table:table-cell>
          <table:table-cell/>
        </table:table-row>
        <table:table-row table:style-name="ro1">
          <table:table-cell office:value-type="string" calcext:value-type="string">
            <text:p>Open Access publications in medicin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Immunoglobulin_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The RNA-binding and aconitase forms of IRP-1 can undergo interconversion dependent on the density of cells growing in culture.</text:p>
          </table:table-cell>
          <table:table-cell office:value-type="string" calcext:value-type="string">
            <text:p>http://dbpedia.org/resource/Aconi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Hepatic reticuloendothelial function is impaired in cirrhotic patients independently of their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During the period from 2001 until 2013%2C the number of grants by UK%27s Engineering and Physical Sciences Research Council %28EPSRC%29 showed a substantial decline but with much larger monetary values per grant.</text:p>
          </table:table-cell>
          <table:table-cell office:value-type="string" calcext:value-type="string">
            <text:p>http://dbpedia.org/resource/Engineering_and_Physical_Sciences_Research_Council</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Reperfusion_injury</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Word-order change over the time of language evoluation is best characterized as being dominated by slow cycles between SOV and SVO and faster cycles between SVO and VSO.</text:p>
          </table:table-cell>
          <table:table-cell office:value-type="string" calcext:value-type="string">
            <text:p>http://dbpedia.org/resource/Verb–subject–object</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Metastasis</text:p>
          </table:table-cell>
          <table:table-cell/>
        </table:table-row>
        <table:table-row table:style-name="ro1">
          <table:table-cell office:value-type="string" calcext:value-type="string">
            <text:p>Deep learning is a powerful and accurate method for automatic image recognition.</text:p>
          </table:table-cell>
          <table:table-cell office:value-type="string" calcext:value-type="string">
            <text:p>http://dbpedia.org/resource/Computer_vision</text:p>
          </table:table-cell>
          <table:table-cell/>
        </table:table-row>
        <table:table-row table:style-name="ro1">
          <table:table-cell office:value-type="string" calcext:value-type="string">
            <text:p>papA5 is required for production of both phenolic glycolipids and phthiocerol dimycocerosates.</text:p>
          </table:table-cell>
          <table:table-cell office:value-type="string" calcext:value-type="string">
            <text:p>http://dbpedia.org/resource/Glycolipid</text:p>
          </table:table-cell>
          <table:table-cell/>
        </table:table-row>
        <table:table-row table:style-name="ro1">
          <table:table-cell office:value-type="string" calcext:value-type="string">
            <text:p>Minimal use of brackets is an important feature of an ontology language to be easy to read and write for users not familiar with logic formalisms.</text:p>
          </table:table-cell>
          <table:table-cell office:value-type="string" calcext:value-type="string">
            <text:p>http://dbpedia.org/resource/Ontology_language</text:p>
          </table:table-cell>
          <table:table-cell/>
        </table:table-row>
        <table:table-row table:style-name="ro1">
          <table:table-cell office:value-type="string" calcext:value-type="string">
            <text:p>Semantic publishing brings substantial benefits to scholarly communication.</text:p>
          </table:table-cell>
          <table:table-cell office:value-type="string" calcext:value-type="string">
            <text:p>http://dbpedia.org/resource/Semantic_publishing</text:p>
          </table:table-cell>
          <table:table-cell/>
        </table:table-row>
        <table:table-row table:style-name="ro1">
          <table:table-cell office:value-type="string" calcext:value-type="string">
            <text:p>Deep learning is a powerful and accurate method for automatic image recognition.</text:p>
          </table:table-cell>
          <table:table-cell office:value-type="string" calcext:value-type="string">
            <text:p>http://dbpedia.org/resource/Computer_vision</text:p>
          </table:table-cell>
          <table:table-cell/>
        </table:table-row>
        <table:table-row table:style-name="ro1">
          <table:table-cell office:value-type="string" calcext:value-type="string">
            <text:p>YopJ subverts the Nod2%2FRICK%2FTAK1 pathway and activates caspase-1 to induce intestinal barrier dysfunction.</text:p>
          </table:table-cell>
          <table:table-cell office:value-type="string" calcext:value-type="string">
            <text:p>http://dbpedia.org/resource/MAP3K7</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Unlike activators or repressors that act as an on%2Foff switch of transcription%2C Set3C instead plays an important role in the timing of transcription response during gene activation or repression.</text:p>
          </table:table-cell>
          <table:table-cell office:value-type="string" calcext:value-type="string">
            <text:p>http://dbpedia.org/resource/Repressor</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Xenotransplantation</text:p>
          </table:table-cell>
          <table:table-cell/>
        </table:table-row>
        <table:table-row table:style-name="ro1">
          <table:table-cell office:value-type="string" calcext:value-type="string">
            <text:p>Expression of CART in small bowel carcinoid tumors is associated with worse survival.</text:p>
          </table:table-cell>
          <table:table-cell office:value-type="string" calcext:value-type="string">
            <text:p>http://dbpedia.org/resource/Ileum</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Mitochondrion</text:p>
          </table:table-cell>
          <table:table-cell/>
        </table:table-row>
        <table:table-row table:style-name="ro1">
          <table:table-cell office:value-type="string" calcext:value-type="string">
            <text:p>Cx43-mediated GJIC and SLC1A5 interaction play important functional roles in trophoblast cell fusion.</text:p>
          </table:table-cell>
          <table:table-cell office:value-type="string" calcext:value-type="string">
            <text:p>http://dbpedia.org/resource/Trophoblast</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Dendritic_cell</text:p>
          </table:table-cell>
          <table:table-cell/>
        </table:table-row>
        <table:table-row table:style-name="ro1">
          <table:table-cell office:value-type="string" calcext:value-type="string">
            <text:p>Erk1%2F2 signaling within oligodendrocytes exerts an important and direct effect to promote myelination.</text:p>
          </table:table-cell>
          <table:table-cell office:value-type="string" calcext:value-type="string">
            <text:p>http://dbpedia.org/resource/Myelin</text:p>
          </table:table-cell>
          <table:table-cell/>
        </table:table-row>
        <table:table-row table:style-name="ro1">
          <table:table-cell office:value-type="string" calcext:value-type="string">
            <text:p>Open Access publications in multidisciplinary social science receive on average more citations than similar publications that are not Open Access.</text:p>
          </table:table-cell>
          <table:table-cell office:value-type="string" calcext:value-type="string">
            <text:p>http://dbpedia.org/resource/Social_science</text:p>
          </table:table-cell>
          <table:table-cell/>
        </table:table-row>
        <table:table-row table:style-name="ro2">
          <table:table-cell office:value-type="string" calcext:value-type="string">
            <text:p>The behavior - in terms of editing trails - of users editing ontologies is most strongly influended by semantic distance apart from the hierarchical structure of the ontology and entity similarit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IRGM rs4958847 polymorphism influences susceptibility to gastric cancer%2C mainly for the intestinal type.</text:p>
          </table:table-cell>
          <table:table-cell office:value-type="string" calcext:value-type="string">
            <text:p>http://dbpedia.org/resource/Polymorphism_(biology)</text:p>
          </table:table-cell>
          <table:table-cell/>
        </table:table-row>
        <table:table-row table:style-name="ro1">
          <table:table-cell office:value-type="string" calcext:value-type="string">
            <text:p>Elevation of urine trypsinogen 2 is an independent risk factor for pancreatic fistula after pancreaticoduodenectomy.</text:p>
          </table:table-cell>
          <table:table-cell office:value-type="string" calcext:value-type="string">
            <text:p>http://dbpedia.org/resource/Urine</text:p>
          </table:table-cell>
          <table:table-cell/>
        </table:table-row>
        <table:table-row table:style-name="ro1">
          <table:table-cell office:value-type="string" calcext:value-type="string">
            <text:p>If an external event threatens to influence certain web users directly%2C then these users afterwards tend to explore more content outside their filter bubble.</text:p>
          </table:table-cell>
          <table:table-cell office:value-type="string" calcext:value-type="string">
            <text:p>http://dbpedia.org/resource/Filter_bubbl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At least in the somatosensory neocortex NPC1 protein is instrumental in synaptic function.</text:p>
          </table:table-cell>
          <table:table-cell office:value-type="string" calcext:value-type="string">
            <text:p>http://dbpedia.org/resource/NPC1</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Infix_notation</text:p>
          </table:table-cell>
          <table:table-cell/>
        </table:table-row>
        <table:table-row table:style-name="ro1">
          <table:table-cell office:value-type="string" calcext:value-type="string">
            <text:p>Expression of endogenous TRAF2 is negligible in Traf2DN-transgenic B cells compared with wild-type mice.</text:p>
          </table:table-cell>
          <table:table-cell office:value-type="string" calcext:value-type="string">
            <text:p>http://dbpedia.org/resource/B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Independence_Party_of_New_Y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Calpa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time needed by carers to assist in instrumental activities of daily living and physical self-maintenance.</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patients%27 behavioral disturbance from the disease.</text:p>
          </table:table-cell>
          <table:table-cell office:value-type="string" calcext:value-type="string">
            <text:p>http://dbpedia.org/resource/Donepezil</text:p>
          </table:table-cell>
          <table:table-cell/>
        </table:table-row>
        <table:table-row table:style-name="ro1">
          <table:table-cell office:value-type="string" calcext:value-type="string">
            <text:p>Residues Glu-56 and Tyr-57 are essential for pUL50-pUL53 interaction.</text:p>
          </table:table-cell>
          <table:table-cell office:value-type="string" calcext:value-type="string">
            <text:p>http://dbpedia.org/resource/Tyrosine</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Methionine_synthase)_reduc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MukBEF generates and maintains the cellular positioning of chromosome loci independently of DNA replication.</text:p>
          </table:table-cell>
          <table:table-cell office:value-type="string" calcext:value-type="string">
            <text:p>http://dbpedia.org/resource/DNA_replication</text:p>
          </table:table-cell>
          <table:table-cell/>
        </table:table-row>
        <table:table-row table:style-name="ro3">
          <table:table-cell office:value-type="string" calcext:value-type="string">
            <text:p>A good methodology to develop a declarative frame-based ontology consists of the seven successive steps of %281%29 determining domain and scope%2C %282%29 considering reusing existing ontologies%2C %283%29 enumerating important terms%2C %284%29 defining classes and their hierarchy%2C defining %285%29 slots and %286%29 their facets%2C and %287%29 creating instances.</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Long %28GT%29n repeats in the HO-1 gene promoter are associated with a higher risk of malignant mesothelioma in the Japanese population.</text:p>
          </table:table-cell>
          <table:table-cell office:value-type="string" calcext:value-type="string">
            <text:p>http://dbpedia.org/resource/Mesothelioma</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cognitive function.</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Epithelium</text:p>
          </table:table-cell>
          <table:table-cell/>
        </table:table-row>
        <table:table-row table:style-name="ro1">
          <table:table-cell office:value-type="string" calcext:value-type="string">
            <text:p>Languages with SOV word order are more likely to change to SVO than to VSO over the time of language evolution.</text:p>
          </table:table-cell>
          <table:table-cell office:value-type="string" calcext:value-type="string">
            <text:p>http://dbpedia.org/resource/Subject–verb–object</text:p>
          </table:table-cell>
          <table:table-cell/>
        </table:table-row>
        <table:table-row table:style-name="ro1">
          <table:table-cell office:value-type="string" calcext:value-type="string">
            <text:p>Most humans are lactose intolerant.</text:p>
          </table:table-cell>
          <table:table-cell office:value-type="string" calcext:value-type="string">
            <text:p>http://dbpedia.org/resource/Lactose_intolerance</text:p>
          </table:table-cell>
          <table:table-cell/>
        </table:table-row>
        <table:table-row table:style-name="ro1">
          <table:table-cell office:value-type="string" calcext:value-type="string">
            <text:p>Multifaceted modulation of K%2B channels by protein-tyrosine phosphatase epsilon tunes neuronal excitability.</text:p>
          </table:table-cell>
          <table:table-cell office:value-type="string" calcext:value-type="string">
            <text:p>http://dbpedia.org/resource/Phosphatase</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CD4</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Elevation of urine trypsinogen 2 is an independent risk factor for pancreatic fistula after pancreaticoduodenectomy.</text:p>
          </table:table-cell>
          <table:table-cell office:value-type="string" calcext:value-type="string">
            <text:p>http://dbpedia.org/resource/Fistula</text:p>
          </table:table-cell>
          <table:table-cell/>
        </table:table-row>
        <table:table-row table:style-name="ro1">
          <table:table-cell office:value-type="string" calcext:value-type="string">
            <text:p>The protocol of the Bitcoin network can be modified such that its otherwise wasteful mining activity has the positive side effect of distributed storage of archival data.</text:p>
          </table:table-cell>
          <table:table-cell office:value-type="string" calcext:value-type="string">
            <text:p>http://dbpedia.org/resource/Bitco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distance education receive on average more citations than similar publications that are not Open Access.</text:p>
          </table:table-cell>
          <table:table-cell office:value-type="string" calcext:value-type="string">
            <text:p>http://dbpedia.org/resource/Distance_education</text:p>
          </table:table-cell>
          <table:table-cell/>
        </table:table-row>
        <table:table-row table:style-name="ro1">
          <table:table-cell office:value-type="string" calcext:value-type="string">
            <text:p>Open Access publications in Chinese scientific journal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physics receive on average more citations than similar publications that are not Open Access.</text:p>
          </table:table-cell>
          <table:table-cell office:value-type="string" calcext:value-type="string">
            <text:p>http://dbpedia.org/resource/Physics</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Tum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Loss of glypican 3 is associated with metastasis in hepatocellular carcinoma.</text:p>
          </table:table-cell>
          <table:table-cell office:value-type="string" calcext:value-type="string">
            <text:p>http://dbpedia.org/resource/Hepatocellular_carcinoma</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Galantamine</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P21</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Phosphorylation</text:p>
          </table:table-cell>
          <table:table-cell/>
        </table:table-row>
        <table:table-row table:style-name="ro1">
          <table:table-cell office:value-type="string" calcext:value-type="string">
            <text:p>Open Access publications in orthopaed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Loss of glypican 3 is associated with metastasis in hepatocellular carcinoma.</text:p>
          </table:table-cell>
          <table:table-cell office:value-type="string" calcext:value-type="string">
            <text:p>http://dbpedia.org/resource/Metastasis</text:p>
          </table:table-cell>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CRE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Biology</text:p>
          </table:table-cell>
          <table:table-cell/>
        </table:table-row>
        <table:table-row table:style-name="ro1">
          <table:table-cell office:value-type="string" calcext:value-type="string">
            <text:p>Open Access publications in condensed matter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Resp18 gene expression varies with activation of the corpus ghrelin-secreting cells and the antral gastrin-secreting cells.</text:p>
          </table:table-cell>
          <table:table-cell office:value-type="string" calcext:value-type="string">
            <text:p>http://dbpedia.org/resource/Text_corpu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Cyclin K-containing kinase complexes maintain self-renewal in murine embryonic stem cells.</text:p>
          </table:table-cell>
          <table:table-cell office:value-type="string" calcext:value-type="string">
            <text:p>http://dbpedia.org/resource/Embryonic_stem_cell</text:p>
          </table:table-cell>
          <table:table-cell/>
        </table:table-row>
        <table:table-row table:style-name="ro1">
          <table:table-cell office:value-type="string" calcext:value-type="string">
            <text:p>CDK5RAP2 is a key molecule that mediates functional interaction and is essential for centrosomal targeting of Aurora-A.</text:p>
          </table:table-cell>
          <table:table-cell office:value-type="string" calcext:value-type="string">
            <text:p>http://dbpedia.org/resource/CDK5RAP2</text:p>
          </table:table-cell>
          <table:table-cell/>
        </table:table-row>
        <table:table-row table:style-name="ro1">
          <table:table-cell office:value-type="string" calcext:value-type="string">
            <text:p>Multifaceted modulation of K%2B channels by protein-tyrosine phosphatase epsilon tunes neuronal excitability.</text:p>
          </table:table-cell>
          <table:table-cell office:value-type="string" calcext:value-type="string">
            <text:p>http://dbpedia.org/resource/Potassium_channe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Mothers_against_decapentaplegic_homolog_1</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NF-κB</text:p>
          </table:table-cell>
          <table:table-cell/>
        </table:table-row>
        <table:table-row table:style-name="ro1">
          <table:table-cell office:value-type="string" calcext:value-type="string">
            <text:p>Many complex systems are vulnerable to attacks because of their structure as scale-free networks.</text:p>
          </table:table-cell>
          <table:table-cell office:value-type="string" calcext:value-type="string">
            <text:p>http://dbpedia.org/resource/Scale-free_network</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Ploidy</text:p>
          </table:table-cell>
          <table:table-cell/>
        </table:table-row>
        <table:table-row table:style-name="ro2">
          <table:table-cell office:value-type="string" calcext:value-type="string">
            <text:p>Besides usage mining %28click analysis%29%2C content mining %28text analysis%29%2C and structure mining %28link analysis%29%2C design mining in the sense of analyzing the presentation aspects of web pages is a fourth practical and useful type of web content mining.</text:p>
          </table:table-cell>
          <table:table-cell office:value-type="string" calcext:value-type="string">
            <text:p>http://dbpedia.org/resource/Social_network_analysis</text:p>
          </table:table-cell>
          <table:table-cell/>
        </table:table-row>
        <table:table-row table:style-name="ro2">
          <table:table-cell office:value-type="string" calcext:value-type="string">
            <text:p>The three cholinesterase inhibitors donepezil%2C galantamine%2C and rivastigmine have about the same efficacy for treating mild to moderate Alzheimer%27s disease.</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BRCA2 N372H polymorphism is associated with follicular lymphoma.</text:p>
          </table:table-cell>
          <table:table-cell office:value-type="string" calcext:value-type="string">
            <text:p>http://dbpedia.org/resource/BRCA2</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global assessment of the patients%27 conditions.</text:p>
          </table:table-cell>
          <table:table-cell office:value-type="string" calcext:value-type="string">
            <text:p>http://dbpedia.org/resource/Rivastigmine</text:p>
          </table:table-cell>
          <table:table-cell/>
        </table:table-row>
        <table:table-row table:style-name="ro1">
          <table:table-cell office:value-type="string" calcext:value-type="string">
            <text:p>Dynamin-mediated Nephrin phosphorylation regulates glucose-stimulated insulin release in pancreatic beta cells.</text:p>
          </table:table-cell>
          <table:table-cell office:value-type="string" calcext:value-type="string">
            <text:p>http://dbpedia.org/resource/Phosphorylation</text:p>
          </table:table-cell>
          <table:table-cell/>
        </table:table-row>
        <table:table-row table:style-name="ro2">
          <table:table-cell office:value-type="string" calcext:value-type="string">
            <text:p>Let-7 and miR-125%2C cotranscribed from the let-7-complex locus%2C regulate the transcription factor chinmo to control temporal cell fate in the mushroom body %28MB%29 lineage.</text:p>
          </table:table-cell>
          <table:table-cell office:value-type="string" calcext:value-type="string">
            <text:p>http://dbpedia.org/resource/Mushroom_bodies</text:p>
          </table:table-cell>
          <table:table-cell/>
        </table:table-row>
        <table:table-row table:style-name="ro1">
          <table:table-cell office:value-type="string" calcext:value-type="string">
            <text:p>Expression of endogenous TRAF2 is negligible in Traf2DN-transgenic B cells compared with wild-type mice.</text:p>
          </table:table-cell>
          <table:table-cell office:value-type="string" calcext:value-type="string">
            <text:p>http://dbpedia.org/resource/TRAF2</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Bone_morphogenetic_protein_4</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Mini–mental_state_examination</text:p>
          </table:table-cell>
          <table:table-cell/>
        </table:table-row>
        <table:table-row table:style-name="ro1">
          <table:table-cell office:value-type="string" calcext:value-type="string">
            <text:p>Posterior microphthalmos can be caused by nonsense compound heterozygous mutations in the MFRP gene.</text:p>
          </table:table-cell>
          <table:table-cell office:value-type="string" calcext:value-type="string">
            <text:p>http://dbpedia.org/resource/Mutation</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Incisor</text:p>
          </table:table-cell>
          <table:table-cell/>
        </table:table-row>
        <table:table-row table:style-name="ro2">
          <table:table-cell office:value-type="string" calcext:value-type="string">
            <text:p>X-linked sideroblastic anemia is due to carboxyl-terminal ALAS2 mutations that cause loss of binding to the beta-subunit of succinyl-CoA synthetase %28SUCLA2%29.</text:p>
          </table:table-cell>
          <table:table-cell office:value-type="string" calcext:value-type="string">
            <text:p>http://dbpedia.org/resource/Mut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Clinician%27s Interview-Based Impression of Change scale %28CIBIC-Plus%29.</text:p>
          </table:table-cell>
          <table:table-cell office:value-type="string" calcext:value-type="string">
            <text:p>http://dbpedia.org/resource/Donepezil</text:p>
          </table:table-cell>
          <table:table-cell/>
        </table:table-row>
        <table:table-row table:style-name="ro2">
          <table:table-cell office:value-type="string" calcext:value-type="string">
            <text:p>A series of tyrosine phosphorylation events%2C involving both p50%28Cdc37%29 and Hsp90%2C are minimally sufficient to provide directionality to the chaperone cycle.</text:p>
          </table:table-cell>
          <table:table-cell office:value-type="string" calcext:value-type="string">
            <text:p>http://dbpedia.org/resource/Hsp90</text:p>
          </table:table-cell>
          <table:table-cell/>
        </table:table-row>
        <table:table-row table:style-name="ro1">
          <table:table-cell office:value-type="string" calcext:value-type="string">
            <text:p>SEMA3A signalling through NRP1 has multiple cell-autonomous roles in sympathetic nervous system development.</text:p>
          </table:table-cell>
          <table:table-cell office:value-type="string" calcext:value-type="string">
            <text:p>http://dbpedia.org/resource/Neuropilin_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adiolabeled leukocyte scintigraphy is helpful in assessment of non-stricturizing or non-fistulizing forms of Crohn%27s disease.</text:p>
          </table:table-cell>
          <table:table-cell office:value-type="string" calcext:value-type="string">
            <text:p>http://dbpedia.org/resource/Scintigraph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btained by the Neuropsychiatric Instrument %28NPI%29.</text:p>
          </table:table-cell>
          <table:table-cell office:value-type="string" calcext:value-type="string">
            <text:p>http://dbpedia.org/resource/Galantamine</text:p>
          </table:table-cell>
          <table:table-cell/>
        </table:table-row>
        <table:table-row table:style-name="ro1">
          <table:table-cell office:value-type="string" calcext:value-type="string">
            <text:p>BRCA2 N372H polymorphism is associated with follicular lymphoma.</text:p>
          </table:table-cell>
          <table:table-cell office:value-type="string" calcext:value-type="string">
            <text:p>http://dbpedia.org/resource/Follicular_lymphoma</text:p>
          </table:table-cell>
          <table:table-cell/>
        </table:table-row>
        <table:table-row table:style-name="ro2">
          <table:table-cell office:value-type="string" calcext:value-type="string">
            <text:p>Unlike activators or repressors that act as an on%2Foff switch of transcription%2C Set3C instead plays an important role in the timing of transcription response during gene activation or repression.</text:p>
          </table:table-cell>
          <table:table-cell office:value-type="string" calcext:value-type="string">
            <text:p>http://dbpedia.org/resource/Transcription_(genetics)</text:p>
          </table:table-cell>
          <table:table-cell/>
        </table:table-row>
        <table:table-row table:style-name="ro1">
          <table:table-cell office:value-type="string" calcext:value-type="string">
            <text:p>Content-Centric Networking %28CCN%29%2C centering on named content instead of hosts%2C is as scalable as the Internet Protocol %28IP%29.</text:p>
          </table:table-cell>
          <table:table-cell office:value-type="string" calcext:value-type="string">
            <text:p>http://dbpedia.org/resource/Internet_Protocol</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Profilin</text:p>
          </table:table-cell>
          <table:table-cell/>
        </table:table-row>
        <table:table-row table:style-name="ro1">
          <table:table-cell office:value-type="string" calcext:value-type="string">
            <text:p>Endometrial carcinoma patients with loss of PTEN and p-AKT positivity have a favorable prognosis.</text:p>
          </table:table-cell>
          <table:table-cell office:value-type="string" calcext:value-type="string">
            <text:p>http://dbpedia.org/resource/Prognosis</text:p>
          </table:table-cell>
          <table:table-cell/>
        </table:table-row>
        <table:table-row table:style-name="ro1">
          <table:table-cell office:value-type="string" calcext:value-type="string">
            <text:p>Open Access publications in agriculture and allied subject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High-sensitive troponin T is associated with atrial fibrillation in a general population.</text:p>
          </table:table-cell>
          <table:table-cell office:value-type="string" calcext:value-type="string">
            <text:p>http://dbpedia.org/resource/Atrial_fibrillation</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Classical_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interaction between DNA polymerase III alpha and UmuD contributes to the transition between replicative and translesion synthesis polymerases by removing DNA polymerase III alpha from the beta clamp.</text:p>
          </table:table-cell>
          <table:table-cell office:value-type="string" calcext:value-type="string">
            <text:p>http://dbpedia.org/resource/DNA_polymerase_III_holoenzyme</text:p>
          </table:table-cell>
          <table:table-cell/>
        </table:table-row>
        <table:table-row table:style-name="ro1">
          <table:table-cell office:value-type="string" calcext:value-type="string">
            <text:p>Deep learning is a powerful and accurate method for automatic question answering.</text:p>
          </table:table-cell>
          <table:table-cell office:value-type="string" calcext:value-type="string">
            <text:p>http://dbpedia.org/resource/Question_answer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Chloride_potassium_symporter_5</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Association_football</text:p>
          </table:table-cell>
          <table:table-cell/>
        </table:table-row>
        <table:table-row table:style-name="ro1">
          <table:table-cell office:value-type="string" calcext:value-type="string">
            <text:p>Table-centric tools like spreadsheet applications are often used for non-tabular data%2C such as graphs.</text:p>
          </table:table-cell>
          <table:table-cell office:value-type="string" calcext:value-type="string">
            <text:p>http://dbpedia.org/resource/Spreadsheet</text:p>
          </table:table-cell>
          <table:table-cell/>
        </table:table-row>
        <table:table-row table:style-name="ro2">
          <table:table-cell office:value-type="string" calcext:value-type="string">
            <text:p>An ontology language like OWL is most suited to applications where the schema plays an important role%2C where it is not reasonable to assume that complete information about the domain is available%2C and where information has high value.</text:p>
          </table:table-cell>
          <table:table-cell office:value-type="string" calcext:value-type="string">
            <text:p>http://dbpedia.org/resource/Ontology_languag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Epidermal_growth_factor</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3">
          <table:table-cell office:value-type="string" calcext:value-type="string">
            <text:p>Identity%2C similarity%2C and relatedness of individuals in open ontologies can be captured in a practical and accurate way with eight specific relation types for each combination of transitivity %28identical vs. similar%29%2C reflexivity %28same vs. different kind of thing%29%2C and symmetry %28two-sided vs. one-sided claim%29.</text:p>
          </table:table-cell>
          <table:table-cell office:value-type="string" calcext:value-type="string">
            <text:p>http://dbpedia.org/resource/Reflexive_rel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Methylenetetrahydrofolate_reductase</text:p>
          </table:table-cell>
          <table:table-cell/>
        </table:table-row>
        <table:table-row table:style-name="ro2">
          <table:table-cell office:value-type="string" calcext:value-type="string">
            <text:p>The reason for the aggressive behaviour is the overexpression of pro-proliferative %28MYC%29 and anti-apoptotic %28BCL2%2C BCL6%29 oncoproteins at the same time.</text:p>
          </table:table-cell>
          <table:table-cell office:value-type="string" calcext:value-type="string">
            <text:p>http://dbpedia.org/resource/Oncogene</text:p>
          </table:table-cell>
          <table:table-cell/>
        </table:table-row>
        <table:table-row table:style-name="ro1">
          <table:table-cell office:value-type="string" calcext:value-type="string">
            <text:p>Deep learning is a powerful and accurate method to predict the effects of mutations in non-coding DNA on diseases.</text:p>
          </table:table-cell>
          <table:table-cell office:value-type="string" calcext:value-type="string">
            <text:p>http://dbpedia.org/resource/Mutation</text:p>
          </table:table-cell>
          <table:table-cell/>
        </table:table-row>
        <table:table-row table:style-name="ro1">
          <table:table-cell office:value-type="string" calcext:value-type="string">
            <text:p>Automated reasoning in formalisms based on Description Logics can be effectively performed in practice.</text:p>
          </table:table-cell>
          <table:table-cell office:value-type="string" calcext:value-type="string">
            <text:p>http://dbpedia.org/resource/Automated_reasoning</text:p>
          </table:table-cell>
          <table:table-cell/>
        </table:table-row>
        <table:table-row table:style-name="ro1">
          <table:table-cell office:value-type="string" calcext:value-type="string">
            <text:p>Convolutional neural networks are much easier to generalize than networks with full connectivity between adjacent layers.</text:p>
          </table:table-cell>
          <table:table-cell office:value-type="string" calcext:value-type="string">
            <text:p>http://dbpedia.org/resource/Artificial_neural_network</text:p>
          </table:table-cell>
          <table:table-cell/>
        </table:table-row>
        <table:table-row table:style-name="ro2">
          <table:table-cell office:value-type="string" calcext:value-type="string">
            <text:p>Gonadal steroids are essential for the induction of kisspeptin expression in the rostral periventricular area of the third ventricle during pubertal development in the male mouse.</text:p>
          </table:table-cell>
          <table:table-cell office:value-type="string" calcext:value-type="string">
            <text:p>http://dbpedia.org/resource/Anatomical_terms_of_loc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HMGB1</text:p>
          </table:table-cell>
          <table:table-cell/>
        </table:table-row>
        <table:table-row table:style-name="ro2">
          <table:table-cell office:value-type="string" calcext:value-type="string">
            <text:p>Let-7 and miR-125%2C cotranscribed from the let-7-complex locus%2C regulate the transcription factor chinmo to control temporal cell fate in the mushroom body %28MB%29 lineage.</text:p>
          </table:table-cell>
          <table:table-cell office:value-type="string" calcext:value-type="string">
            <text:p>http://dbpedia.org/resource/Transcription_fac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Document search in enterprise intranets is different from Web search in the sense that a flexible combination of structured and unstructured data needs to be supported.</text:p>
          </table:table-cell>
          <table:table-cell office:value-type="string" calcext:value-type="string">
            <text:p>http://dbpedia.org/resource/Unstructured_data</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CD25</text:p>
          </table:table-cell>
          <table:table-cell/>
        </table:table-row>
        <table:table-row table:style-name="ro2">
          <table:table-cell office:value-type="string" calcext:value-type="string">
            <text:p>Radiolabeled leukocyte scintigraphy is more justified for reassessments of patients with non-stricturizing or non-fistulizing forms of Crohn%27s disease rather than in making an initial diagnosis.</text:p>
          </table:table-cell>
          <table:table-cell office:value-type="string" calcext:value-type="string">
            <text:p>http://dbpedia.org/resource/White_blood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A knowledge representation is a set of ontological commitments that determine what aspects of the world can be expressed and at what granularity.</text:p>
          </table:table-cell>
          <table:table-cell office:value-type="string" calcext:value-type="string">
            <text:p>http://dbpedia.org/resource/Knowledge_representation_and_reasoning</text:p>
          </table:table-cell>
          <table:table-cell/>
        </table:table-row>
        <table:table-row table:style-name="ro1">
          <table:table-cell office:value-type="string" calcext:value-type="string">
            <text:p>The closed state of E295K has a more distorted active site than the active site in the wild-type Polb.</text:p>
          </table:table-cell>
          <table:table-cell office:value-type="string" calcext:value-type="string">
            <text:p>http://dbpedia.org/resource/Active_site</text:p>
          </table:table-cell>
          <table:table-cell/>
        </table:table-row>
        <table:table-row table:style-name="ro1">
          <table:table-cell office:value-type="string" calcext:value-type="string">
            <text:p>TLP mediates p53-governed transcriptional activation of the p21 upstream promoter.</text:p>
          </table:table-cell>
          <table:table-cell office:value-type="string" calcext:value-type="string">
            <text:p>http://dbpedia.org/resource/P53</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Kilobyte</text:p>
          </table:table-cell>
          <table:table-cell/>
        </table:table-row>
        <table:table-row table:style-name="ro1">
          <table:table-cell office:value-type="string" calcext:value-type="string">
            <text:p>Hypermethylated RASSF1A is an important modulating factor for the efficacy of docetaxel-based chemotherapy in breast cancer.</text:p>
          </table:table-cell>
          <table:table-cell office:value-type="string" calcext:value-type="string">
            <text:p>http://dbpedia.org/resource/Chemotherap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For question answering approaches for tasks such as playing Jeopardy%2C it is very important to have a reliable confidence measure for extracted answer candidates.</text:p>
          </table:table-cell>
          <table:table-cell office:value-type="string" calcext:value-type="string">
            <text:p>http://dbpedia.org/resource/Jeopard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Identity%2C in the sense that the instances of a property can be recognized as being the same or different%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TP53 codon 72 polymorphisms is not associated with recurrence in Wilms tumors.</text:p>
          </table:table-cell>
          <table:table-cell office:value-type="string" calcext:value-type="string">
            <text:p>http://dbpedia.org/resource/Genetic_code</text:p>
          </table:table-cell>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Chloride_potassium_symporter_5</text:p>
          </table:table-cell>
          <table:table-cell/>
        </table:table-row>
        <table:table-row table:style-name="ro1">
          <table:table-cell office:value-type="string" calcext:value-type="string">
            <text:p>Open Access publications in computer science and related area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Science</text:p>
          </table:table-cell>
          <table:table-cell/>
        </table:table-row>
        <table:table-row table:style-name="ro1">
          <table:table-cell office:value-type="string" calcext:value-type="string">
            <text:p>Scintigraphy is not justified for initial diagnosis of patients with non-strictur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Sox4 and CREB cooperate and contribute to increased proliferation of hematopoietic progenitor cells.</text:p>
          </table:table-cell>
          <table:table-cell office:value-type="string" calcext:value-type="string">
            <text:p>http://dbpedia.org/resource/Hematopoietic_stem_cell</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Epithelium</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Science</text:p>
          </table:table-cell>
          <table:table-cell/>
        </table:table-row>
        <table:table-row table:style-name="ro1">
          <table:table-cell office:value-type="string" calcext:value-type="string">
            <text:p>Open Access publications in conservation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fter SOV and SVO%2C VSO is the most stable word order over the time of language evolution.</text:p>
          </table:table-cell>
          <table:table-cell office:value-type="string" calcext:value-type="string">
            <text:p>http://dbpedia.org/resource/Subject–object–verb</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RELA</text:p>
          </table:table-cell>
          <table:table-cell/>
        </table:table-row>
        <table:table-row table:style-name="ro1">
          <table:table-cell office:value-type="string" calcext:value-type="string">
            <text:p>High Galectin-3 is associated with undifferentiated nasopharyngeal carcinoma.</text:p>
          </table:table-cell>
          <table:table-cell office:value-type="string" calcext:value-type="string">
            <text:p>http://dbpedia.org/resource/Nasopharynx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btained by the Neuropsychiatric Instrument %28NPI%29.</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Selectively publishing only statistically significant results in science is more effective than publishing everything.</text:p>
          </table:table-cell>
          <table:table-cell office:value-type="string" calcext:value-type="string">
            <text:p>http://dbpedia.org/resource/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The cholinesterase inhibitor donepezil is efficacious for treating mild to moderate Alzheimer%27s disease.</text:p>
          </table:table-cell>
          <table:table-cell office:value-type="string" calcext:value-type="string">
            <text:p>http://dbpedia.org/resource/Donepezil</text:p>
          </table:table-cell>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Adrenocorticotropic_hormone</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Cyclin-dependent_kinase_5</text:p>
          </table:table-cell>
          <table:table-cell/>
        </table:table-row>
        <table:table-row table:style-name="ro2">
          <table:table-cell office:value-type="string" calcext:value-type="string">
            <text:p>Hyperlinks connecting distributed data on the web%2C as proposed by the Linked Data approach%2C are important to make these data discoverable and interoperable.</text:p>
          </table:table-cell>
          <table:table-cell office:value-type="string" calcext:value-type="string">
            <text:p>http://dbpedia.org/resource/Linked_data</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Neuron</text:p>
          </table:table-cell>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Sodium_channel</text:p>
          </table:table-cell>
          <table:table-cell/>
        </table:table-row>
        <table:table-row table:style-name="ro1">
          <table:table-cell office:value-type="string" calcext:value-type="string">
            <text:p>Deletion of penicillin-binding protein 1b impairs biofilm formation and motility.</text:p>
          </table:table-cell>
          <table:table-cell office:value-type="string" calcext:value-type="string">
            <text:p>http://dbpedia.org/resource/Biofil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Dynamic temporal changes in VEGF%2C Ang-1 and Ang-2 expression stimulate the cerebral angiogenesis after focal cerebral ischemia.</text:p>
          </table:table-cell>
          <table:table-cell office:value-type="string" calcext:value-type="string">
            <text:p>http://dbpedia.org/resource/Focal_cerebral_ischemia</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Mycobacterium_avium_complex</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Pancreatic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Oocytes lack an efficient DNA damage checkpoint because they fail to effectively activate ATM kinase.</text:p>
          </table:table-cell>
          <table:table-cell office:value-type="string" calcext:value-type="string">
            <text:p>http://dbpedia.org/resource/Ataxia_telangiectasia_mutated</text:p>
          </table:table-cell>
          <table:table-cell/>
        </table:table-row>
        <table:table-row table:style-name="ro2">
          <table:table-cell office:value-type="string" calcext:value-type="string">
            <text:p>Content-Centric Networking %28CCN%29%2C centering on named content instead of hosts%2C is superior to the Internet Protocol %28IP%29 in terms of delivery efficiency.</text:p>
          </table:table-cell>
          <table:table-cell office:value-type="string" calcext:value-type="string">
            <text:p>http://dbpedia.org/resource/Named_data_networking</text:p>
          </table:table-cell>
          <table:table-cell/>
        </table:table-row>
        <table:table-row table:style-name="ro1">
          <table:table-cell office:value-type="string" calcext:value-type="string">
            <text:p>Oocytes lack an efficient DNA damage checkpoint because they fail to effectively activate ATM kinase.</text:p>
          </table:table-cell>
          <table:table-cell office:value-type="string" calcext:value-type="string">
            <text:p>http://dbpedia.org/resource/Oocyt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Site-specific phosphorylation of protein phosphatase 1 regulatory subunit 12A is stimulated or suppressed by insulin.</text:p>
          </table:table-cell>
          <table:table-cell office:value-type="string" calcext:value-type="string">
            <text:p>http://dbpedia.org/resource/Phosphorylation</text:p>
          </table:table-cell>
          <table:table-cell/>
        </table:table-row>
        <table:table-row table:style-name="ro1">
          <table:table-cell office:value-type="string" calcext:value-type="string">
            <text:p>Open Access publications in pharmacy and pharmac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the humanities and soci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degree of impaired Hepatic reticuloendothelial function is same for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The world%27s languages exhibit a hierarchical structure dominated by English as its a central hub and with intermediate hubs that include German%2C French%2C and Spanish.</text:p>
          </table:table-cell>
          <table:table-cell office:value-type="string" calcext:value-type="string">
            <text:p>http://dbpedia.org/resource/French_languag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Document search in enterprise intranets is different from Web search in the sense that the diversity of content sources and formats is higher.</text:p>
          </table:table-cell>
          <table:table-cell office:value-type="string" calcext:value-type="string">
            <text:p>http://dbpedia.org/resource/Intranet</text:p>
          </table:table-cell>
          <table:table-cell/>
        </table:table-row>
        <table:table-row table:style-name="ro2">
          <table:table-cell office:value-type="string" calcext:value-type="string">
            <text:p>For social systems under idealized conditions where equity norms have an advantage over discriminatory norms%2C long-lived regimes can emerge that are far from equitable and highly inefficient.</text:p>
          </table:table-cell>
          <table:table-cell office:value-type="string" calcext:value-type="string">
            <text:p>http://dbpedia.org/resource/Equal_opportunity</text:p>
          </table:table-cell>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Sociology</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umor_necrosis_factor-alpha</text:p>
          </table:table-cell>
          <table:table-cell/>
        </table:table-row>
        <table:table-row table:style-name="ro1">
          <table:table-cell office:value-type="string" calcext:value-type="string">
            <text:p>Dynamin-mediated Nephrin phosphorylation regulates glucose-stimulated insulin release in pancreatic beta cells.</text:p>
          </table:table-cell>
          <table:table-cell office:value-type="string" calcext:value-type="string">
            <text:p>http://dbpedia.org/resource/Insulin</text:p>
          </table:table-cell>
          <table:table-cell/>
        </table:table-row>
        <table:table-row table:style-name="ro1">
          <table:table-cell office:value-type="string" calcext:value-type="string">
            <text:p>Prox1 is a direct upstream modifier of Nkx2.5 by maintaining the adult conduction system and rescue of Nkx2.5 conduction disease phenotypes.</text:p>
          </table:table-cell>
          <table:table-cell office:value-type="string" calcext:value-type="string">
            <text:p>http://dbpedia.org/resource/Nkx2.5</text:p>
          </table:table-cell>
          <table:table-cell/>
        </table:table-row>
        <table:table-row table:style-name="ro1">
          <table:table-cell office:value-type="string" calcext:value-type="string">
            <text:p>A lexical database such a WordNet designed for automated usage by computer programs is a very useful resource for various natural language processing tasks.</text:p>
          </table:table-cell>
          <table:table-cell office:value-type="string" calcext:value-type="string">
            <text:p>http://dbpedia.org/resource/Natural_language_processing</text:p>
          </table:table-cell>
          <table:table-cell/>
        </table:table-row>
        <table:table-row table:style-name="ro1">
          <table:table-cell office:value-type="string" calcext:value-type="string">
            <text:p>The high-level DOLCE-Zero ontology is helpful to find and fix systematic errors in the DBpedia knowledge base.</text:p>
          </table:table-cell>
          <table:table-cell office:value-type="string" calcext:value-type="string">
            <text:p>http://dbpedia.org/resource/Systematic_error</text:p>
          </table:table-cell>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Brain</text:p>
          </table:table-cell>
          <table:table-cell/>
        </table:table-row>
        <table:table-row table:style-name="ro1">
          <table:table-cell office:value-type="string" calcext:value-type="string">
            <text:p>CYP 2E1 -1293G%2FC polymorphism is not associated with dystrophic eye diseases.</text:p>
          </table:table-cell>
          <table:table-cell office:value-type="string" calcext:value-type="string">
            <text:p>http://dbpedia.org/resource/CYP2E1</text:p>
          </table:table-cell>
          <table:table-cell/>
        </table:table-row>
        <table:table-row table:style-name="ro1">
          <table:table-cell office:value-type="string" calcext:value-type="string">
            <text:p>DNA pol lambda and DNA ligase I are sufficient to promote efficient microhomology-mediated end-joining repair of broken DNA ends in vitro.</text:p>
          </table:table-cell>
          <table:table-cell office:value-type="string" calcext:value-type="string">
            <text:p>http://dbpedia.org/resource/DNA_lig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btained by the Neuropsychiatric Instrument %28NPI%29.</text:p>
          </table:table-cell>
          <table:table-cell office:value-type="string" calcext:value-type="string">
            <text:p>http://dbpedia.org/resource/Rivastigmine</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DNA-binding_domain</text:p>
          </table:table-cell>
          <table:table-cell/>
        </table:table-row>
        <table:table-row table:style-name="ro1">
          <table:table-cell office:value-type="string" calcext:value-type="string">
            <text:p>Ntc-1 encodes a VP%2FOT-related peptide%2C nematocin%2C that signals through the NTR-1 receptor.</text:p>
          </table:table-cell>
          <table:table-cell office:value-type="string" calcext:value-type="string">
            <text:p>http://dbpedia.org/resource/N._T._Rama_Rao</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CDKN2A</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Genotype</text:p>
          </table:table-cell>
          <table:table-cell/>
        </table:table-row>
        <table:table-row table:style-name="ro1">
          <table:table-cell office:value-type="string" calcext:value-type="string">
            <text:p>Active learning techniques can make the manual construction of RDF data more efficient.</text:p>
          </table:table-cell>
          <table:table-cell office:value-type="string" calcext:value-type="string">
            <text:p>http://dbpedia.org/resource/Resource_Description_Framew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Kir2.1 is required for I%28K1%29 in type II utricle hair cells.</text:p>
          </table:table-cell>
          <table:table-cell office:value-type="string" calcext:value-type="string">
            <text:p>http://dbpedia.org/resource/Achene</text:p>
          </table:table-cell>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Bcl-2-associated_X_protein</text:p>
          </table:table-cell>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Applied_mathematics</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patients%27 behavioral disturbance from the disease.</text:p>
          </table:table-cell>
          <table:table-cell office:value-type="string" calcext:value-type="string">
            <text:p>http://dbpedia.org/resource/Rivastigmine</text:p>
          </table:table-cell>
          <table:table-cell/>
        </table:table-row>
        <table:table-row table:style-name="ro1">
          <table:table-cell office:value-type="string" calcext:value-type="string">
            <text:p>Estrogen-receptor-alpha tetradian oscillation is necessary to generate pulses of expression in genes for fatty acid and cholesterol synthesis.</text:p>
          </table:table-cell>
          <table:table-cell office:value-type="string" calcext:value-type="string">
            <text:p>http://dbpedia.org/resource/Cholesterol</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Reperfusion_injury</text:p>
          </table:table-cell>
          <table:table-cell/>
        </table:table-row>
        <table:table-row table:style-name="ro1">
          <table:table-cell office:value-type="string" calcext:value-type="string">
            <text:p>Elevation of urine trypsinogen 2 is an independent risk factor for pancreatic fistula after pancreaticoduodenectomy.</text:p>
          </table:table-cell>
          <table:table-cell office:value-type="string" calcext:value-type="string">
            <text:p>http://dbpedia.org/resource/Trypsinogen</text:p>
          </table:table-cell>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American law reviews receive on average more citations than similar publications that are not Open Access.</text:p>
          </table:table-cell>
          <table:table-cell office:value-type="string" calcext:value-type="string">
            <text:p>http://dbpedia.org/resource/United_State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Disability Assessment for Dementia %28DAD%29.</text:p>
          </table:table-cell>
          <table:table-cell office:value-type="string" calcext:value-type="string">
            <text:p>http://dbpedia.org/resource/Donepezil</text:p>
          </table:table-cell>
          <table:table-cell/>
        </table:table-row>
        <table:table-row table:style-name="ro1">
          <table:table-cell office:value-type="string" calcext:value-type="string">
            <text:p>Languages with VSO word order are more likely to change to SVO than to SOV over the time of language evolution.</text:p>
          </table:table-cell>
          <table:table-cell office:value-type="string" calcext:value-type="string">
            <text:p>http://dbpedia.org/resource/Subject–verb–object</text:p>
          </table:table-cell>
          <table:table-cell/>
        </table:table-row>
        <table:table-row table:style-name="ro1">
          <table:table-cell office:value-type="string" calcext:value-type="string">
            <text:p>Ntc-1 encodes a VP%2FOT-related peptide%2C nematocin%2C that signals through the NTR-1 receptor.</text:p>
          </table:table-cell>
          <table:table-cell office:value-type="string" calcext:value-type="string">
            <text:p>http://dbpedia.org/resource/Receptor_(biochemistry)</text:p>
          </table:table-cell>
          <table:table-cell/>
        </table:table-row>
        <table:table-row table:style-name="ro1">
          <table:table-cell office:value-type="string" calcext:value-type="string">
            <text:p>The -416G%3EC polymorphism of the TIM-1 gene is associated with childhood allergic asthma.</text:p>
          </table:table-cell>
          <table:table-cell office:value-type="string" calcext:value-type="string">
            <text:p>http://dbpedia.org/resource/Polymorphism_(biology)</text:p>
          </table:table-cell>
          <table:table-cell/>
        </table:table-row>
        <table:table-row table:style-name="ro1">
          <table:table-cell office:value-type="string" calcext:value-type="string">
            <text:p>Loss of glypican 3 is associated with metastasis in hepatocellular carcinoma.</text:p>
          </table:table-cell>
          <table:table-cell office:value-type="string" calcext:value-type="string">
            <text:p>http://dbpedia.org/resource/Glypican_3</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Philosophy</text:p>
          </table:table-cell>
          <table:table-cell/>
        </table:table-row>
        <table:table-row table:style-name="ro2">
          <table:table-cell office:value-type="string" calcext:value-type="string">
            <text:p>For practical and accurate descriptions of identities in open ontologies%2C referentially opaque identity relations are needed that declare two names to identify the same thing but where the properties ascribed to one name are not necessarily appropriate for the other.</text:p>
          </table:table-cell>
          <table:table-cell office:value-type="string" calcext:value-type="string">
            <text:p>http://dbpedia.org/resource/Ontology</text:p>
          </table:table-cell>
          <table:table-cell/>
        </table:table-row>
        <table:table-row table:style-name="ro2">
          <table:table-cell office:value-type="string" calcext:value-type="string">
            <text:p>For question answering approaches for tasks such as playing Jeopardy%2C the best performance is achieved when the integration%2C application%2C and contextual evaluation of a wide range of loosely coupled probabilistic question and content analytics are facilitated.</text:p>
          </table:table-cell>
          <table:table-cell office:value-type="string" calcext:value-type="string">
            <text:p>http://dbpedia.org/resource/Loose_coupl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Resp18 gene expression varies with activation of the corpus ghrelin-secreting cells and the antral gastrin-secreting cells.</text:p>
          </table:table-cell>
          <table:table-cell office:value-type="string" calcext:value-type="string">
            <text:p>http://dbpedia.org/resource/Cell_(biology)</text:p>
          </table:table-cell>
          <table:table-cell/>
        </table:table-row>
        <table:table-row table:style-name="ro1">
          <table:table-cell office:value-type="string" calcext:value-type="string">
            <text:p>Mutations in NMNAT1 cause Leber congenital amaurosis with early-onset severe macular and optic atrophy.</text:p>
          </table:table-cell>
          <table:table-cell office:value-type="string" calcext:value-type="string">
            <text:p>http://dbpedia.org/resource/Optic_neuropathy</text:p>
          </table:table-cell>
          <table:table-cell/>
        </table:table-row>
        <table:table-row table:style-name="ro1">
          <table:table-cell office:value-type="string" calcext:value-type="string">
            <text:p>Deep learning is a powerful and accurate method for automatic natural language understanding.</text:p>
          </table:table-cell>
          <table:table-cell office:value-type="string" calcext:value-type="string">
            <text:p>http://dbpedia.org/resource/Natural_language_processing</text:p>
          </table:table-cell>
          <table:table-cell/>
        </table:table-row>
        <table:table-row table:style-name="ro1">
          <table:table-cell office:value-type="string" calcext:value-type="string">
            <text:p>AmtB proteins play a role in controlling the internal pool of ammonia within the cell.</text:p>
          </table:table-cell>
          <table:table-cell office:value-type="string" calcext:value-type="string">
            <text:p>http://dbpedia.org/resource/Protein</text:p>
          </table:table-cell>
          <table:table-cell/>
        </table:table-row>
        <table:table-row table:style-name="ro1">
          <table:table-cell office:value-type="string" calcext:value-type="string">
            <text:p>The Manchester OWL Syntax is quick and easy to read and write for users not familiar with logic formalisms.</text:p>
          </table:table-cell>
          <table:table-cell office:value-type="string" calcext:value-type="string">
            <text:p>http://dbpedia.org/resource/Logic</text:p>
          </table:table-cell>
          <table:table-cell/>
        </table:table-row>
        <table:table-row table:style-name="ro1">
          <table:table-cell office:value-type="string" calcext:value-type="string">
            <text:p>Open Access publications in cytopath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Methylenetetrahydrofolate_reduc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The approach and technologies of the Semantic Web allow for Web-accessible information and services to be more effectively exploited.</text:p>
          </table:table-cell>
          <table:table-cell office:value-type="string" calcext:value-type="string">
            <text:p>http://dbpedia.org/resource/Semantic_Web</text:p>
          </table:table-cell>
          <table:table-cell/>
        </table:table-row>
        <table:table-row table:style-name="ro1">
          <table:table-cell office:value-type="string" calcext:value-type="string">
            <text:p>Site-specific phosphorylation of protein phosphatase 1 regulatory subunit 12A is stimulated or suppressed by insulin.</text:p>
          </table:table-cell>
          <table:table-cell office:value-type="string" calcext:value-type="string">
            <text:p>http://dbpedia.org/resource/Mazda_Wankel_engine</text:p>
          </table:table-cell>
          <table:table-cell/>
        </table:table-row>
        <table:table-row table:style-name="ro1">
          <table:table-cell office:value-type="string" calcext:value-type="string">
            <text:p>Lecithin%3Acholesterol acyltransferase deficiency protects against cholesterol-induced hepatic endoplasmic reticulum stress in mice.</text:p>
          </table:table-cell>
          <table:table-cell office:value-type="string" calcext:value-type="string">
            <text:p>http://dbpedia.org/resource/Cholesterol</text:p>
          </table:table-cell>
          <table:table-cell/>
        </table:table-row>
        <table:table-row table:style-name="ro2">
          <table:table-cell office:value-type="string" calcext:value-type="string">
            <text:p>The Inverse Document Frequency %28IDF%29 of a term is equal to the distance between the term and the empty string in the space of information distance in which the Kolmogorov complexity is approximated using Web documents and the Shannon-Fano coding.</text:p>
          </table:table-cell>
          <table:table-cell office:value-type="string" calcext:value-type="string">
            <text:p>http://dbpedia.org/resource/Israel_Defense_Forces</text:p>
          </table:table-cell>
          <table:table-cell/>
        </table:table-row>
        <table:table-row table:style-name="ro1">
          <table:table-cell office:value-type="string" calcext:value-type="string">
            <text:p>Acyl-modified forms of HRAS-like tumor suppressors HRASLS2 and HRASLS3 are mimicking lipolytic activity of lecithin retinol acyltransferase LRAT.</text:p>
          </table:table-cell>
          <table:table-cell office:value-type="string" calcext:value-type="string">
            <text:p>http://dbpedia.org/resource/Lipolysis</text:p>
          </table:table-cell>
          <table:table-cell/>
        </table:table-row>
        <table:table-row table:style-name="ro1">
          <table:table-cell office:value-type="string" calcext:value-type="string">
            <text:p>Loss of phospholipase Cdelta1 from keratinocytes causes features of interleukin-17-associated inflammatory skin diseases.</text:p>
          </table:table-cell>
          <table:table-cell office:value-type="string" calcext:value-type="string">
            <text:p>http://dbpedia.org/resource/Keratinocyte</text:p>
          </table:table-cell>
          <table:table-cell/>
        </table:table-row>
        <table:table-row table:style-name="ro1">
          <table:table-cell office:value-type="string" calcext:value-type="string">
            <text:p>Trx-1 is a therapeutic candidate for protecting against formaldehyde-induced neurotoxicity.</text:p>
          </table:table-cell>
          <table:table-cell office:value-type="string" calcext:value-type="string">
            <text:p>http://dbpedia.org/resource/Thioredoxin</text:p>
          </table:table-cell>
          <table:table-cell/>
        </table:table-row>
        <table:table-row table:style-name="ro1">
          <table:table-cell office:value-type="string" calcext:value-type="string">
            <text:p>Kir2.1 is required for I%28K1%29 in type II utricle hair cells.</text:p>
          </table:table-cell>
          <table:table-cell office:value-type="string" calcext:value-type="string">
            <text:p>http://dbpedia.org/resource/Hair_cell</text:p>
          </table:table-cell>
          <table:table-cell/>
        </table:table-row>
        <table:table-row table:style-name="ro1">
          <table:table-cell office:value-type="string" calcext:value-type="string">
            <text:p>Open Access publications in high energy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Human navigation traces on the Web provide valuable information to detect missing hyperlinks.</text:p>
          </table:table-cell>
          <table:table-cell office:value-type="string" calcext:value-type="string">
            <text:p>http://dbpedia.org/resource/Hyperlin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cognitive function.</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global assessment of the patients%27 conditions.</text:p>
          </table:table-cell>
          <table:table-cell office:value-type="string" calcext:value-type="string">
            <text:p>http://dbpedia.org/resource/Galantamine</text:p>
          </table:table-cell>
          <table:table-cell/>
        </table:table-row>
        <table:table-row table:style-name="ro1">
          <table:table-cell office:value-type="string" calcext:value-type="string">
            <text:p>The primary concern of knowledge engineering is modeling systems in the world%2C not replicating how people think.</text:p>
          </table:table-cell>
          <table:table-cell office:value-type="string" calcext:value-type="string">
            <text:p>http://dbpedia.org/resource/Knowledge_engineering</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Progressive Deterioration Scale %28PDS%29.</text:p>
          </table:table-cell>
          <table:table-cell office:value-type="string" calcext:value-type="string">
            <text:p>http://dbpedia.org/resource/Rivastigmine</text:p>
          </table:table-cell>
          <table:table-cell/>
        </table:table-row>
        <table:table-row table:style-name="ro1">
          <table:table-cell office:value-type="string" calcext:value-type="string">
            <text:p>Phosphorylation of SRp55 by Dyrk1A suppressed its ability to promote Tau exon 10 inclusion.</text:p>
          </table:table-cell>
          <table:table-cell office:value-type="string" calcext:value-type="string">
            <text:p>http://dbpedia.org/resource/Exon</text:p>
          </table:table-cell>
          <table:table-cell/>
        </table:table-row>
        <table:table-row table:style-name="ro2">
          <table:table-cell office:value-type="string" calcext:value-type="string">
            <text:p>Standards for structured data on the web are more likely to be successful if they force web publishers to use globally unique URIs only for schema terms but not for individual objects.</text:p>
          </table:table-cell>
          <table:table-cell office:value-type="string" calcext:value-type="string">
            <text:p>http://dbpedia.org/resource/XML_schema</text:p>
          </table:table-cell>
          <table:table-cell/>
        </table:table-row>
        <table:table-row table:style-name="ro1">
          <table:table-cell office:value-type="string" calcext:value-type="string">
            <text:p>Prox1 is a direct upstream modifier of Nkx2.5 by maintaining the adult conduction system and rescue of Nkx2.5 conduction disease phenotypes.</text:p>
          </table:table-cell>
          <table:table-cell office:value-type="string" calcext:value-type="string">
            <text:p>http://dbpedia.org/resource/Phenotype</text:p>
          </table:table-cell>
          <table:table-cell/>
        </table:table-row>
        <table:table-row table:style-name="ro2">
          <table:table-cell office:value-type="string" calcext:value-type="string">
            <text:p>The %22%22knowledge acquisition bottleneck%22%22 metaphor is misleading by suggesting that the problem is to squeeze a large amount of already-formed concepts and relations through a narrow communication channel.</text:p>
          </table:table-cell>
          <table:table-cell office:value-type="string" calcext:value-type="string">
            <text:p>http://dbpedia.org/resource/Knowledge_acquisition_bottleneck</text:p>
          </table:table-cell>
          <table:table-cell/>
        </table:table-row>
        <table:table-row table:style-name="ro1">
          <table:table-cell office:value-type="string" calcext:value-type="string">
            <text:p>Open Access publications in economics and busines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Cell_(biology)</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Fibroblast</text:p>
          </table:table-cell>
          <table:table-cell/>
        </table:table-row>
        <table:table-row table:style-name="ro2">
          <table:table-cell office:value-type="string" calcext:value-type="string">
            <text:p>Document search in enterprise intranets is different from Web search in the sense that a flexible combination of structured and unstructured data needs to be supported.</text:p>
          </table:table-cell>
          <table:table-cell office:value-type="string" calcext:value-type="string">
            <text:p>http://dbpedia.org/resource/Intrane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btained by the Neuropsychiatric Instrument %28NPI%29.</text:p>
          </table:table-cell>
          <table:table-cell office:value-type="string" calcext:value-type="string">
            <text:p>http://dbpedia.org/resource/Donepezil</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Chondrocyte</text:p>
          </table:table-cell>
          <table:table-cell/>
        </table:table-row>
        <table:table-row table:style-name="ro1">
          <table:table-cell office:value-type="string" calcext:value-type="string">
            <text:p>Wnt5a promotes breast cancer cell migration via Dvl2%2FDaam1%2FRhoA.</text:p>
          </table:table-cell>
          <table:table-cell office:value-type="string" calcext:value-type="string">
            <text:p>http://dbpedia.org/resource/RHOA</text:p>
          </table:table-cell>
          <table:table-cell/>
        </table:table-row>
        <table:table-row table:style-name="ro1">
          <table:table-cell office:value-type="string" calcext:value-type="string">
            <text:p>As of 2016%2C the schema.org vocabulary is used by more than one-quarter of all web pages in major search indexes.</text:p>
          </table:table-cell>
          <table:table-cell office:value-type="string" calcext:value-type="string">
            <text:p>http://dbpedia.org/resource/Schema.org</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SNARE_(protein)</text:p>
          </table:table-cell>
          <table:table-cell/>
        </table:table-row>
        <table:table-row table:style-name="ro1">
          <table:table-cell office:value-type="string" calcext:value-type="string">
            <text:p>Jumu and CHES-1-like control the division of cardiac progenitors by regulating the activity of Polo%2C a kinase involved in multiple steps of mitosis.</text:p>
          </table:table-cell>
          <table:table-cell office:value-type="string" calcext:value-type="string">
            <text:p>http://dbpedia.org/resource/Cell_division</text:p>
          </table:table-cell>
          <table:table-cell/>
        </table:table-row>
        <table:table-row table:style-name="ro2">
          <table:table-cell office:value-type="string" calcext:value-type="string">
            <text:p>The interaction between DNA polymerase III alpha and UmuD contributes to the transition between replicative and translesion synthesis polymerases by removing DNA polymerase III alpha from the beta clamp.</text:p>
          </table:table-cell>
          <table:table-cell office:value-type="string" calcext:value-type="string">
            <text:p>http://dbpedia.org/resource/DNA_polymerase_III_holoenzyme</text:p>
          </table:table-cell>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FCN2 promoter variants %28-986G%3EA and -4A%3EG%29 influence ficolin-2 serum levels and susceptibility to schistosomiasis.</text:p>
          </table:table-cell>
          <table:table-cell office:value-type="string" calcext:value-type="string">
            <text:p>http://dbpedia.org/resource/Schistosomia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Inactivation of CDK%2FpRb pathway normalizes survival pattern of lymphoblasts expressing the FTLD-progranulin mutation c.709-1G%3EA.</text:p>
          </table:table-cell>
          <table:table-cell office:value-type="string" calcext:value-type="string">
            <text:p>http://dbpedia.org/resource/Cyclin-dependent_kinase</text:p>
          </table:table-cell>
          <table:table-cell/>
        </table:table-row>
        <table:table-row table:style-name="ro1">
          <table:table-cell office:value-type="string" calcext:value-type="string">
            <text:p>Open Access publications in biology and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Inflammation</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Mathematical_logic</text:p>
          </table:table-cell>
          <table:table-cell/>
        </table:table-row>
        <table:table-row table:style-name="ro1">
          <table:table-cell office:value-type="string" calcext:value-type="string">
            <text:p>The BIO3-BIO1 fusion protein is the sole protein form produced by the BIO3-BIO1 locus in Arabidopsis.</text:p>
          </table:table-cell>
          <table:table-cell office:value-type="string" calcext:value-type="string">
            <text:p>http://dbpedia.org/resource/Arabidopsis_thaliana</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Carcinoembryonic_antigen</text:p>
          </table:table-cell>
          <table:table-cell/>
        </table:table-row>
        <table:table-row table:style-name="ro2">
          <table:table-cell office:value-type="string" calcext:value-type="string">
            <text:p>Celf1-dependent fine-tuning of dmrt2a expression is essential for generating bilateral symmetry of somites and left-right asymmetric patterning during zebrafish development.</text:p>
          </table:table-cell>
          <table:table-cell office:value-type="string" calcext:value-type="string">
            <text:p>http://dbpedia.org/resource/Symmetry_in_biology</text:p>
          </table:table-cell>
          <table:table-cell/>
        </table:table-row>
        <table:table-row table:style-name="ro1">
          <table:table-cell office:value-type="string" calcext:value-type="string">
            <text:p>Open Access publications in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ax5 controls B-cell identity and function by regulating distinct target genes in early and late B lymphopoiesis.</text:p>
          </table:table-cell>
          <table:table-cell office:value-type="string" calcext:value-type="string">
            <text:p>http://dbpedia.org/resource/Gene</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Botan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star model of web interaction design - where a single collection of data items is displayed%2C filtered%2C and modified by declaratively defined and mutually independent UI widgets - meets the needs of a wide variety of use-cases of varying complexity.</text:p>
          </table:table-cell>
          <table:table-cell office:value-type="string" calcext:value-type="string">
            <text:p>http://dbpedia.org/resource/User_interface</text:p>
          </table:table-cell>
          <table:table-cell/>
        </table:table-row>
        <table:table-row table:style-name="ro1">
          <table:table-cell office:value-type="string" calcext:value-type="string">
            <text:p>Open Access publications in the social sciences receive on average more citations than similar publications that are not Open Access.</text:p>
          </table:table-cell>
          <table:table-cell office:value-type="string" calcext:value-type="string">
            <text:p>http://dbpedia.org/resource/Social_science</text:p>
          </table:table-cell>
          <table:table-cell/>
        </table:table-row>
        <table:table-row table:style-name="ro2">
          <table:table-cell office:value-type="string" calcext:value-type="string">
            <text:p>Unlike activators or repressors that act as an on%2Foff switch of transcription%2C Set3C instead plays an important role in the timing of transcription response during gene activation or repression.</text:p>
          </table:table-cell>
          <table:table-cell office:value-type="string" calcext:value-type="string">
            <text:p>http://dbpedia.org/resource/Transcription_(gene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adoption of politically controversial hashtags on Twitter is especially affected by multiple repeated exposures%2C while such repeated exposures have a much less important marginal effect on the adoption of conversational idioms.</text:p>
          </table:table-cell>
          <table:table-cell office:value-type="string" calcext:value-type="string">
            <text:p>http://dbpedia.org/resource/Hashtag</text:p>
          </table:table-cell>
          <table:table-cell/>
        </table:table-row>
        <table:table-row table:style-name="ro1">
          <table:table-cell office:value-type="string" calcext:value-type="string">
            <text:p>SOV is the common ancestral word order in the evolution of languages over time.</text:p>
          </table:table-cell>
          <table:table-cell office:value-type="string" calcext:value-type="string">
            <text:p>http://dbpedia.org/resource/Subject–object–verb</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Mutation</text:p>
          </table:table-cell>
          <table:table-cell/>
        </table:table-row>
        <table:table-row table:style-name="ro1">
          <table:table-cell office:value-type="string" calcext:value-type="string">
            <text:p>Mir-71 functions in the nervous system to facilitate the localization and transcriptional activity of DAF-16 in the intestine.</text:p>
          </table:table-cell>
          <table:table-cell office:value-type="string" calcext:value-type="string">
            <text:p>http://dbpedia.org/resource/Nervous_syste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Celf1-dependent fine-tuning of dmrt2a expression is essential for generating bilateral symmetry of somites and left-right asymmetric patterning during zebrafish development.</text:p>
          </table:table-cell>
          <table:table-cell office:value-type="string" calcext:value-type="string">
            <text:p>http://dbpedia.org/resource/Somite</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patients%27 behavioral disturbance from the disease.</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Endometrial carcinoma patients with loss of PTEN and p-AKT positivity have a favorable prognosis.</text:p>
          </table:table-cell>
          <table:table-cell office:value-type="string" calcext:value-type="string">
            <text:p>http://dbpedia.org/resource/PTEN_(ge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life-cycles of online community members with respect their susceptibility to linguistic change show a universal pattern of increasingly progressive language for about the first third and increasingly conservative language for the rest of the individual%27s eventual lifespan in terms of number of contributions.</text:p>
          </table:table-cell>
          <table:table-cell office:value-type="string" calcext:value-type="string">
            <text:p>http://dbpedia.org/resource/Progressivis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Linguistic diversity across languages is the product of cultural evolution.</text:p>
          </table:table-cell>
          <table:table-cell office:value-type="string" calcext:value-type="string">
            <text:p>http://dbpedia.org/resource/Sociocultural_evolution</text:p>
          </table:table-cell>
          <table:table-cell/>
        </table:table-row>
        <table:table-row table:style-name="ro2">
          <table:table-cell office:value-type="string" calcext:value-type="string">
            <text:p>Organ fate commitment and progenitor cell expansion are coordinately controlled by the activity of a Sox9%2FFgf10%2FFgfr2b feed-forward loop in the pancreatic niche.</text:p>
          </table:table-cell>
          <table:table-cell office:value-type="string" calcext:value-type="string">
            <text:p>http://dbpedia.org/resource/SOX9</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A series of tyrosine phosphorylation events%2C involving both p50%28Cdc37%29 and Hsp90%2C are minimally sufficient to provide directionality to the chaperone cycle.</text:p>
          </table:table-cell>
          <table:table-cell office:value-type="string" calcext:value-type="string">
            <text:p>http://dbpedia.org/resource/Chaperone_(protein)</text:p>
          </table:table-cell>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Cathode_ray_tube</text:p>
          </table:table-cell>
          <table:table-cell/>
        </table:table-row>
        <table:table-row table:style-name="ro1">
          <table:table-cell office:value-type="string" calcext:value-type="string">
            <text:p>Endometrial carcinoma patients with loss of PTEN and p-AKT positivity have a favorable prognosis.</text:p>
          </table:table-cell>
          <table:table-cell office:value-type="string" calcext:value-type="string">
            <text:p>http://dbpedia.org/resource/Carcinoma</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Probability</text:p>
          </table:table-cell>
          <table:table-cell/>
        </table:table-row>
        <table:table-row table:style-name="ro1">
          <table:table-cell office:value-type="string" calcext:value-type="string">
            <text:p>The function of the Tlc1 terminator region depends on the Nrd1%2FNab3 transcription termination pathway.</text:p>
          </table:table-cell>
          <table:table-cell office:value-type="string" calcext:value-type="string">
            <text:p>http://dbpedia.org/resource/NRD1</text:p>
          </table:table-cell>
          <table:table-cell/>
        </table:table-row>
        <table:table-row table:style-name="ro2">
          <table:table-cell office:value-type="string" calcext:value-type="string">
            <text:p>During the period from 2001 until 2013%2C the number of grants by UK%27s Engineering and Physical Sciences Research Council %28EPSRC%29 showed a substantial decline but with much larger monetary values per grant.</text:p>
          </table:table-cell>
          <table:table-cell office:value-type="string" calcext:value-type="string">
            <text:p>http://dbpedia.org/resource/United_Kingdo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CRT induces %27reperfusion%27 in idiopathic cardiomyopathies.</text:p>
          </table:table-cell>
          <table:table-cell office:value-type="string" calcext:value-type="string">
            <text:p>http://dbpedia.org/resource/Idiopathic</text:p>
          </table:table-cell>
          <table:table-cell/>
        </table:table-row>
        <table:table-row table:style-name="ro1">
          <table:table-cell office:value-type="string" calcext:value-type="string">
            <text:p>Simultaneous overexpression of Hes5 and Sox21 reveals Hes5 as a downstream effector of Sox21 in adult hippocampus neurogenesis.</text:p>
          </table:table-cell>
          <table:table-cell office:value-type="string" calcext:value-type="string">
            <text:p>http://dbpedia.org/resource/Hippocampus</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Beta_deca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Fatigue_(medical)</text:p>
          </table:table-cell>
          <table:table-cell/>
        </table:table-row>
        <table:table-row table:style-name="ro2">
          <table:table-cell office:value-type="string" calcext:value-type="string">
            <text:p>For question answering approaches for tasks such as playing Jeopardy%2C the best performance is achieved when applying massive parallelism in the consideration of multiple interpretations and hypotheses.</text:p>
          </table:table-cell>
          <table:table-cell office:value-type="string" calcext:value-type="string">
            <text:p>http://dbpedia.org/resource/Massively_parallel_(computing)</text:p>
          </table:table-cell>
          <table:table-cell/>
        </table:table-row>
        <table:table-row table:style-name="ro1">
          <table:table-cell office:value-type="string" calcext:value-type="string">
            <text:p>Kidney injury accelerates cystogenesis via pathways modulated by heme oxygenase and complement.</text:p>
          </table:table-cell>
          <table:table-cell office:value-type="string" calcext:value-type="string">
            <text:p>http://dbpedia.org/resource/Oxygenase</text:p>
          </table:table-cell>
          <table:table-cell/>
        </table:table-row>
        <table:table-row table:style-name="ro3">
          <table:table-cell office:value-type="string" calcext:value-type="string">
            <text:p>A good methodology to develop a declarative frame-based ontology consists of the seven successive steps of %281%29 determining domain and scope%2C %282%29 considering reusing existing ontologies%2C %283%29 enumerating important terms%2C %284%29 defining classes and their hierarchy%2C defining %285%29 slots and %286%29 their facets%2C and %287%29 creating instance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Rot and SaeR%2C the response regulator of the Sae TCS%2C synergize to coordinate the activation of the ssl promoters.</text:p>
          </table:table-cell>
          <table:table-cell office:value-type="string" calcext:value-type="string">
            <text:p>http://dbpedia.org/resource/Transport_Layer_Security</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Protein_phosphatase_2</text:p>
          </table:table-cell>
          <table:table-cell/>
        </table:table-row>
        <table:table-row table:style-name="ro1">
          <table:table-cell office:value-type="string" calcext:value-type="string">
            <text:p>Estrogen-receptor-alpha tetradian oscillation is necessary to generate pulses of expression in genes for fatty acid and cholesterol synthesis.</text:p>
          </table:table-cell>
          <table:table-cell office:value-type="string" calcext:value-type="string">
            <text:p>http://dbpedia.org/resource/Gene</text:p>
          </table:table-cell>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Hypoxia-inducible_factors</text:p>
          </table:table-cell>
          <table:table-cell/>
        </table:table-row>
        <table:table-row table:style-name="ro1">
          <table:table-cell office:value-type="string" calcext:value-type="string">
            <text:p>Wnt1 is anti-lymphangiogenic by suppressing melanoma-derived VEGF-C expression.</text:p>
          </table:table-cell>
          <table:table-cell office:value-type="string" calcext:value-type="string">
            <text:p>http://dbpedia.org/resource/Wnt1</text:p>
          </table:table-cell>
          <table:table-cell/>
        </table:table-row>
        <table:table-row table:style-name="ro2">
          <table:table-cell office:value-type="string" calcext:value-type="string">
            <text:p>Essence%2C in the sense that a property must necessarily hold for the entire existence of a given entity%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LsrR-mediated quorum sensing controls invasiveness of Salmonella typhimurium by regulating SPI-1 and flagella genes.</text:p>
          </table:table-cell>
          <table:table-cell office:value-type="string" calcext:value-type="string">
            <text:p>http://dbpedia.org/resource/Quorum</text:p>
          </table:table-cell>
          <table:table-cell/>
        </table:table-row>
        <table:table-row table:style-name="ro1">
          <table:table-cell office:value-type="string" calcext:value-type="string">
            <text:p>Scintigraphy is justified for reassessments of patients with non-stricturizing or non-fistul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Molecule</text:p>
          </table:table-cell>
          <table:table-cell/>
        </table:table-row>
        <table:table-row table:style-name="ro2">
          <table:table-cell office:value-type="string" calcext:value-type="string">
            <text:p>Word-order change over the time of language evoluation is best characterized as being dominated by slow cycles between SOV and SVO and faster cycles between SVO and VSO.</text:p>
          </table:table-cell>
          <table:table-cell office:value-type="string" calcext:value-type="string">
            <text:p>http://dbpedia.org/resource/Subject–verb–obj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The variants%2C rs1404699 and rs7803992%2C of CNTNAP2 are associated with exfoliation syndrome in the Japanese population.</text:p>
          </table:table-cell>
          <table:table-cell office:value-type="string" calcext:value-type="string">
            <text:p>http://dbpedia.org/resource/CNTNAP2</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Semantics</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CD2AP</text:p>
          </table:table-cell>
          <table:table-cell/>
        </table:table-row>
        <table:table-row table:style-name="ro1">
          <table:table-cell office:value-type="string" calcext:value-type="string">
            <text:p>Radiolabeled leukocyte scintigraphy is helpful in prospective%2C blinded assessments of patients with non-fistulating forms of Crohn%27s disease.</text:p>
          </table:table-cell>
          <table:table-cell office:value-type="string" calcext:value-type="string">
            <text:p>http://dbpedia.org/resource/White_blood_cell</text:p>
          </table:table-cell>
          <table:table-cell/>
        </table:table-row>
        <table:table-row table:style-name="ro2">
          <table:table-cell office:value-type="string" calcext:value-type="string">
            <text:p>The star model of web interaction design - where a single collection of data items is displayed%2C filtered%2C and modified by declaratively defined and mutually independent UI widgets - meets the needs of a wide variety of use-cases of varying complexity.</text:p>
          </table:table-cell>
          <table:table-cell office:value-type="string" calcext:value-type="string">
            <text:p>http://dbpedia.org/resource/Star</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Gene</text:p>
          </table:table-cell>
          <table:table-cell/>
        </table:table-row>
        <table:table-row table:style-name="ro1">
          <table:table-cell office:value-type="string" calcext:value-type="string">
            <text:p>Radiolabeled leukocyte scintigraphy is helpful in assessment of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Kidney_stone</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Han_Chinese</text:p>
          </table:table-cell>
          <table:table-cell/>
        </table:table-row>
        <table:table-row table:style-name="ro2">
          <table:table-cell office:value-type="string" calcext:value-type="string">
            <text:p>A rich corpus of structured knowledge can be obtained from large-scale collaborations of end-users%2C who might not even be aware that they contribute to such a knowledge base.</text:p>
          </table:table-cell>
          <table:table-cell office:value-type="string" calcext:value-type="string">
            <text:p>http://dbpedia.org/resource/Text_corpus</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Prolactin</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P21</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Focal_adhesion</text:p>
          </table:table-cell>
          <table:table-cell/>
        </table:table-row>
        <table:table-row table:style-name="ro1">
          <table:table-cell office:value-type="string" calcext:value-type="string">
            <text:p>Open Access publications in astronomy and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Deep learning is a powerful and accurate method for automatic speech recognition.</text:p>
          </table:table-cell>
          <table:table-cell office:value-type="string" calcext:value-type="string">
            <text:p>http://dbpedia.org/resource/Speech_recognition</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Protein</text:p>
          </table:table-cell>
          <table:table-cell/>
        </table:table-row>
        <table:table-row table:style-name="ro2">
          <table:table-cell office:value-type="string" calcext:value-type="string">
            <text:p>The concept of %22%22scientific lenses%22%22 consisting of reusable problem-specific criteria for entity equivalence allows for context-aware dynamic views over Linked Data.</text:p>
          </table:table-cell>
          <table:table-cell office:value-type="string" calcext:value-type="string">
            <text:p>http://dbpedia.org/resource/Linked_data</text:p>
          </table:table-cell>
          <table:table-cell/>
        </table:table-row>
        <table:table-row table:style-name="ro1">
          <table:table-cell office:value-type="string" calcext:value-type="string">
            <text:p>Sox10 functions in Schwann cells by recruiting Brg1-containing chromatin-remodeling complexes.</text:p>
          </table:table-cell>
          <table:table-cell office:value-type="string" calcext:value-type="string">
            <text:p>http://dbpedia.org/resource/SOX10</text:p>
          </table:table-cell>
          <table:table-cell/>
        </table:table-row>
        <table:table-row table:style-name="ro1">
          <table:table-cell office:value-type="string" calcext:value-type="string">
            <text:p>Cardiac resynchronization therapy induces a significant %27reperfusion%27 both in ischemic and idiopathic cardiomyopathies.</text:p>
          </table:table-cell>
          <table:table-cell office:value-type="string" calcext:value-type="string">
            <text:p>http://dbpedia.org/resource/Ischemia</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NAMD</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Civil_engineering</text:p>
          </table:table-cell>
          <table:table-cell/>
        </table:table-row>
        <table:table-row table:style-name="ro1">
          <table:table-cell office:value-type="string" calcext:value-type="string">
            <text:p>Linked Data and Semantic Web technologies allow for automated evaluation of scientific hypotheses.</text:p>
          </table:table-cell>
          <table:table-cell office:value-type="string" calcext:value-type="string">
            <text:p>http://dbpedia.org/resource/Semantic_Web</text:p>
          </table:table-cell>
          <table:table-cell/>
        </table:table-row>
        <table:table-row table:style-name="ro2">
          <table:table-cell office:value-type="string" calcext:value-type="string">
            <text:p>For question answering approaches for tasks such as playing Jeopardy%2C the best performance is achieved when applying massive parallelism in the consideration of multiple interpretations and hypotheses.</text:p>
          </table:table-cell>
          <table:table-cell office:value-type="string" calcext:value-type="string">
            <text:p>http://dbpedia.org/resource/Jeopard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The degree of hepatic reticuloendothelial function impairment in cirrhotic patients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Ser phosphorylation of Arabidopsis thaliana RNAPII CTD is governed by CYCLIN-DEPENDENT KINASE F%3B1.</text:p>
          </table:table-cell>
          <table:table-cell office:value-type="string" calcext:value-type="string">
            <text:p>http://dbpedia.org/resource/Phosphoryl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Protein_kinase</text:p>
          </table:table-cell>
          <table:table-cell/>
        </table:table-row>
        <table:table-row table:style-name="ro1">
          <table:table-cell office:value-type="string" calcext:value-type="string">
            <text:p>Radiolabeled leukocyte scintigraphy is helpful in prospective%2C blinded assessments of patients with non-fistulizing forms of Crohn%27s disease.</text:p>
          </table:table-cell>
          <table:table-cell office:value-type="string" calcext:value-type="string">
            <text:p>http://dbpedia.org/resource/White_blood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Dynamic temporal changes in VEGF%2C Ang-1 and Ang-2 expression stimulate the cerebral angiogenesis after focal cerebral ischemia.</text:p>
          </table:table-cell>
          <table:table-cell office:value-type="string" calcext:value-type="string">
            <text:p>http://dbpedia.org/resource/Vascular_endothelial_growth_factor</text:p>
          </table:table-cell>
          <table:table-cell/>
        </table:table-row>
        <table:table-row table:style-name="ro1">
          <table:table-cell office:value-type="string" calcext:value-type="string">
            <text:p>The behavior - in terms of editing trails - of users editing ontologies is most strongly influended by entity similarity apart from the hierarchical structure of the ontolog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development of reusable knowledge components and knowledge-based services depends on an engineering discipline for ontology design.</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A substantial minority of humans can digest lactose as adults.</text:p>
          </table:table-cell>
          <table:table-cell office:value-type="string" calcext:value-type="string">
            <text:p>http://dbpedia.org/resource/Lactose</text:p>
          </table:table-cell>
          <table:table-cell/>
        </table:table-row>
        <table:table-row table:style-name="ro1">
          <table:table-cell office:value-type="string" calcext:value-type="string">
            <text:p>Mutations in torsin A gene lead to more frequent glutamate release in hippocampal neurons.</text:p>
          </table:table-cell>
          <table:table-cell office:value-type="string" calcext:value-type="string">
            <text:p>http://dbpedia.org/resource/Gene</text:p>
          </table:table-cell>
          <table:table-cell/>
        </table:table-row>
        <table:table-row table:style-name="ro1">
          <table:table-cell office:value-type="string" calcext:value-type="string">
            <text:p>Deep learning is a powerful and accurate method for machine translation.</text:p>
          </table:table-cell>
          <table:table-cell office:value-type="string" calcext:value-type="string">
            <text:p>http://dbpedia.org/resource/Machine_transl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Cathode_ray_tube</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Kin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Bone_morphogenetic_protein_4</text:p>
          </table:table-cell>
          <table:table-cell/>
        </table:table-row>
        <table:table-row table:style-name="ro1">
          <table:table-cell office:value-type="string" calcext:value-type="string">
            <text:p>Open Access publications in solar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Major_depressive_disorder</text:p>
          </table:table-cell>
          <table:table-cell/>
        </table:table-row>
        <table:table-row table:style-name="ro1">
          <table:table-cell office:value-type="string" calcext:value-type="string">
            <text:p>The OWL Abstract Syntax is difficult to read and write for users not familiar with logic formalisms.</text:p>
          </table:table-cell>
          <table:table-cell office:value-type="string" calcext:value-type="string">
            <text:p>http://dbpedia.org/resource/Logic</text:p>
          </table:table-cell>
          <table:table-cell/>
        </table:table-row>
        <table:table-row table:style-name="ro2">
          <table:table-cell office:value-type="string" calcext:value-type="string">
            <text:p>Scientific papers with machine-readable semantic markup facilitate the development of automated methods for helping scientists to find and understand the content produced in other scientific disciplines.</text:p>
          </table:table-cell>
          <table:table-cell office:value-type="string" calcext:value-type="string">
            <text:p>http://dbpedia.org/resource/Separation_of_presentation_and_content</text:p>
          </table:table-cell>
          <table:table-cell/>
        </table:table-row>
        <table:table-row table:style-name="ro1">
          <table:table-cell office:value-type="string" calcext:value-type="string">
            <text:p>Selective nuclear import of mature AGO4%2FsiRNA complexes is a key regulatory point prior to the effector stage of RdDM.</text:p>
          </table:table-cell>
          <table:table-cell office:value-type="string" calcext:value-type="string">
            <text:p>http://dbpedia.org/resource/RNA-Directed_DNA_Methylation</text:p>
          </table:table-cell>
          <table:table-cell/>
        </table:table-row>
        <table:table-row table:style-name="ro1">
          <table:table-cell office:value-type="string" calcext:value-type="string">
            <text:p>APO2 suppresses the transition from inflorescence meristem to floral meristem through interaction with APO1.</text:p>
          </table:table-cell>
          <table:table-cell office:value-type="string" calcext:value-type="string">
            <text:p>http://dbpedia.org/resource/Inflorescence</text:p>
          </table:table-cell>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ctivation of BMP-Smad1%2F5%2F8 signaling promotes survival of retinal ganglion cells after damage in vivo.</text:p>
          </table:table-cell>
          <table:table-cell office:value-type="string" calcext:value-type="string">
            <text:p>http://dbpedia.org/resource/Retinal_ganglion_cell</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rlistat is effective in reducing human visceral adipose tissue.</text:p>
          </table:table-cell>
          <table:table-cell office:value-type="string" calcext:value-type="string">
            <text:p>http://dbpedia.org/resource/Adipose_tissue</text:p>
          </table:table-cell>
          <table:table-cell/>
        </table:table-row>
        <table:table-row table:style-name="ro1">
          <table:table-cell office:value-type="string" calcext:value-type="string">
            <text:p>Long %28GT%29n repeats in the HO-1 gene promoter are associated with a higher risk of malignant mesothelioma in the Japanese population.</text:p>
          </table:table-cell>
          <table:table-cell office:value-type="string" calcext:value-type="string">
            <text:p>http://dbpedia.org/resource/HMOX1</text:p>
          </table:table-cell>
          <table:table-cell/>
        </table:table-row>
        <table:table-row table:style-name="ro1">
          <table:table-cell office:value-type="string" calcext:value-type="string">
            <text:p>Oocytes lack an efficient DNA damage checkpoint because they fail to effectively activate ATM kinase.</text:p>
          </table:table-cell>
          <table:table-cell office:value-type="string" calcext:value-type="string">
            <text:p>http://dbpedia.org/resource/Kinase</text:p>
          </table:table-cell>
          <table:table-cell/>
        </table:table-row>
        <table:table-row table:style-name="ro1">
          <table:table-cell office:value-type="string" calcext:value-type="string">
            <text:p>Pax5 controls B-cell identity and function by regulating distinct target genes in early and late B lymphopoiesis.</text:p>
          </table:table-cell>
          <table:table-cell office:value-type="string" calcext:value-type="string">
            <text:p>http://dbpedia.org/resource/PAX5</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Zebrafish</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Phosphoinositide_3-kinase</text:p>
          </table:table-cell>
          <table:table-cell/>
        </table:table-row>
        <table:table-row table:style-name="ro1">
          <table:table-cell office:value-type="string" calcext:value-type="string">
            <text:p>The behavior - in terms of editing trails - of users editing ontologies is most strongly influended by the hierarchical structure of the ontolog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Prognosis</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linear congestion games with atomic players and unsplittable flow%2C even if the play itself is not approaching equilibrium.</text:p>
          </table:table-cell>
          <table:table-cell office:value-type="string" calcext:value-type="string">
            <text:p>http://dbpedia.org/resource/Anarch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n the Alzheimer%27s Disease Assessment Scale %28ADAS-Cog%29.</text:p>
          </table:table-cell>
          <table:table-cell office:value-type="string" calcext:value-type="string">
            <text:p>http://dbpedia.org/resource/Galantamine</text:p>
          </table:table-cell>
          <table:table-cell/>
        </table:table-row>
        <table:table-row table:style-name="ro2">
          <table:table-cell office:value-type="string" calcext:value-type="string">
            <text:p>Document search in enterprise intranets is different from Web search in the sense that%2C depending on the user%27s role%2C certain documents must be excluded from the search because of security reasons.</text:p>
          </table:table-cell>
          <table:table-cell office:value-type="string" calcext:value-type="string">
            <text:p>http://dbpedia.org/resource/Intranet</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time needed by carers to assist in instrumental activities of daily living and physical self-maintenance.</text:p>
          </table:table-cell>
          <table:table-cell office:value-type="string" calcext:value-type="string">
            <text:p>http://dbpedia.org/resource/Rivastigmine</text:p>
          </table:table-cell>
          <table:table-cell/>
        </table:table-row>
        <table:table-row table:style-name="ro1">
          <table:table-cell office:value-type="string" calcext:value-type="string">
            <text:p>Approximate membership functions%2C such as Bloom filters and Golomb-coded sets%2C can help to reduce the execution times of RDF queries.</text:p>
          </table:table-cell>
          <table:table-cell office:value-type="string" calcext:value-type="string">
            <text:p>http://dbpedia.org/resource/Resource_Description_Framework</text:p>
          </table:table-cell>
          <table:table-cell/>
        </table:table-row>
        <table:table-row table:style-name="ro1">
          <table:table-cell office:value-type="string" calcext:value-type="string">
            <text:p>Ser phosphorylation of Arabidopsis thaliana RNAPII CTD is governed by CYCLIN-DEPENDENT KINASE F%3B1.</text:p>
          </table:table-cell>
          <table:table-cell office:value-type="string" calcext:value-type="string">
            <text:p>http://dbpedia.org/resource/Arabidopsis_thaliana</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COLCE2 is required for efficient procollagen processing and deposition of fibrillar collagen in the pressure-overloaded myocardium.</text:p>
          </table:table-cell>
          <table:table-cell office:value-type="string" calcext:value-type="string">
            <text:p>http://dbpedia.org/resource/Collagen</text:p>
          </table:table-cell>
          <table:table-cell/>
        </table:table-row>
        <table:table-row table:style-name="ro1">
          <table:table-cell office:value-type="string" calcext:value-type="string">
            <text:p>The variants%2C rs1404699 and rs7803992%2C of CNTNAP2 are associated with exfoliation syndrome in the Japanese population.</text:p>
          </table:table-cell>
          <table:table-cell office:value-type="string" calcext:value-type="string">
            <text:p>http://dbpedia.org/resource/Exfoliation_joint</text:p>
          </table:table-cell>
          <table:table-cell/>
        </table:table-row>
        <table:table-row table:style-name="ro1">
          <table:table-cell office:value-type="string" calcext:value-type="string">
            <text:p>Intuitive keywords are an important feature of an ontology language to be easy to read and write for users not familiar with logic formalisms.</text:p>
          </table:table-cell>
          <table:table-cell office:value-type="string" calcext:value-type="string">
            <text:p>http://dbpedia.org/resource/Logic</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Phagocytosis</text:p>
          </table:table-cell>
          <table:table-cell/>
        </table:table-row>
        <table:table-row table:style-name="ro1">
          <table:table-cell office:value-type="string" calcext:value-type="string">
            <text:p>Word order SOV is more stable over the time of language evolution than SVO.</text:p>
          </table:table-cell>
          <table:table-cell office:value-type="string" calcext:value-type="string">
            <text:p>http://dbpedia.org/resource/Evolution</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Web_Ontology_Language</text:p>
          </table:table-cell>
          <table:table-cell/>
        </table:table-row>
        <table:table-row table:style-name="ro1">
          <table:table-cell office:value-type="string" calcext:value-type="string">
            <text:p>The function of the Tlc1 terminator region depends on the Nrd1%2FNab3 transcription termination pathway.</text:p>
          </table:table-cell>
          <table:table-cell office:value-type="string" calcext:value-type="string">
            <text:p>http://dbpedia.org/resource/Transcription_(genetics)</text:p>
          </table:table-cell>
          <table:table-cell/>
        </table:table-row>
        <table:table-row table:style-name="ro1">
          <table:table-cell office:value-type="string" calcext:value-type="string">
            <text:p>Vector differences accurately capture syntactic and semantic relations for vector-space word representations trained by recurrent neural networks on text corpora.</text:p>
          </table:table-cell>
          <table:table-cell office:value-type="string" calcext:value-type="string">
            <text:p>http://dbpedia.org/resource/Text_corpus</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Utility</text:p>
          </table:table-cell>
          <table:table-cell/>
        </table:table-row>
        <table:table-row table:style-name="ro2">
          <table:table-cell office:value-type="string" calcext:value-type="string">
            <text:p>For question answering approaches for tasks such as playing Jeopardy%2C the best performance is achieved when combining a large number of different techniques for natural language processing%2C source identification%2C hypothesis generation and ranking%2C and evidence scoring.</text:p>
          </table:table-cell>
          <table:table-cell office:value-type="string" calcext:value-type="string">
            <text:p>http://dbpedia.org/resource/Jeopardy!</text:p>
          </table:table-cell>
          <table:table-cell/>
        </table:table-row>
        <table:table-row table:style-name="ro2">
          <table:table-cell office:value-type="string" calcext:value-type="string">
            <text:p>Enhancing web search results with Information Extraction and Semantic Web techniques to incorporate images%2C links%2C key-value pairs%2C and interactive elements is feasible up to the scale of the entire web in terms of content coverage and user impression.</text:p>
          </table:table-cell>
          <table:table-cell office:value-type="string" calcext:value-type="string">
            <text:p>http://dbpedia.org/resource/Information_extrac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Phenotype</text:p>
          </table:table-cell>
          <table:table-cell/>
        </table:table-row>
        <table:table-row table:style-name="ro1">
          <table:table-cell office:value-type="string" calcext:value-type="string">
            <text:p>Open Access publications in ophthalm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Content-Centric Networking %28CCN%29%2C centering on named content instead of hosts%2C is superior to the Internet Protocol %28IP%29 in terms of security.</text:p>
          </table:table-cell>
          <table:table-cell office:value-type="string" calcext:value-type="string">
            <text:p>http://dbpedia.org/resource/Named_data_networking</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Streptococcus_agalactiae</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Sphingosine_kinase_1</text:p>
          </table:table-cell>
          <table:table-cell/>
        </table:table-row>
        <table:table-row table:style-name="ro1">
          <table:table-cell office:value-type="string" calcext:value-type="string">
            <text:p>Exposure to high glucose increases miR-486-5p expression and inhibits SIRT1 expression in human adipose tissue-derived mesenchymal stem cells.</text:p>
          </table:table-cell>
          <table:table-cell office:value-type="string" calcext:value-type="string">
            <text:p>http://dbpedia.org/resource/Sirtuin_1</text:p>
          </table:table-cell>
          <table:table-cell/>
        </table:table-row>
        <table:table-row table:style-name="ro1">
          <table:table-cell office:value-type="string" calcext:value-type="string">
            <text:p>A knowledge representation is a set of ontological commitments that determine what aspects of the world can be expressed and at what granularity.</text:p>
          </table:table-cell>
          <table:table-cell office:value-type="string" calcext:value-type="string">
            <text:p>http://dbpedia.org/resource/Ontological_commitment</text:p>
          </table:table-cell>
          <table:table-cell/>
        </table:table-row>
        <table:table-row table:style-name="ro1">
          <table:table-cell office:value-type="string" calcext:value-type="string">
            <text:p>There is an association between CYP2D6 %281846G%2FA%29 genotype and rapid liver cirrhosis development.</text:p>
          </table:table-cell>
          <table:table-cell office:value-type="string" calcext:value-type="string">
            <text:p>http://dbpedia.org/resource/Genotype</text:p>
          </table:table-cell>
          <table:table-cell/>
        </table:table-row>
        <table:table-row table:style-name="ro1">
          <table:table-cell office:value-type="string" calcext:value-type="string">
            <text:p>Deletion of penicillin-binding protein 1b impairs biofilm formation and motility.</text:p>
          </table:table-cell>
          <table:table-cell office:value-type="string" calcext:value-type="string">
            <text:p>http://dbpedia.org/resource/Penicillin_binding_protein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agriculture and allied subject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the legal domain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Protein</text:p>
          </table:table-cell>
          <table:table-cell/>
        </table:table-row>
        <table:table-row table:style-name="ro1">
          <table:table-cell office:value-type="string" calcext:value-type="string">
            <text:p>Open Access publications in high energy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Galantamine</text:p>
          </table:table-cell>
          <table:table-cell/>
        </table:table-row>
        <table:table-row table:style-name="ro1">
          <table:table-cell office:value-type="string" calcext:value-type="string">
            <text:p>Cyclin K-containing kinase complexes maintain self-renewal in murine embryonic stem cells.</text:p>
          </table:table-cell>
          <table:table-cell office:value-type="string" calcext:value-type="string">
            <text:p>http://dbpedia.org/resource/Kinase</text:p>
          </table:table-cell>
          <table:table-cell/>
        </table:table-row>
        <table:table-row table:style-name="ro1">
          <table:table-cell office:value-type="string" calcext:value-type="string">
            <text:p>BRCA1 mutations are associated with unselected Nigerian breast cancer patients.</text:p>
          </table:table-cell>
          <table:table-cell office:value-type="string" calcext:value-type="string">
            <text:p>http://dbpedia.org/resource/Breast_cancer</text:p>
          </table:table-cell>
          <table:table-cell/>
        </table:table-row>
        <table:table-row table:style-name="ro1">
          <table:table-cell office:value-type="string" calcext:value-type="string">
            <text:p>ERK1%2F2-dependent Best-3 activation regulates cell fate decisions during endoplasmic reticulum stress by suppressing CHOP induction and death.</text:p>
          </table:table-cell>
          <table:table-cell office:value-type="string" calcext:value-type="string">
            <text:p>http://dbpedia.org/resource/Endoplasmic_reticulum</text:p>
          </table:table-cell>
          <table:table-cell/>
        </table:table-row>
        <table:table-row table:style-name="ro1">
          <table:table-cell office:value-type="string" calcext:value-type="string">
            <text:p>Loss of phospholipase Cdelta1 from keratinocytes causes features of interleukin-17-associated inflammatory skin diseases.</text:p>
          </table:table-cell>
          <table:table-cell office:value-type="string" calcext:value-type="string">
            <text:p>http://dbpedia.org/resource/Phospholipase</text:p>
          </table:table-cell>
          <table:table-cell/>
        </table:table-row>
        <table:table-row table:style-name="ro2">
          <table:table-cell office:value-type="string" calcext:value-type="string">
            <text:p>Out of the two cholinesterase inhibitors donepezil and rivastigmine%2C donepezil leads to fewer adverse events when used for treating mild to moderate Alzheimer%27s disease.</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Clarity of an ontology%2C in the sense that it effectively communicates the intended meanings of defined terms%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MIF is essential for the development of neuropathic and inflammatory pain and for stress-induced enhancement of neuropathic pain.</text:p>
          </table:table-cell>
          <table:table-cell office:value-type="string" calcext:value-type="string">
            <text:p>http://dbpedia.org/resource/Neuropathic_pain</text:p>
          </table:table-cell>
          <table:table-cell/>
        </table:table-row>
        <table:table-row table:style-name="ro1">
          <table:table-cell office:value-type="string" calcext:value-type="string">
            <text:p>Open Access publications in orthopaed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Methylenetetrahydrofolate_reduc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DNA immunization against proacrosin impairs fertility in male mice.</text:p>
          </table:table-cell>
          <table:table-cell office:value-type="string" calcext:value-type="string">
            <text:p>http://dbpedia.org/resource/Immunization</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For question answering approaches for tasks such as playing Jeopardy%2C the best performance is achieved when combining a large number of different techniques for natural language processing%2C source identification%2C hypothesis generation and ranking%2C and evidence scoring.</text:p>
          </table:table-cell>
          <table:table-cell office:value-type="string" calcext:value-type="string">
            <text:p>http://dbpedia.org/resource/Natural_language_processing</text:p>
          </table:table-cell>
          <table:table-cell/>
        </table:table-row>
        <table:table-row table:style-name="ro1">
          <table:table-cell office:value-type="string" calcext:value-type="string">
            <text:p>Posterior microphthalmos can be caused by nonsense compound heterozygous mutations in the MFRP gene.</text:p>
          </table:table-cell>
          <table:table-cell office:value-type="string" calcext:value-type="string">
            <text:p>http://dbpedia.org/resource/MFRP</text:p>
          </table:table-cell>
          <table:table-cell/>
        </table:table-row>
        <table:table-row table:style-name="ro2">
          <table:table-cell office:value-type="string" calcext:value-type="string">
            <text:p>The reason for the aggressive behaviour is the overexpression of pro-proliferative %28MYC%29 and anti-apoptotic %28BCL2%2C BCL6%29 oncoproteins at the same time.</text:p>
          </table:table-cell>
          <table:table-cell office:value-type="string" calcext:value-type="string">
            <text:p>http://dbpedia.org/resource/BCL6</text:p>
          </table:table-cell>
          <table:table-cell/>
        </table:table-row>
        <table:table-row table:style-name="ro2">
          <table:table-cell office:value-type="string" calcext:value-type="string">
            <text:p>Let-7 and miR-125%2C cotranscribed from the let-7-complex locus%2C regulate the transcription factor chinmo to control temporal cell fate in the mushroom body %28MB%29 lineage.</text:p>
          </table:table-cell>
          <table:table-cell office:value-type="string" calcext:value-type="string">
            <text:p>http://dbpedia.org/resource/Locus_(genetics)</text:p>
          </table:table-cell>
          <table:table-cell/>
        </table:table-row>
        <table:table-row table:style-name="ro2">
          <table:table-cell office:value-type="string" calcext:value-type="string">
            <text:p>Users of web search engines prefer search results that are enhanced with Information Extraction and Semantic Web techniques to incorporate images%2C links%2C key-value pairs%2C and interactive elements.</text:p>
          </table:table-cell>
          <table:table-cell office:value-type="string" calcext:value-type="string">
            <text:p>http://dbpedia.org/resource/Web_Techniques_Magazine</text:p>
          </table:table-cell>
          <table:table-cell/>
        </table:table-row>
        <table:table-row table:style-name="ro1">
          <table:table-cell office:value-type="string" calcext:value-type="string">
            <text:p>SEMA3A signalling through NRP1 has multiple cell-autonomous roles in sympathetic nervous system development.</text:p>
          </table:table-cell>
          <table:table-cell office:value-type="string" calcext:value-type="string">
            <text:p>http://dbpedia.org/resource/Sympathetic_nervous_system</text:p>
          </table:table-cell>
          <table:table-cell/>
        </table:table-row>
        <table:table-row table:style-name="ro2">
          <table:table-cell office:value-type="string" calcext:value-type="string">
            <text:p>For question answering approaches for tasks such as playing Jeopardy%2C the best performance is achieved when the integration%2C application%2C and contextual evaluation of a wide range of loosely coupled probabilistic question and content analytics are facilitated.</text:p>
          </table:table-cell>
          <table:table-cell office:value-type="string" calcext:value-type="string">
            <text:p>http://dbpedia.org/resource/Question_answering</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STAT1</text:p>
          </table:table-cell>
          <table:table-cell/>
        </table:table-row>
        <table:table-row table:style-name="ro2">
          <table:table-cell office:value-type="string" calcext:value-type="string">
            <text:p>The immensly popular languages Chinese%2C Arabic%2C and Hindi have only a limited importance in the global language network of translations and bilingual speakers.</text:p>
          </table:table-cell>
          <table:table-cell office:value-type="string" calcext:value-type="string">
            <text:p>http://dbpedia.org/resource/Hindi</text:p>
          </table:table-cell>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Idiopath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Metastasis</text:p>
          </table:table-cell>
          <table:table-cell/>
        </table:table-row>
        <table:table-row table:style-name="ro1">
          <table:table-cell office:value-type="string" calcext:value-type="string">
            <text:p>The binding of HIF-1alpha complexes to hypoxia response element sites is necessary for down-regulation of hMSH3 in both wt-p53 and mut-p53 cells.</text:p>
          </table:table-cell>
          <table:table-cell office:value-type="string" calcext:value-type="string">
            <text:p>http://dbpedia.org/resource/HIF1A</text:p>
          </table:table-cell>
          <table:table-cell/>
        </table:table-row>
        <table:table-row table:style-name="ro1">
          <table:table-cell office:value-type="string" calcext:value-type="string">
            <text:p>The cholinesterase inhibitor rivastigmine is efficacious for treating mild to moderate Alzheimer%27s disease.</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Deep learning is a powerful and accurate method for automatic speech recognition.</text:p>
          </table:table-cell>
          <table:table-cell office:value-type="string" calcext:value-type="string">
            <text:p>http://dbpedia.org/resource/Speech_recogni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Linked Data and Semantic Web technologies allow for automated evaluation of scientific hypotheses.</text:p>
          </table:table-cell>
          <table:table-cell office:value-type="string" calcext:value-type="string">
            <text:p>http://dbpedia.org/resource/Linked_data</text:p>
          </table:table-cell>
          <table:table-cell/>
        </table:table-row>
        <table:table-row table:style-name="ro2">
          <table:table-cell office:value-type="string" calcext:value-type="string">
            <text:p>The three cholinesterase inhibitors donepezil%2C galantamine%2C and rivastigmine have about the same efficacy for treating mild to moderate Alzheimer%27s disease.</text:p>
          </table:table-cell>
          <table:table-cell office:value-type="string" calcext:value-type="string">
            <text:p>http://dbpedia.org/resource/Rivastigmine</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Ir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Inactivation of CDK%2FpRb pathway normalizes survival pattern of lymphoblasts expressing the FTLD-progranulin mutation c.709-1G%3EA.</text:p>
          </table:table-cell>
          <table:table-cell office:value-type="string" calcext:value-type="string">
            <text:p>http://dbpedia.org/resource/1G</text:p>
          </table:table-cell>
          <table:table-cell/>
        </table:table-row>
        <table:table-row table:style-name="ro1">
          <table:table-cell office:value-type="string" calcext:value-type="string">
            <text:p>Languages with VSO word order are more likely to change to SVO than to SOV over the time of language evolution.</text:p>
          </table:table-cell>
          <table:table-cell office:value-type="string" calcext:value-type="string">
            <text:p>http://dbpedia.org/resource/Evolution</text:p>
          </table:table-cell>
          <table:table-cell/>
        </table:table-row>
        <table:table-row table:style-name="ro1">
          <table:table-cell office:value-type="string" calcext:value-type="string">
            <text:p>ITIH5 gene expression is regulated both by obesity and by the region between visceral and subcutaneous adipose tissue.</text:p>
          </table:table-cell>
          <table:table-cell office:value-type="string" calcext:value-type="string">
            <text:p>http://dbpedia.org/resource/Adipose_tissue</text:p>
          </table:table-cell>
          <table:table-cell/>
        </table:table-row>
        <table:table-row table:style-name="ro1">
          <table:table-cell office:value-type="string" calcext:value-type="string">
            <text:p>Topic modeling techniques are helpful for entity type prediction.</text:p>
          </table:table-cell>
          <table:table-cell office:value-type="string" calcext:value-type="string">
            <text:p>http://dbpedia.org/resource/Topic_mode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Rhinitis</text:p>
          </table:table-cell>
          <table:table-cell/>
        </table:table-row>
        <table:table-row table:style-name="ro1">
          <table:table-cell office:value-type="string" calcext:value-type="string">
            <text:p>Cirrhotic patients have impaired hepatic reticuloendothelial function.</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Lecithin%3Acholesterol acyltransferase deficiency protects against cholesterol-induced hepatic endoplasmic reticulum stress in mice.</text:p>
          </table:table-cell>
          <table:table-cell office:value-type="string" calcext:value-type="string">
            <text:p>http://dbpedia.org/resource/Endoplasmic_reticulum</text:p>
          </table:table-cell>
          <table:table-cell/>
        </table:table-row>
        <table:table-row table:style-name="ro1">
          <table:table-cell office:value-type="string" calcext:value-type="string">
            <text:p>Radiolabeled leukocyte scintigraphy is helpful in blinded assessments of patients with non-stricturizing or non-fistul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Open Access publications in pharmacy and pharmacology receive on average more citations than similar publications that are not Open Access.</text:p>
          </table:table-cell>
          <table:table-cell office:value-type="string" calcext:value-type="string">
            <text:p>http://dbpedia.org/resource/Pharmacy</text:p>
          </table:table-cell>
          <table:table-cell/>
        </table:table-row>
        <table:table-row table:style-name="ro2">
          <table:table-cell office:value-type="string" calcext:value-type="string">
            <text:p>Certain n-person games as studied in game theory and economics can also be modeled and understood by applying a general theory of argumentation based on the acceptability of arguments.</text:p>
          </table:table-cell>
          <table:table-cell office:value-type="string" calcext:value-type="string">
            <text:p>http://dbpedia.org/resource/Game_theory</text:p>
          </table:table-cell>
          <table:table-cell/>
        </table:table-row>
        <table:table-row table:style-name="ro1">
          <table:table-cell office:value-type="string" calcext:value-type="string">
            <text:p>Sox4 and CREB cooperate and contribute to increased proliferation of hematopoietic progenitor cells.</text:p>
          </table:table-cell>
          <table:table-cell office:value-type="string" calcext:value-type="string">
            <text:p>http://dbpedia.org/resource/CRE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Question_answering</text:p>
          </table:table-cell>
          <table:table-cell/>
        </table:table-row>
        <table:table-row table:style-name="ro2">
          <table:table-cell office:value-type="string" calcext:value-type="string">
            <text:p>X-linked sideroblastic anemia is due to carboxyl-terminal ALAS2 mutations that cause loss of binding to the beta-subunit of succinyl-CoA synthetase %28SUCLA2%29.</text:p>
          </table:table-cell>
          <table:table-cell office:value-type="string" calcext:value-type="string">
            <text:p>http://dbpedia.org/resource/ALAS2</text:p>
          </table:table-cell>
          <table:table-cell/>
        </table:table-row>
        <table:table-row table:style-name="ro1">
          <table:table-cell office:value-type="string" calcext:value-type="string">
            <text:p>Sox10 functions in Schwann cells by recruiting Brg1-containing chromatin-remodeling complexes.</text:p>
          </table:table-cell>
          <table:table-cell office:value-type="string" calcext:value-type="string">
            <text:p>http://dbpedia.org/resource/Schwann_cell</text:p>
          </table:table-cell>
          <table:table-cell/>
        </table:table-row>
        <table:table-row table:style-name="ro1">
          <table:table-cell office:value-type="string" calcext:value-type="string">
            <text:p>With provenance being prevalent within Linked Data and being highly selective%2C it can be used to improve query processing performance.</text:p>
          </table:table-cell>
          <table:table-cell office:value-type="string" calcext:value-type="string">
            <text:p>http://dbpedia.org/resource/Linked_data</text:p>
          </table:table-cell>
          <table:table-cell/>
        </table:table-row>
        <table:table-row table:style-name="ro1">
          <table:table-cell office:value-type="string" calcext:value-type="string">
            <text:p>Open Access publications in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Breast_cancer</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1">
          <table:table-cell office:value-type="string" calcext:value-type="string">
            <text:p>Resp18 gene expression varies with activation of the corpus ghrelin-secreting cells and the antral gastrin-secreting cells.</text:p>
          </table:table-cell>
          <table:table-cell office:value-type="string" calcext:value-type="string">
            <text:p>http://dbpedia.org/resource/Gene_expression</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Acute_myeloid_leukemia</text:p>
          </table:table-cell>
          <table:table-cell/>
        </table:table-row>
        <table:table-row table:style-name="ro2">
          <table:table-cell office:value-type="string" calcext:value-type="string">
            <text:p>Open Access publications on science communication and information resour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Jumu and CHES-1-like control the division of cardiac progenitors by regulating the activity of Polo%2C a kinase involved in multiple steps of mitosis.</text:p>
          </table:table-cell>
          <table:table-cell office:value-type="string" calcext:value-type="string">
            <text:p>http://dbpedia.org/resource/Kin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Simultaneous overexpression of Hes5 and Sox21 reveals Hes5 as a downstream effector of Sox21 in adult hippocampus neurogenesis.</text:p>
          </table:table-cell>
          <table:table-cell office:value-type="string" calcext:value-type="string">
            <text:p>http://dbpedia.org/resource/SOX21</text:p>
          </table:table-cell>
          <table:table-cell/>
        </table:table-row>
        <table:table-row table:style-name="ro1">
          <table:table-cell office:value-type="string" calcext:value-type="string">
            <text:p>After SOV and SVO%2C VSO is the most stable word order over the time of language evolution.</text:p>
          </table:table-cell>
          <table:table-cell office:value-type="string" calcext:value-type="string">
            <text:p>http://dbpedia.org/resource/Subject–verb–obj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Open Access publications in solar physics receive on average more citations than similar publications that are not Open Access.</text:p>
          </table:table-cell>
          <table:table-cell office:value-type="string" calcext:value-type="string">
            <text:p>http://dbpedia.org/resource/Su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Ecchymosis</text:p>
          </table:table-cell>
          <table:table-cell/>
        </table:table-row>
        <table:table-row table:style-name="ro1">
          <table:table-cell office:value-type="string" calcext:value-type="string">
            <text:p>Deep learning is a powerful and accurate method to predict the effects of mutations in non-coding DNA on gene expression.</text:p>
          </table:table-cell>
          <table:table-cell office:value-type="string" calcext:value-type="string">
            <text:p>http://dbpedia.org/resource/Noncoding_DNA</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Acyl-modified forms of HRAS-like tumor suppressors HRASLS2 and HRASLS3 are mimicking lipolytic activity of lecithin retinol acyltransferase LRAT.</text:p>
          </table:table-cell>
          <table:table-cell office:value-type="string" calcext:value-type="string">
            <text:p>http://dbpedia.org/resource/Tumor_suppressor_gene</text:p>
          </table:table-cell>
          <table:table-cell/>
        </table:table-row>
        <table:table-row table:style-name="ro1">
          <table:table-cell office:value-type="string" calcext:value-type="string">
            <text:p>The polymorphism of insulin-degrading enzyme is associated with susceptibility to Alzheimer%27s disease in Han Chinese.</text:p>
          </table:table-cell>
          <table:table-cell office:value-type="string" calcext:value-type="string">
            <text:p>http://dbpedia.org/resource/Insulin-degrading_enzyme</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Protease</text:p>
          </table:table-cell>
          <table:table-cell/>
        </table:table-row>
        <table:table-row table:style-name="ro1">
          <table:table-cell office:value-type="string" calcext:value-type="string">
            <text:p>ERK1%2F2-dependent Best-3 activation regulates cell fate decisions during endoplasmic reticulum stress by suppressing CHOP induction and death.</text:p>
          </table:table-cell>
          <table:table-cell office:value-type="string" calcext:value-type="string">
            <text:p>http://dbpedia.org/resource/CHOP</text:p>
          </table:table-cell>
          <table:table-cell/>
        </table:table-row>
        <table:table-row table:style-name="ro2">
          <table:table-cell office:value-type="string" calcext:value-type="string">
            <text:p>The star model of web interaction design - where a single collection of data items is displayed%2C filtered%2C and modified by declaratively defined and mutually independent UI widgets - meets the needs of a wide variety of use-cases of varying complexity.</text:p>
          </table:table-cell>
          <table:table-cell office:value-type="string" calcext:value-type="string">
            <text:p>http://dbpedia.org/resource/Interaction_desig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ERK1%2F2-dependent Best-3 activation regulates cell fate decisions during endoplasmic reticulum stress by suppressing CHOP induction and death.</text:p>
          </table:table-cell>
          <table:table-cell office:value-type="string" calcext:value-type="string">
            <text:p>http://dbpedia.org/resource/Extracellular_signal-regulated_kinases</text:p>
          </table:table-cell>
          <table:table-cell/>
        </table:table-row>
        <table:table-row table:style-name="ro1">
          <table:table-cell office:value-type="string" calcext:value-type="string">
            <text:p>The OWL Abstract Syntax is difficult to read and write for users not familiar with logic formalisms.</text:p>
          </table:table-cell>
          <table:table-cell office:value-type="string" calcext:value-type="string">
            <text:p>http://dbpedia.org/resource/Web_Ontology_Language</text:p>
          </table:table-cell>
          <table:table-cell/>
        </table:table-row>
        <table:table-row table:style-name="ro1">
          <table:table-cell office:value-type="string" calcext:value-type="string">
            <text:p>Open Access publications in anthrop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Foot-and-mouth disease virus 3C protease cleaves NEMO to impair innate immune signaling.</text:p>
          </table:table-cell>
          <table:table-cell office:value-type="string" calcext:value-type="string">
            <text:p>http://dbpedia.org/resource/Third_Cambridge_Catalogue_of_Radio_Sources</text:p>
          </table:table-cell>
          <table:table-cell/>
        </table:table-row>
        <table:table-row table:style-name="ro1">
          <table:table-cell office:value-type="string" calcext:value-type="string">
            <text:p>SOV and SVO are the two most stable word orders over the time of language evolution.</text:p>
          </table:table-cell>
          <table:table-cell office:value-type="string" calcext:value-type="string">
            <text:p>http://dbpedia.org/resource/Subject–object–verb</text:p>
          </table:table-cell>
          <table:table-cell/>
        </table:table-row>
        <table:table-row table:style-name="ro1">
          <table:table-cell office:value-type="string" calcext:value-type="string">
            <text:p>YopJ subverts the Nod2%2FRICK%2FTAK1 pathway and activates caspase-1 to induce intestinal barrier dysfunction.</text:p>
          </table:table-cell>
          <table:table-cell office:value-type="string" calcext:value-type="string">
            <text:p>http://dbpedia.org/resource/List_of_Degrassi:_The_Next_Generation_characters</text:p>
          </table:table-cell>
          <table:table-cell/>
        </table:table-row>
        <table:table-row table:style-name="ro1">
          <table:table-cell office:value-type="string" calcext:value-type="string">
            <text:p>The RNA-binding and aconitase forms of IRP-1 can undergo interconversion dependent on the density of cells growing in culture.</text:p>
          </table:table-cell>
          <table:table-cell office:value-type="string" calcext:value-type="string">
            <text:p>http://dbpedia.org/resource/Aconi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Insomnia</text:p>
          </table:table-cell>
          <table:table-cell/>
        </table:table-row>
        <table:table-row table:style-name="ro1">
          <table:table-cell office:value-type="string" calcext:value-type="string">
            <text:p>Open Access publications in environmental science receive on average more citations than similar publications that are not Open Access.</text:p>
          </table:table-cell>
          <table:table-cell office:value-type="string" calcext:value-type="string">
            <text:p>http://dbpedia.org/resource/Environmental_science</text:p>
          </table:table-cell>
          <table:table-cell/>
        </table:table-row>
        <table:table-row table:style-name="ro1">
          <table:table-cell office:value-type="string" calcext:value-type="string">
            <text:p>CRT induces %27reperfusion%27 in idiopathic cardiomyopathies.</text:p>
          </table:table-cell>
          <table:table-cell office:value-type="string" calcext:value-type="string">
            <text:p>http://dbpedia.org/resource/Cardiomyopathy</text:p>
          </table:table-cell>
          <table:table-cell/>
        </table:table-row>
        <table:table-row table:style-name="ro1">
          <table:table-cell office:value-type="string" calcext:value-type="string">
            <text:p>Orlistat reduces human visceral adipose tissue.</text:p>
          </table:table-cell>
          <table:table-cell office:value-type="string" calcext:value-type="string">
            <text:p>http://dbpedia.org/resource/Orlistat</text:p>
          </table:table-cell>
          <table:table-cell/>
        </table:table-row>
        <table:table-row table:style-name="ro2">
          <table:table-cell office:value-type="string" calcext:value-type="string">
            <text:p>Servers of a network can be incentivized to store data locally by applying a network protocol that forces them to repeatedly sign chunks of the data with a private key that cannot be shared without the risk of identity theft.</text:p>
          </table:table-cell>
          <table:table-cell office:value-type="string" calcext:value-type="string">
            <text:p>http://dbpedia.org/resource/Identity_thef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Topic modeling techniques are helpful for entity disambiguation.</text:p>
          </table:table-cell>
          <table:table-cell office:value-type="string" calcext:value-type="string">
            <text:p>http://dbpedia.org/resource/Topic_model</text:p>
          </table:table-cell>
          <table:table-cell/>
        </table:table-row>
        <table:table-row table:style-name="ro1">
          <table:table-cell office:value-type="string" calcext:value-type="string">
            <text:p>Pax5 controls B-cell identity and function by regulating distinct target genes in early and late B lymphopoiesis.</text:p>
          </table:table-cell>
          <table:table-cell office:value-type="string" calcext:value-type="string">
            <text:p>http://dbpedia.org/resource/Lymphopoie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LsrR-mediated quorum sensing controls invasiveness of Salmonella typhimurium by regulating SPI-1 and flagella genes.</text:p>
          </table:table-cell>
          <table:table-cell office:value-type="string" calcext:value-type="string">
            <text:p>http://dbpedia.org/resource/Salmonella_enterica_subsp._enterica</text:p>
          </table:table-cell>
          <table:table-cell/>
        </table:table-row>
        <table:table-row table:style-name="ro2">
          <table:table-cell office:value-type="string" calcext:value-type="string">
            <text:p>Out of the two cholinesterase inhibitors donepezil and rivastigmine%2C donepezil leads to fewer adverse events when used for treating mild to moderate Alzheimer%27s disease.</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Mutations in ras PIK3CA are present in benign lichenoid keratosis.</text:p>
          </table:table-cell>
          <table:table-cell office:value-type="string" calcext:value-type="string">
            <text:p>http://dbpedia.org/resource/P110α</text:p>
          </table:table-cell>
          <table:table-cell/>
        </table:table-row>
        <table:table-row table:style-name="ro1">
          <table:table-cell office:value-type="string" calcext:value-type="string">
            <text:p>Loss of NDRG1 is associated with tumor angiogenesis in lung cancer.</text:p>
          </table:table-cell>
          <table:table-cell office:value-type="string" calcext:value-type="string">
            <text:p>http://dbpedia.org/resource/Lung_cancer</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closed state of E295K has a more distorted active site than the active site in the wild-type Polb.</text:p>
          </table:table-cell>
          <table:table-cell office:value-type="string" calcext:value-type="string">
            <text:p>http://dbpedia.org/resource/Active_site</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Protein_phosphatase_2</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Document search in enterprise intranets is different from Web search in the sense that flexible scoring and ranking mechanisms are required to deal with the different contexts of enterprise searches and the complexity of enterprise data.</text:p>
          </table:table-cell>
          <table:table-cell office:value-type="string" calcext:value-type="string">
            <text:p>http://dbpedia.org/resource/Intranet</text:p>
          </table:table-cell>
          <table:table-cell/>
        </table:table-row>
        <table:table-row table:style-name="ro1">
          <table:table-cell office:value-type="string" calcext:value-type="string">
            <text:p>Scientific papers with machine-readable semantic markup allow scientific concepts to be progressively linked into a universal web of knowledge.</text:p>
          </table:table-cell>
          <table:table-cell office:value-type="string" calcext:value-type="string">
            <text:p>http://dbpedia.org/resource/Separation_of_presentation_and_conten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Ap180</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The VEGF -634CC genotype is a risk factor of ONFH in the Chinese population.</text:p>
          </table:table-cell>
          <table:table-cell office:value-type="string" calcext:value-type="string">
            <text:p>http://dbpedia.org/resource/Vascular_endothelial_growth_factor</text:p>
          </table:table-cell>
          <table:table-cell/>
        </table:table-row>
        <table:table-row table:style-name="ro1">
          <table:table-cell office:value-type="string" calcext:value-type="string">
            <text:p>The polymorphism of insulin-degrading enzyme is associated with susceptibility to Alzheimer%27s disease in Han Chinese.</text:p>
          </table:table-cell>
          <table:table-cell office:value-type="string" calcext:value-type="string">
            <text:p>http://dbpedia.org/resource/Polymorphism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Clinician%27s Interview-Based Impression of Change scale %28CIBIC-Plus%29.</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Mosaic_(gene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Semantics</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Idiopath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Many complex systems are vulnerable to attacks because of their structure as scale-free networks.</text:p>
          </table:table-cell>
          <table:table-cell office:value-type="string" calcext:value-type="string">
            <text:p>http://dbpedia.org/resource/Complex_system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he German Description Logic Syntax is difficult to read and write for users not familiar with logic formalisms.</text:p>
          </table:table-cell>
          <table:table-cell office:value-type="string" calcext:value-type="string">
            <text:p>http://dbpedia.org/resource/Description_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Kidney</text:p>
          </table:table-cell>
          <table:table-cell/>
        </table:table-row>
        <table:table-row table:style-name="ro1">
          <table:table-cell office:value-type="string" calcext:value-type="string">
            <text:p>Cardiac resynchronization therapy induces reperfusion in ischemic and idiopathic cardiomyopathies.</text:p>
          </table:table-cell>
          <table:table-cell office:value-type="string" calcext:value-type="string">
            <text:p>http://dbpedia.org/resource/Cardiomyopathy</text:p>
          </table:table-cell>
          <table:table-cell/>
        </table:table-row>
        <table:table-row table:style-name="ro2">
          <table:table-cell office:value-type="string" calcext:value-type="string">
            <text:p>The super elongation complex %28SEC%29 is consisting of ELL%2C P-TEFb %28CDK9%29 and MLL is required for rapid transcriptional induction in the presence or absence of paused RNA polymerase II %28Pol II%29.</text:p>
          </table:table-cell>
          <table:table-cell office:value-type="string" calcext:value-type="string">
            <text:p>http://dbpedia.org/resource/Cyclin-dependent_kinase_9</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Signal_transduction</text:p>
          </table:table-cell>
          <table:table-cell/>
        </table:table-row>
        <table:table-row table:style-name="ro1">
          <table:table-cell office:value-type="string" calcext:value-type="string">
            <text:p>CHES-1-like controls the division of cardiac progenitors by regulating the activity of Polo%2C a kinase involved in multiple steps of mitosis.</text:p>
          </table:table-cell>
          <table:table-cell office:value-type="string" calcext:value-type="string">
            <text:p>http://dbpedia.org/resource/Mitosis</text:p>
          </table:table-cell>
          <table:table-cell/>
        </table:table-row>
        <table:table-row table:style-name="ro1">
          <table:table-cell office:value-type="string" calcext:value-type="string">
            <text:p>Exposure to high glucose increases miR-486-5p expression and inhibits SIRT1 expression in human adipose tissue-derived mesenchymal stem cells.</text:p>
          </table:table-cell>
          <table:table-cell office:value-type="string" calcext:value-type="string">
            <text:p>http://dbpedia.org/resource/Glucose</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Microtubule-associated_protein</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binding of HIF-1alpha complexes to hypoxia response element sites is necessary for down-regulation of hMSH3 in both wt-p53 and mut-p53 cells.</text:p>
          </table:table-cell>
          <table:table-cell office:value-type="string" calcext:value-type="string">
            <text:p>http://dbpedia.org/resource/Cell_(biology)</text:p>
          </table:table-cell>
          <table:table-cell/>
        </table:table-row>
        <table:table-row table:style-name="ro1">
          <table:table-cell office:value-type="string" calcext:value-type="string">
            <text:p>Open Access publications in astronomy and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ctive learning techniques can make the manual construction of RDF data more efficient.</text:p>
          </table:table-cell>
          <table:table-cell office:value-type="string" calcext:value-type="string">
            <text:p>http://dbpedia.org/resource/Active_learn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Organ fate commitment and progenitor cell expansion are coordinately controlled by the activity of a Sox9%2FFgf10%2FFgfr2b feed-forward loop in the pancreatic niche.</text:p>
          </table:table-cell>
          <table:table-cell office:value-type="string" calcext:value-type="string">
            <text:p>http://dbpedia.org/resource/Feed_forward_(control)</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Receptor_(biochemistry)</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Anaphase-promoting_complex</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Polymorphism_(biology)</text:p>
          </table:table-cell>
          <table:table-cell/>
        </table:table-row>
        <table:table-row table:style-name="ro2">
          <table:table-cell office:value-type="string" calcext:value-type="string">
            <text:p>The super elongation complex %28SEC%29 is consisting of ELL%2C P-TEFb %28CDK9%29 and MLL is required for rapid transcriptional induction in the presence or absence of paused RNA polymerase II %28Pol II%29.</text:p>
          </table:table-cell>
          <table:table-cell office:value-type="string" calcext:value-type="string">
            <text:p>http://dbpedia.org/resource/RNA_polymerase_II</text:p>
          </table:table-cell>
          <table:table-cell/>
        </table:table-row>
        <table:table-row table:style-name="ro1">
          <table:table-cell office:value-type="string" calcext:value-type="string">
            <text:p>Ubiquitin targeting of tau protein occurs at neurofibrillary tangles in the early and intermediate maturation stages.</text:p>
          </table:table-cell>
          <table:table-cell office:value-type="string" calcext:value-type="string">
            <text:p>http://dbpedia.org/resource/Neurofibrillary_tangle</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Anarchy</text:p>
          </table:table-cell>
          <table:table-cell/>
        </table:table-row>
        <table:table-row table:style-name="ro1">
          <table:table-cell office:value-type="string" calcext:value-type="string">
            <text:p>Approximate membership functions%2C such as Bloom filters and Golomb-coded sets%2C can help to reduce the bandwidth of RDF queries.</text:p>
          </table:table-cell>
          <table:table-cell office:value-type="string" calcext:value-type="string">
            <text:p>http://dbpedia.org/resource/Bandwidth_(signal_processing)</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Mutation</text:p>
          </table:table-cell>
          <table:table-cell/>
        </table:table-row>
        <table:table-row table:style-name="ro1">
          <table:table-cell office:value-type="string" calcext:value-type="string">
            <text:p>Open Access publications in astronomy and physics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Particle_physics</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Kinase</text:p>
          </table:table-cell>
          <table:table-cell/>
        </table:table-row>
        <table:table-row table:style-name="ro1">
          <table:table-cell office:value-type="string" calcext:value-type="string">
            <text:p>Open Access publications in agricultur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Users of web search engines prefer search results that are enhanced with Information Extraction and Semantic Web techniques to incorporate images%2C links%2C key-value pairs%2C and interactive elements.</text:p>
          </table:table-cell>
          <table:table-cell office:value-type="string" calcext:value-type="string">
            <text:p>http://dbpedia.org/resource/Information_extraction</text:p>
          </table:table-cell>
          <table:table-cell/>
        </table:table-row>
        <table:table-row table:style-name="ro1">
          <table:table-cell office:value-type="string" calcext:value-type="string">
            <text:p>All sentences in natural language are interpretable in an infinite number of ways%2C given an infinity of human interpreters.</text:p>
          </table:table-cell>
          <table:table-cell office:value-type="string" calcext:value-type="string">
            <text:p>http://dbpedia.org/resource/Infinity</text:p>
          </table:table-cell>
          <table:table-cell/>
        </table:table-row>
        <table:table-row table:style-name="ro2">
          <table:table-cell office:value-type="string" calcext:value-type="string">
            <text:p>A knowledge representation plays five distinct roles%3A as a surrogate%2C as a set of ontological commitments%2C as a fragmentary theory of intelligent reasoning%2C as a medium for pragmatically efficient computation%2C and as a medium of human expression.</text:p>
          </table:table-cell>
          <table:table-cell office:value-type="string" calcext:value-type="string">
            <text:p>http://dbpedia.org/resource/Knowledge_representation_and_reasoning</text:p>
          </table:table-cell>
          <table:table-cell/>
        </table:table-row>
        <table:table-row table:style-name="ro1">
          <table:table-cell office:value-type="string" calcext:value-type="string">
            <text:p>Simultaneous overexpression of Hes5 and Sox21 reveals Hes5 as a downstream effector of Sox21 in adult hippocampus neurogenesis.</text:p>
          </table:table-cell>
          <table:table-cell office:value-type="string" calcext:value-type="string">
            <text:p>http://dbpedia.org/resource/Neurogenesis</text:p>
          </table:table-cell>
          <table:table-cell/>
        </table:table-row>
        <table:table-row table:style-name="ro1">
          <table:table-cell office:value-type="string" calcext:value-type="string">
            <text:p>Open Access publications in ophthalm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tatistical language models for texts in social networks can be made more accurate by smoothing the language model via influence propagation.</text:p>
          </table:table-cell>
          <table:table-cell office:value-type="string" calcext:value-type="string">
            <text:p>http://dbpedia.org/resource/Social_network</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Peroxynitrite</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Jeopardy!</text:p>
          </table:table-cell>
          <table:table-cell/>
        </table:table-row>
        <table:table-row table:style-name="ro1">
          <table:table-cell office:value-type="string" calcext:value-type="string">
            <text:p>Expression of CACNA2D3 mRNA is regulated in breast cancer cell lines by methylation in the CpG island located in the 5%27 regulatory region of the gene.</text:p>
          </table:table-cell>
          <table:table-cell office:value-type="string" calcext:value-type="string">
            <text:p>http://dbpedia.org/resource/Breast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Galantamine</text:p>
          </table:table-cell>
          <table:table-cell/>
        </table:table-row>
        <table:table-row table:style-name="ro3">
          <table:table-cell office:value-type="string" calcext:value-type="string">
            <text:p>Identity%2C similarity%2C and relatedness of individuals in open ontologies can be captured in a practical and accurate way with eight specific relation types for each combination of transitivity %28identical vs. similar%29%2C reflexivity %28same vs. different kind of thing%29%2C and symmetry %28two-sided vs. one-sided claim%29.</text:p>
          </table:table-cell>
          <table:table-cell office:value-type="string" calcext:value-type="string">
            <text:p>http://dbpedia.org/resource/Transitive_relation</text:p>
          </table:table-cell>
          <table:table-cell/>
        </table:table-row>
        <table:table-row table:style-name="ro1">
          <table:table-cell office:value-type="string" calcext:value-type="string">
            <text:p>Foot-and-mouth disease virus 3C protease cleaves NEMO to impair innate immune signaling.</text:p>
          </table:table-cell>
          <table:table-cell office:value-type="string" calcext:value-type="string">
            <text:p>http://dbpedia.org/resource/Patria_NEM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NFATC3</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Opsonin</text:p>
          </table:table-cell>
          <table:table-cell/>
        </table:table-row>
        <table:table-row table:style-name="ro1">
          <table:table-cell office:value-type="string" calcext:value-type="string">
            <text:p>Wnt5a promotes breast cancer cell migration via Dvl2%2FDaam1%2FRhoA.</text:p>
          </table:table-cell>
          <table:table-cell office:value-type="string" calcext:value-type="string">
            <text:p>http://dbpedia.org/resource/Breast_cancer</text:p>
          </table:table-cell>
          <table:table-cell/>
        </table:table-row>
        <table:table-row table:style-name="ro1">
          <table:table-cell office:value-type="string" calcext:value-type="string">
            <text:p>Loss of NDRG1 is associated with tumor angiogenesis in lung cancer.</text:p>
          </table:table-cell>
          <table:table-cell office:value-type="string" calcext:value-type="string">
            <text:p>http://dbpedia.org/resource/Tumor</text:p>
          </table:table-cell>
          <table:table-cell/>
        </table:table-row>
        <table:table-row table:style-name="ro1">
          <table:table-cell office:value-type="string" calcext:value-type="string">
            <text:p>Expression of CACNA2D3 mRNA is regulated in breast cancer cell lines by methylation in the CpG island located in the 5%27 regulatory region of the gene.</text:p>
          </table:table-cell>
          <table:table-cell office:value-type="string" calcext:value-type="string">
            <text:p>http://dbpedia.org/resource/Messenger_RNA</text:p>
          </table:table-cell>
          <table:table-cell/>
        </table:table-row>
        <table:table-row table:style-name="ro2">
          <table:table-cell office:value-type="string" calcext:value-type="string">
            <text:p>Organ fate commitment and progenitor cell expansion are coordinately controlled by the activity of a Sox9%2FFgf10%2FFgfr2b feed-forward loop in the pancreatic niche.</text:p>
          </table:table-cell>
          <table:table-cell office:value-type="string" calcext:value-type="string">
            <text:p>http://dbpedia.org/resource/FGF10</text:p>
          </table:table-cell>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Ischemia</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Cortisol secretion following low-dose ACTH stimulation is lower in the hyperthyroid than in the euthyroid state in dexamethasone-suppressed patients with severe thyrotoxicosis.</text:p>
          </table:table-cell>
          <table:table-cell office:value-type="string" calcext:value-type="string">
            <text:p>http://dbpedia.org/resource/Euthyroid</text:p>
          </table:table-cell>
          <table:table-cell/>
        </table:table-row>
        <table:table-row table:style-name="ro1">
          <table:table-cell office:value-type="string" calcext:value-type="string">
            <text:p>Deep learning is a powerful and accurate method to reconstruct brain circuits.</text:p>
          </table:table-cell>
          <table:table-cell office:value-type="string" calcext:value-type="string">
            <text:p>http://dbpedia.org/resource/Brain</text:p>
          </table:table-cell>
          <table:table-cell/>
        </table:table-row>
        <table:table-row table:style-name="ro1">
          <table:table-cell office:value-type="string" calcext:value-type="string">
            <text:p>Resp18 gene expression varies with activation of the corpus ghrelin-secreting cells and the antral gastrin-secreting cells.</text:p>
          </table:table-cell>
          <table:table-cell office:value-type="string" calcext:value-type="string">
            <text:p>http://dbpedia.org/resource/Cell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n the Alzheimer%27s Disease Assessment Scale %28ADAS-Cog%29.</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Galantamine</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German_language</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Phenotype</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Catecholamine</text:p>
          </table:table-cell>
          <table:table-cell/>
        </table:table-row>
        <table:table-row table:style-name="ro1">
          <table:table-cell office:value-type="string" calcext:value-type="string">
            <text:p>EZH2 epigenetically silenced multiple miRNAs that negatively regulate hepatocellular carcinoma metastasis.</text:p>
          </table:table-cell>
          <table:table-cell office:value-type="string" calcext:value-type="string">
            <text:p>http://dbpedia.org/resource/EZH2</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Cyclin-dependent_kinase_5</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Gene</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Transcription_(genetics)</text:p>
          </table:table-cell>
          <table:table-cell/>
        </table:table-row>
        <table:table-row table:style-name="ro2">
          <table:table-cell office:value-type="string" calcext:value-type="string">
            <text:p>Standards for structured data on the web are more likely to be successful if vocabulary terms that fail to attain meaningful usage are removed again for the sake of a clean schema.</text:p>
          </table:table-cell>
          <table:table-cell office:value-type="string" calcext:value-type="string">
            <text:p>http://dbpedia.org/resource/XML_schema</text:p>
          </table:table-cell>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Protein</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Collecting_duct_system</text:p>
          </table:table-cell>
          <table:table-cell/>
        </table:table-row>
        <table:table-row table:style-name="ro2">
          <table:table-cell office:value-type="string" calcext:value-type="string">
            <text:p>Standards for structured data on the web are more likely to be successful if they apply polymorphism in the sense that they allow for multiple domains and ranges for relations.</text:p>
          </table:table-cell>
          <table:table-cell office:value-type="string" calcext:value-type="string">
            <text:p>http://dbpedia.org/resource/Polymorphism_(computer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Diarrhea</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DPYSL2</text:p>
          </table:table-cell>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Mutation</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Hotelling games%2C even if the play itself is not approaching equilibrium.</text:p>
          </table:table-cell>
          <table:table-cell office:value-type="string" calcext:value-type="string">
            <text:p>http://dbpedia.org/resource/Anarchy</text:p>
          </table:table-cell>
          <table:table-cell/>
        </table:table-row>
        <table:table-row table:style-name="ro1">
          <table:table-cell office:value-type="string" calcext:value-type="string">
            <text:p>Mutations in ras PIK3CA are present in benign lichenoid keratosis.</text:p>
          </table:table-cell>
          <table:table-cell office:value-type="string" calcext:value-type="string">
            <text:p>http://dbpedia.org/resource/Kerato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On a wide variety of existing datasets%2C %22%22emergent%22%22 relational schemas automatically extracted from RDF data cover more than 90%25 of the triples.</text:p>
          </table:table-cell>
          <table:table-cell office:value-type="string" calcext:value-type="string">
            <text:p>http://dbpedia.org/resource/Resource_Description_Framework</text:p>
          </table:table-cell>
          <table:table-cell/>
        </table:table-row>
        <table:table-row table:style-name="ro1">
          <table:table-cell office:value-type="string" calcext:value-type="string">
            <text:p>It is important that the links among things are typed%2C as proposed by the Linked Data approach%2C to reliably and accurately represent general data on the web.</text:p>
          </table:table-cell>
          <table:table-cell office:value-type="string" calcext:value-type="string">
            <text:p>http://dbpedia.org/resource/Linked_data</text:p>
          </table:table-cell>
          <table:table-cell/>
        </table:table-row>
        <table:table-row table:style-name="ro1">
          <table:table-cell office:value-type="string" calcext:value-type="string">
            <text:p>High-sensitive troponin T is associated with atrial fibrillation in a general population.</text:p>
          </table:table-cell>
          <table:table-cell office:value-type="string" calcext:value-type="string">
            <text:p>http://dbpedia.org/resource/Troponin</text:p>
          </table:table-cell>
          <table:table-cell/>
        </table:table-row>
        <table:table-row table:style-name="ro1">
          <table:table-cell office:value-type="string" calcext:value-type="string">
            <text:p>Hypermethylated RASSF1A is an important modulating factor for the efficacy of docetaxel-based chemotherapy in breast cancer.</text:p>
          </table:table-cell>
          <table:table-cell office:value-type="string" calcext:value-type="string">
            <text:p>http://dbpedia.org/resource/Breast_cancer</text:p>
          </table:table-cell>
          <table:table-cell/>
        </table:table-row>
        <table:table-row table:style-name="ro1">
          <table:table-cell office:value-type="string" calcext:value-type="string">
            <text:p>Ant colonies outperform individuals for difficult sensory discrimination tasks.</text:p>
          </table:table-cell>
          <table:table-cell office:value-type="string" calcext:value-type="string">
            <text:p>http://dbpedia.org/resource/Discrimination_test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P53 codon 72 polymorphisms is not associated with recurrence in Wilms tumors.</text:p>
          </table:table-cell>
          <table:table-cell office:value-type="string" calcext:value-type="string">
            <text:p>http://dbpedia.org/resource/P53</text:p>
          </table:table-cell>
          <table:table-cell/>
        </table:table-row>
        <table:table-row table:style-name="ro1">
          <table:table-cell office:value-type="string" calcext:value-type="string">
            <text:p>MIF is essential for the development of neuropathic and inflammatory pain and for stress-induced enhancement of neuropathic pain.</text:p>
          </table:table-cell>
          <table:table-cell office:value-type="string" calcext:value-type="string">
            <text:p>http://dbpedia.org/resource/Peripheral_neuropathy</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Stomach_cancer</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P53</text:p>
          </table:table-cell>
          <table:table-cell/>
        </table:table-row>
        <table:table-row table:style-name="ro2">
          <table:table-cell office:value-type="string" calcext:value-type="string">
            <text:p>The HdSOD is a heme-sensor protein%2C in which binding to small gaseous molecules modulates the enzyme superoxide activity as an adaptive response to the bacterial environment.</text:p>
          </table:table-cell>
          <table:table-cell office:value-type="string" calcext:value-type="string">
            <text:p>http://dbpedia.org/resource/Enzy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Disability Assessment for Dementia %28DAD%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calcext:value-type="string">
            <text:p>http://dbpedia.org/resource/Dominance_(gene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KNG1 and F11 are the main genetic regulators of plasma FXI level.</text:p>
          </table:table-cell>
          <table:table-cell office:value-type="string" calcext:value-type="string">
            <text:p>http://dbpedia.org/resource/Blood_plasma</text:p>
          </table:table-cell>
          <table:table-cell/>
        </table:table-row>
        <table:table-row table:style-name="ro1">
          <table:table-cell office:value-type="string" calcext:value-type="string">
            <text:p>A lexical database such a WordNet designed for automated usage by computer programs is a very useful resource for various natural language processing tasks.</text:p>
          </table:table-cell>
          <table:table-cell office:value-type="string" calcext:value-type="string">
            <text:p>http://dbpedia.org/resource/WordNet</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Ecology</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Cardiomyopathy</text:p>
          </table:table-cell>
          <table:table-cell/>
        </table:table-row>
        <table:table-row table:style-name="ro1">
          <table:table-cell office:value-type="string" calcext:value-type="string">
            <text:p>Wnt5a promotes breast cancer cell migration via Dvl2%2FDaam1%2FRhoA.</text:p>
          </table:table-cell>
          <table:table-cell office:value-type="string" calcext:value-type="string">
            <text:p>http://dbpedia.org/resource/DVL2</text:p>
          </table:table-cell>
          <table:table-cell/>
        </table:table-row>
        <table:table-row table:style-name="ro2">
          <table:table-cell office:value-type="string" calcext:value-type="string">
            <text:p>Radiolabeled leukocyte scintigraphy is helpful in prospective%2C blinded assessments of patients with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Spontaneous dimerization of titin protein Z1Z2 domains induces strong nanomechanical anchoring.</text:p>
          </table:table-cell>
          <table:table-cell office:value-type="string" calcext:value-type="string">
            <text:p>http://dbpedia.org/resource/Titin</text:p>
          </table:table-cell>
          <table:table-cell/>
        </table:table-row>
        <table:table-row table:style-name="ro1">
          <table:table-cell office:value-type="string" calcext:value-type="string">
            <text:p>Oocytes lack an efficient DNA damage checkpoint because they fail to effectively activate ATM kinase.</text:p>
          </table:table-cell>
          <table:table-cell office:value-type="string" calcext:value-type="string">
            <text:p>http://dbpedia.org/resource/DNA</text:p>
          </table:table-cell>
          <table:table-cell/>
        </table:table-row>
        <table:table-row table:style-name="ro1">
          <table:table-cell office:value-type="string" calcext:value-type="string">
            <text:p>Cardiac resynchronization therapy induces a significant %27reperfusion%27 both in ischemic and idiopathic cardiomyopathies.</text:p>
          </table:table-cell>
          <table:table-cell office:value-type="string" calcext:value-type="string">
            <text:p>http://dbpedia.org/resource/Reperfusion_injury</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Adenosine_triphosphate</text:p>
          </table:table-cell>
          <table:table-cell/>
        </table:table-row>
        <table:table-row table:style-name="ro1">
          <table:table-cell office:value-type="string" calcext:value-type="string">
            <text:p>CRT induces %27reperfusion%27 in ischemic cardiomyopathies.</text:p>
          </table:table-cell>
          <table:table-cell office:value-type="string" calcext:value-type="string">
            <text:p>http://dbpedia.org/resource/Reperfusion_injury</text:p>
          </table:table-cell>
          <table:table-cell/>
        </table:table-row>
        <table:table-row table:style-name="ro1">
          <table:table-cell office:value-type="string" calcext:value-type="string">
            <text:p>Selectively publishing only statistically significant results in science is more effective than publishing everything.</text:p>
          </table:table-cell>
          <table:table-cell office:value-type="string" calcext:value-type="string">
            <text:p>http://dbpedia.org/resource/Science</text:p>
          </table:table-cell>
          <table:table-cell/>
        </table:table-row>
        <table:table-row table:style-name="ro2">
          <table:table-cell office:value-type="string" calcext:value-type="string">
            <text:p>The star model of web interaction design - where a single collection of data items is displayed%2C filtered%2C and modified by declaratively defined and mutually independent UI widgets - meets the needs of a wide variety of use-cases of varying complexity.</text:p>
          </table:table-cell>
          <table:table-cell office:value-type="string" calcext:value-type="string">
            <text:p>http://dbpedia.org/resource/GUI_widget</text:p>
          </table:table-cell>
          <table:table-cell/>
        </table:table-row>
        <table:table-row table:style-name="ro1">
          <table:table-cell office:value-type="string" calcext:value-type="string">
            <text:p>Open Access publications in anthrop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SNARE_(protein)</text:p>
          </table:table-cell>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Physiology</text:p>
          </table:table-cell>
          <table:table-cell/>
        </table:table-row>
        <table:table-row table:style-name="ro1">
          <table:table-cell office:value-type="string" calcext:value-type="string">
            <text:p>The degree of impairment of hepatic reticuloendothelial function in cirrhotic patients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Axiom</text:p>
          </table:table-cell>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Cerebral_cortex</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DNA</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NF-κB</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ITGA7</text:p>
          </table:table-cell>
          <table:table-cell/>
        </table:table-row>
        <table:table-row table:style-name="ro1">
          <table:table-cell office:value-type="string" calcext:value-type="string">
            <text:p>Open Access publications in intensive care medicin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Clinician%27s Interview-Based Impression of Change scale %28CIBIC-Plus%29.</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Bird_migration</text:p>
          </table:table-cell>
          <table:table-cell/>
        </table:table-row>
        <table:table-row table:style-name="ro1">
          <table:table-cell office:value-type="string" calcext:value-type="string">
            <text:p>Nonmonotonic reasoning as studied in AI and logic programming can be subsumed by a general theory of argumentation based on the acceptability of arguments.</text:p>
          </table:table-cell>
          <table:table-cell office:value-type="string" calcext:value-type="string">
            <text:p>http://dbpedia.org/resource/Artificial_intelligence</text:p>
          </table:table-cell>
          <table:table-cell/>
        </table:table-row>
        <table:table-row table:style-name="ro1">
          <table:table-cell office:value-type="string" calcext:value-type="string">
            <text:p>ERK1%2F2 phosphorylation by CHI3L1 leads to a proliferative signal.</text:p>
          </table:table-cell>
          <table:table-cell office:value-type="string" calcext:value-type="string">
            <text:p>http://dbpedia.org/resource/Phosphorylation</text:p>
          </table:table-cell>
          <table:table-cell/>
        </table:table-row>
        <table:table-row table:style-name="ro1">
          <table:table-cell office:value-type="string" calcext:value-type="string">
            <text:p>Dynamin-mediated Nephrin phosphorylation regulates glucose-stimulated insulin release in pancreatic beta cells.</text:p>
          </table:table-cell>
          <table:table-cell office:value-type="string" calcext:value-type="string">
            <text:p>http://dbpedia.org/resource/Beta_cell</text:p>
          </table:table-cell>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Phosphoinositide_3-kinase</text:p>
          </table:table-cell>
          <table:table-cell/>
        </table:table-row>
        <table:table-row table:style-name="ro1">
          <table:table-cell office:value-type="string" calcext:value-type="string">
            <text:p>Radiolabeled leukocyte scintigraphy is more justified for reassessments than for making an initial diagnosis.</text:p>
          </table:table-cell>
          <table:table-cell office:value-type="string" calcext:value-type="string">
            <text:p>http://dbpedia.org/resource/White_blood_cell</text:p>
          </table:table-cell>
          <table:table-cell/>
        </table:table-row>
        <table:table-row table:style-name="ro1">
          <table:table-cell office:value-type="string" calcext:value-type="string">
            <text:p>Dynamin-mediated Nephrin phosphorylation regulates glucose-stimulated insulin release in pancreatic beta cells.</text:p>
          </table:table-cell>
          <table:table-cell office:value-type="string" calcext:value-type="string">
            <text:p>http://dbpedia.org/resource/Nephrin</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Angiotensin-converting_enzyme</text:p>
          </table:table-cell>
          <table:table-cell/>
        </table:table-row>
        <table:table-row table:style-name="ro1">
          <table:table-cell office:value-type="string" calcext:value-type="string">
            <text:p>Alternative splicing regulates Blimp-1 recruitment of corepressors and DNA binding activity.</text:p>
          </table:table-cell>
          <table:table-cell office:value-type="string" calcext:value-type="string">
            <text:p>http://dbpedia.org/resource/Alternative_splic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Arthralgia</text:p>
          </table:table-cell>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Kinase</text:p>
          </table:table-cell>
          <table:table-cell/>
        </table:table-row>
        <table:table-row table:style-name="ro1">
          <table:table-cell office:value-type="string" calcext:value-type="string">
            <text:p>Protein N-myristoylation plays critical roles in the cellular morphological changes induced by FMNL2 and FMNL3.</text:p>
          </table:table-cell>
          <table:table-cell office:value-type="string" calcext:value-type="string">
            <text:p>http://dbpedia.org/resource/Morphology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Out of the two cholinesterase inhibitors donepezil and rivastigmine%2C donepezil leads to fewer adverse events when used for treating mild to moderate Alzheimer%27s disease.</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Content-Centric Networking %28CCN%29%2C centering on named content instead of hosts%2C is superior to the Internet Protocol %28IP%29 in terms of disruption tolerance.</text:p>
          </table:table-cell>
          <table:table-cell office:value-type="string" calcext:value-type="string">
            <text:p>http://dbpedia.org/resource/Internet_Protocol</text:p>
          </table:table-cell>
          <table:table-cell/>
        </table:table-row>
        <table:table-row table:style-name="ro1">
          <table:table-cell office:value-type="string" calcext:value-type="string">
            <text:p>ARF6 activated by the LHCG receptor through the cytohesin family of guanine nucleotide exchange factors mediates the receptor internalization and signaling.</text:p>
          </table:table-cell>
          <table:table-cell office:value-type="string" calcext:value-type="string">
            <text:p>http://dbpedia.org/resource/Guanine_nucleotide_exchange_fac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Tremor</text:p>
          </table:table-cell>
          <table:table-cell/>
        </table:table-row>
        <table:table-row table:style-name="ro1">
          <table:table-cell office:value-type="string" calcext:value-type="string">
            <text:p>Low microsomal epoxide hydrolase expression is associated with bladder carcinogenesis and recurrence.</text:p>
          </table:table-cell>
          <table:table-cell office:value-type="string" calcext:value-type="string">
            <text:p>http://dbpedia.org/resource/Urinary_bladder</text:p>
          </table:table-cell>
          <table:table-cell/>
        </table:table-row>
        <table:table-row table:style-name="ro1">
          <table:table-cell office:value-type="string" calcext:value-type="string">
            <text:p>Radiolabeled leukocyte scintigraphy is helpful in blinded assessments of patients with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Languages with SOV word order are more likely to change to SVO than to VSO over the time of language evolution.</text:p>
          </table:table-cell>
          <table:table-cell office:value-type="string" calcext:value-type="string">
            <text:p>http://dbpedia.org/resource/Verb–subject–object</text:p>
          </table:table-cell>
          <table:table-cell/>
        </table:table-row>
        <table:table-row table:style-name="ro1">
          <table:table-cell office:value-type="string" calcext:value-type="string">
            <text:p>The behavior - in terms of editing trails - of users editing ontologies is most strongly influended by entity similarity apart from the hierarchical structure of the ontolog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high-level DOLCE-Zero ontology is helpful to find and fix systematic errors in the DBpedia knowledge base.</text:p>
          </table:table-cell>
          <table:table-cell office:value-type="string" calcext:value-type="string">
            <text:p>http://dbpedia.org/resource/DBpedia</text:p>
          </table:table-cell>
          <table:table-cell/>
        </table:table-row>
        <table:table-row table:style-name="ro1">
          <table:table-cell office:value-type="string" calcext:value-type="string">
            <text:p>Infix notation is an important feature of an ontology language to be easy to read and write for users not familiar with logic formalisms.</text:p>
          </table:table-cell>
          <table:table-cell office:value-type="string" calcext:value-type="string">
            <text:p>http://dbpedia.org/resource/Infix_notation</text:p>
          </table:table-cell>
          <table:table-cell/>
        </table:table-row>
        <table:table-row table:style-name="ro2">
          <table:table-cell office:value-type="string" calcext:value-type="string">
            <text:p>Information about vaccination flows more often between users who share the same sentiments about vaccination and less often between users who do not share the same sentiments than expected by chance alone.</text:p>
          </table:table-cell>
          <table:table-cell office:value-type="string" calcext:value-type="string">
            <text:p>http://dbpedia.org/resource/Vaccination</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Murinae</text:p>
          </table:table-cell>
          <table:table-cell/>
        </table:table-row>
        <table:table-row table:style-name="ro1">
          <table:table-cell office:value-type="string" calcext:value-type="string">
            <text:p>Open Access publications in the natur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ntoClean is a suitable methodology to make and evaluate design decisions for ontology engineering.</text:p>
          </table:table-cell>
          <table:table-cell office:value-type="string" calcext:value-type="string">
            <text:p>http://dbpedia.org/resource/OntoClean</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Fungal_prions</text:p>
          </table:table-cell>
          <table:table-cell/>
        </table:table-row>
        <table:table-row table:style-name="ro1">
          <table:table-cell office:value-type="string" calcext:value-type="string">
            <text:p>The BIO3-BIO1 fusion protein is the sole protein form produced by the BIO3-BIO1 locus in Arabidopsis.</text:p>
          </table:table-cell>
          <table:table-cell office:value-type="string" calcext:value-type="string">
            <text:p>http://dbpedia.org/resource/Fusion_protein</text:p>
          </table:table-cell>
          <table:table-cell/>
        </table:table-row>
        <table:table-row table:style-name="ro1">
          <table:table-cell office:value-type="string" calcext:value-type="string">
            <text:p>DHRS4L1 is a duplicate syntenic form of the human DHRS4 gene.</text:p>
          </table:table-cell>
          <table:table-cell office:value-type="string" calcext:value-type="string">
            <text:p>http://dbpedia.org/resource/Ge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Mammalian_target_of_rapamycin</text:p>
          </table:table-cell>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Liver</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Apopto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The cholinesterase inhibitor galantamine is efficacious for treating mild to moderate Alzheimer%27s disease.</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in biology and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rx-1 is a therapeutic candidate for protecting against formaldehyde-induced neurotoxicity.</text:p>
          </table:table-cell>
          <table:table-cell office:value-type="string" calcext:value-type="string">
            <text:p>http://dbpedia.org/resource/Neurotoxicit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biology and mathematics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1">
          <table:table-cell office:value-type="string" calcext:value-type="string">
            <text:p>Languages with VSO word order are more likely to change to SVO than to SOV over the time of language evolution.</text:p>
          </table:table-cell>
          <table:table-cell office:value-type="string" calcext:value-type="string">
            <text:p>http://dbpedia.org/resource/Verb–subject–object</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Fibroblast</text:p>
          </table:table-cell>
          <table:table-cell/>
        </table:table-row>
        <table:table-row table:style-name="ro2">
          <table:table-cell office:value-type="string" calcext:value-type="string">
            <text:p>Minimal ontological commitment of an ontology%2C in the sense that it makes the minimal amount of claims sufficient to support the intended activities%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For question answering approaches for tasks such as playing Jeopardy%2C the best performance is achieved when applying massive parallelism in the consideration of multiple interpretations and hypotheses.</text:p>
          </table:table-cell>
          <table:table-cell office:value-type="string" calcext:value-type="string">
            <text:p>http://dbpedia.org/resource/Question_answering</text:p>
          </table:table-cell>
          <table:table-cell/>
        </table:table-row>
        <table:table-row table:style-name="ro2">
          <table:table-cell office:value-type="string" calcext:value-type="string">
            <text:p>Minimal encoding bias of an ontology%2C in the sense that its conceptualization is specified at the knowledge level and <text:s/>independent from a particular symbol-level encoding%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Radiolabeled leukocyte scintigraphy is more justified for reassessments rather than in making an initial diagnosis for patients with non-stricturizing or non-fistulizing forms of Crohn%27s disease.</text:p>
          </table:table-cell>
          <table:table-cell office:value-type="string" calcext:value-type="string">
            <text:p>http://dbpedia.org/resource/Scintigraphy</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Psychology</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Enhancer_(gene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Anorexia_(symptom)</text:p>
          </table:table-cell>
          <table:table-cell/>
        </table:table-row>
        <table:table-row table:style-name="ro1">
          <table:table-cell office:value-type="string" calcext:value-type="string">
            <text:p>Open Access publications in intensive care medicine receive on average more citations than similar publications that are not Open Access.</text:p>
          </table:table-cell>
          <table:table-cell office:value-type="string" calcext:value-type="string">
            <text:p>http://dbpedia.org/resource/Intensive-care_medic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Deep learning is a powerful and accurate method for automatic image recognition.</text:p>
          </table:table-cell>
          <table:table-cell office:value-type="string" calcext:value-type="string">
            <text:p>http://dbpedia.org/resource/Computer_vision</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n the Alzheimer%27s Disease Assessment Scale %28ADAS-Cog%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Philadelphia_chromosome</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Plasma EGFR mutations are associated with non-small cell lung cancer.</text:p>
          </table:table-cell>
          <table:table-cell office:value-type="string" calcext:value-type="string">
            <text:p>http://dbpedia.org/resource/Epidermal_growth_factor_receptor</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Syncope_(medicine)</text:p>
          </table:table-cell>
          <table:table-cell/>
        </table:table-row>
        <table:table-row table:style-name="ro1">
          <table:table-cell office:value-type="string" calcext:value-type="string">
            <text:p>At least in the somatosensory neocortex NPC1 protein is instrumental in synaptic function.</text:p>
          </table:table-cell>
          <table:table-cell office:value-type="string" calcext:value-type="string">
            <text:p>http://dbpedia.org/resource/Somatosensory_system</text:p>
          </table:table-cell>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Dexamethaso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Conjunctivitis</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Adipose_tissue</text:p>
          </table:table-cell>
          <table:table-cell/>
        </table:table-row>
        <table:table-row table:style-name="ro2">
          <table:table-cell office:value-type="string" calcext:value-type="string">
            <text:p>A series of tyrosine phosphorylation events%2C involving both p50%28Cdc37%29 and Hsp90%2C are minimally sufficient to provide directionality to the chaperone cycle.</text:p>
          </table:table-cell>
          <table:table-cell office:value-type="string" calcext:value-type="string">
            <text:p>http://dbpedia.org/resource/Tyros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Adverse_effect</text:p>
          </table:table-cell>
          <table:table-cell/>
        </table:table-row>
        <table:table-row table:style-name="ro3">
          <table:table-cell office:value-type="string" calcext:value-type="string">
            <text:p>The adoption of hashtags on Twitter can be accurately characterized by their %22%22stickiness%22%22%2C i.e. the probability of adoption based on one or more exposures%2C and their %22%22persistence%22%22%2C i.e. the relative extent to which repeated exposures to a hashtag continue to have significant marginal effect.</text:p>
          </table:table-cell>
          <table:table-cell office:value-type="string" calcext:value-type="string">
            <text:p>http://dbpedia.org/resource/Hashtag</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Cell_plat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Single Nucleotide Polymorphisms in BRAF gene is associated with diseases.</text:p>
          </table:table-cell>
          <table:table-cell office:value-type="string" calcext:value-type="string">
            <text:p>http://dbpedia.org/resource/Single-nucleotide_polymorphism</text:p>
          </table:table-cell>
          <table:table-cell/>
        </table:table-row>
        <table:table-row table:style-name="ro1">
          <table:table-cell office:value-type="string" calcext:value-type="string">
            <text:p>HMGA1B mediates PIT1 over-expression in pituitary neoplasms.</text:p>
          </table:table-cell>
          <table:table-cell office:value-type="string" calcext:value-type="string">
            <text:p>http://dbpedia.org/resource/Neoplasm</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Cost_curve</text:p>
          </table:table-cell>
          <table:table-cell/>
        </table:table-row>
        <table:table-row table:style-name="ro1">
          <table:table-cell office:value-type="string" calcext:value-type="string">
            <text:p>Intuitive keywords are an important feature of an ontology language to be easy to read and write for users not familiar with logic formalisms.</text:p>
          </table:table-cell>
          <table:table-cell office:value-type="string" calcext:value-type="string">
            <text:p>http://dbpedia.org/resource/Ontology_language</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Protein_phosphatase_2</text:p>
          </table:table-cell>
          <table:table-cell/>
        </table:table-row>
        <table:table-row table:style-name="ro1">
          <table:table-cell office:value-type="string" calcext:value-type="string">
            <text:p>The timeliness of the acknowledgment of the donors%27 support is an important factor for donor retention for online crowdfunding.</text:p>
          </table:table-cell>
          <table:table-cell office:value-type="string" calcext:value-type="string">
            <text:p>http://dbpedia.org/resource/Crowd_fund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NF-κ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N-terminus</text:p>
          </table:table-cell>
          <table:table-cell/>
        </table:table-row>
        <table:table-row table:style-name="ro1">
          <table:table-cell office:value-type="string" calcext:value-type="string">
            <text:p>Cardiac resynchronization therapy induces reperfusion in ischemic and idiopathic cardiomyopathies.</text:p>
          </table:table-cell>
          <table:table-cell office:value-type="string" calcext:value-type="string">
            <text:p>http://dbpedia.org/resource/Idiopathic</text:p>
          </table:table-cell>
          <table:table-cell/>
        </table:table-row>
        <table:table-row table:style-name="ro1">
          <table:table-cell office:value-type="string" calcext:value-type="string">
            <text:p>dMRP and MET are not the dominant methotrexate %28MTX%29 transporters in the tubules when flies are reared on MTX-enriched diets.</text:p>
          </table:table-cell>
          <table:table-cell office:value-type="string" calcext:value-type="string">
            <text:p>http://dbpedia.org/resource/Methotrexate</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Sister_chromatids</text:p>
          </table:table-cell>
          <table:table-cell/>
        </table:table-row>
        <table:table-row table:style-name="ro1">
          <table:table-cell office:value-type="string" calcext:value-type="string">
            <text:p>TP53 codon 72 polymorphisms is not associated with recurrence in Wilms tumors.</text:p>
          </table:table-cell>
          <table:table-cell office:value-type="string" calcext:value-type="string">
            <text:p>http://dbpedia.org/resource/Polymorphism_(biology)</text:p>
          </table:table-cell>
          <table:table-cell/>
        </table:table-row>
        <table:table-row table:style-name="ro1">
          <table:table-cell office:value-type="string" calcext:value-type="string">
            <text:p>Overexpression of Nanog protein is associated with gastric adenocarcinoma.</text:p>
          </table:table-cell>
          <table:table-cell office:value-type="string" calcext:value-type="string">
            <text:p>http://dbpedia.org/resource/Prote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ARF6 activated by the LHCG receptor through the cytohesin family of guanine nucleotide exchange factors mediates the receptor internalization and signaling.</text:p>
          </table:table-cell>
          <table:table-cell office:value-type="string" calcext:value-type="string">
            <text:p>http://dbpedia.org/resource/Receptor_(biochemistr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Information about vaccination flows more often between users who share the same sentiments about vaccination and less often between users who do not share the same sentiments than expected by chance alone.</text:p>
          </table:table-cell>
          <table:table-cell office:value-type="string" calcext:value-type="string">
            <text:p>http://dbpedia.org/resource/Vaccin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behavior - in terms of editing trails - of users editing ontologies is most strongly influended by semantic distance apart from the hierarchical structure of the ontology and entity similarity.</text:p>
          </table:table-cell>
          <table:table-cell office:value-type="string" calcext:value-type="string">
            <text:p>http://dbpedia.org/resource/Semantics</text:p>
          </table:table-cell>
          <table:table-cell/>
        </table:table-row>
        <table:table-row table:style-name="ro1">
          <table:table-cell office:value-type="string" calcext:value-type="string">
            <text:p>BRCA1 mutations are associated with unselected Nigerian breast cancer patients.</text:p>
          </table:table-cell>
          <table:table-cell office:value-type="string" calcext:value-type="string">
            <text:p>http://dbpedia.org/resource/Nigeria</text:p>
          </table:table-cell>
          <table:table-cell/>
        </table:table-row>
        <table:table-row table:style-name="ro1">
          <table:table-cell office:value-type="string" calcext:value-type="string">
            <text:p>Open Access publications in pharmacy and pharmac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Mammary_gland</text:p>
          </table:table-cell>
          <table:table-cell/>
        </table:table-row>
        <table:table-row table:style-name="ro1">
          <table:table-cell office:value-type="string" calcext:value-type="string">
            <text:p>Loss of Tff1 and high expression of cox2 are associated with gastric adenomas.</text:p>
          </table:table-cell>
          <table:table-cell office:value-type="string" calcext:value-type="string">
            <text:p>http://dbpedia.org/resource/Trefoil_factor_1</text:p>
          </table:table-cell>
          <table:table-cell/>
        </table:table-row>
        <table:table-row table:style-name="ro1">
          <table:table-cell office:value-type="string" calcext:value-type="string">
            <text:p>Hepatic reticuloendothelial function is impaired to the same degree in cirrhotic patients with or without a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A suitable procedure to create semantically annotated collections based on existing vocabularies and metadata are the four steps of %281%29 making the vocabularies interoperable%2C %282%29 aligning the metadata schema%2C %283%29 enriching the metadata%2C and %284%29 aligning the vocabularies.</text:p>
          </table:table-cell>
          <table:table-cell office:value-type="string" calcext:value-type="string">
            <text:p>http://dbpedia.org/resource/Metadata</text:p>
          </table:table-cell>
          <table:table-cell/>
        </table:table-row>
        <table:table-row table:style-name="ro1">
          <table:table-cell office:value-type="string" calcext:value-type="string">
            <text:p>OntoClean is a suitable methodology to make and evaluate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Radiolabeled leukocyte scintigraphy is more justified for reassessments than in making an initial diagnosis.</text:p>
          </table:table-cell>
          <table:table-cell office:value-type="string" calcext:value-type="string">
            <text:p>http://dbpedia.org/resource/Scintigraphy</text:p>
          </table:table-cell>
          <table:table-cell/>
        </table:table-row>
        <table:table-row table:style-name="ro1">
          <table:table-cell office:value-type="string" calcext:value-type="string">
            <text:p>The amount of research on mathematical foundations in computer science decreased during 1990-2010.</text:p>
          </table:table-cell>
          <table:table-cell office:value-type="string" calcext:value-type="string">
            <text:p>http://dbpedia.org/resource/Computer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Open Access publications in condensed matter physics receive on average more citations than similar publications that are not Open Access.</text:p>
          </table:table-cell>
          <table:table-cell office:value-type="string" calcext:value-type="string">
            <text:p>http://dbpedia.org/resource/Condensed_matter_physics</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Low microsomal epoxide hydrolase expression is associated with bladder carcinogenesis and recurrence.</text:p>
          </table:table-cell>
          <table:table-cell office:value-type="string" calcext:value-type="string">
            <text:p>http://dbpedia.org/resource/Epoxide_hydrolase</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Homology_(biology)</text:p>
          </table:table-cell>
          <table:table-cell/>
        </table:table-row>
        <table:table-row table:style-name="ro2">
          <table:table-cell office:value-type="string" calcext:value-type="string">
            <text:p>The adoption of politically controversial hashtags on Twitter is especially affected by multiple repeated exposures%2C while such repeated exposures have a much less important marginal effect on the adoption of conversational idioms.</text:p>
          </table:table-cell>
          <table:table-cell office:value-type="string" calcext:value-type="string">
            <text:p>http://dbpedia.org/resource/Twitter</text:p>
          </table:table-cell>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Political_science</text:p>
          </table:table-cell>
          <table:table-cell/>
        </table:table-row>
        <table:table-row table:style-name="ro2">
          <table:table-cell office:value-type="string" calcext:value-type="string">
            <text:p>Wikipedia%27s normative evolution is highly conservative%2C in the sense that norms that dominate the system in Wikipedia%27s later years were created very early.</text:p>
          </table:table-cell>
          <table:table-cell office:value-type="string" calcext:value-type="string">
            <text:p>http://dbpedia.org/resource/Evolution</text:p>
          </table:table-cell>
          <table:table-cell/>
        </table:table-row>
        <table:table-row table:style-name="ro1">
          <table:table-cell office:value-type="string" calcext:value-type="string">
            <text:p>Open Access publications in political science receive on average more citations than similar publications that are not Open Access.</text:p>
          </table:table-cell>
          <table:table-cell office:value-type="string" calcext:value-type="string">
            <text:p>http://dbpedia.org/resource/Political_science</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Cytoplasm</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Turkish_language</text:p>
          </table:table-cell>
          <table:table-cell/>
        </table:table-row>
        <table:table-row table:style-name="ro1">
          <table:table-cell office:value-type="string" calcext:value-type="string">
            <text:p>dMRP and MET are not the dominant methotrexate %28MTX%29 transporters in the tubules when flies are reared on MTX-enriched diets.</text:p>
          </table:table-cell>
          <table:table-cell office:value-type="string" calcext:value-type="string">
            <text:p>http://dbpedia.org/resource/Methotrexate</text:p>
          </table:table-cell>
          <table:table-cell/>
        </table:table-row>
        <table:table-row table:style-name="ro1">
          <table:table-cell office:value-type="string" calcext:value-type="string">
            <text:p>Approximate membership functions%2C such as Bloom filters and Golomb-coded sets%2C can help to reduce the bandwidth of RDF queries.</text:p>
          </table:table-cell>
          <table:table-cell office:value-type="string" calcext:value-type="string">
            <text:p>http://dbpedia.org/resource/Membership_function_(mathematics)</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B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Pancreatic_cancer</text:p>
          </table:table-cell>
          <table:table-cell/>
        </table:table-row>
        <table:table-row table:style-name="ro1">
          <table:table-cell office:value-type="string" calcext:value-type="string">
            <text:p>CYP 2E1 -1293G%2FC polymorphism is not associated with dystrophic eye diseases.</text:p>
          </table:table-cell>
          <table:table-cell office:value-type="string" calcext:value-type="string">
            <text:p>http://dbpedia.org/resource/Polymorphism_(biology)</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Macular_degeneration</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Polyploid</text:p>
          </table:table-cell>
          <table:table-cell/>
        </table:table-row>
        <table:table-row table:style-name="ro1">
          <table:table-cell office:value-type="string" calcext:value-type="string">
            <text:p>ITIH5 gene expression is regulated both by obesity and by the region between visceral and subcutaneous adipose tissue.</text:p>
          </table:table-cell>
          <table:table-cell office:value-type="string" calcext:value-type="string">
            <text:p>http://dbpedia.org/resource/Subcutaneous_tissue</text:p>
          </table:table-cell>
          <table:table-cell/>
        </table:table-row>
        <table:table-row table:style-name="ro2">
          <table:table-cell office:value-type="string" calcext:value-type="string">
            <text:p>Content-Centric Networking %28CCN%29%2C centering on named content instead of hosts%2C is generally superior to the Internet Protocol %28IP%29 given way the internet is currently used.</text:p>
          </table:table-cell>
          <table:table-cell office:value-type="string" calcext:value-type="string">
            <text:p>http://dbpedia.org/resource/Named_data_network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Dizziness</text:p>
          </table:table-cell>
          <table:table-cell/>
        </table:table-row>
        <table:table-row table:style-name="ro1">
          <table:table-cell office:value-type="string" calcext:value-type="string">
            <text:p>Open Access publications in American law review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hierarchical process of antibody-secreting cells differentiation triggered by venom needs the signal derived from IL-5 and IL-17A.</text:p>
          </table:table-cell>
          <table:table-cell office:value-type="string" calcext:value-type="string">
            <text:p>http://dbpedia.org/resource/Dublin_Bus</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Mothers_against_decapentaplegic_homolog_7</text:p>
          </table:table-cell>
          <table:table-cell/>
        </table:table-row>
        <table:table-row table:style-name="ro1">
          <table:table-cell office:value-type="string" calcext:value-type="string">
            <text:p>Cardiac resynchronization therapy induces a significant %27reperfusion%27 both in ischemic and idiopathic cardiomyopathies.</text:p>
          </table:table-cell>
          <table:table-cell office:value-type="string" calcext:value-type="string">
            <text:p>http://dbpedia.org/resource/Cardiomyopathy</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Cytokine</text:p>
          </table:table-cell>
          <table:table-cell/>
        </table:table-row>
        <table:table-row table:style-name="ro2">
          <table:table-cell office:value-type="string" calcext:value-type="string">
            <text:p>For question answering approaches for tasks such as playing Jeopardy%2C the best performance is achieved when the integration%2C application%2C and contextual evaluation of a wide range of loosely coupled probabilistic question and content analytics are facilitated.</text:p>
          </table:table-cell>
          <table:table-cell office:value-type="string" calcext:value-type="string">
            <text:p>http://dbpedia.org/resource/content_analysis</text:p>
          </table:table-cell>
          <table:table-cell/>
        </table:table-row>
        <table:table-row table:style-name="ro1">
          <table:table-cell office:value-type="string" calcext:value-type="string">
            <text:p>Open Access publications in agriculture and allied subjects receive on average more citations than similar publications that are not Open Access.</text:p>
          </table:table-cell>
          <table:table-cell office:value-type="string" calcext:value-type="string">
            <text:p>http://dbpedia.org/resource/Agricultur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The -416G%3EC polymorphism of the TIM-1 gene is associated with childhood allergic asthma.</text:p>
          </table:table-cell>
          <table:table-cell office:value-type="string" calcext:value-type="string">
            <text:p>http://dbpedia.org/resource/WIND_Hellas</text:p>
          </table:table-cell>
          <table:table-cell/>
        </table:table-row>
        <table:table-row table:style-name="ro1">
          <table:table-cell office:value-type="string" calcext:value-type="string">
            <text:p>HMGA1B mediates PIT1 over-expression in pituitary neoplasms.</text:p>
          </table:table-cell>
          <table:table-cell office:value-type="string" calcext:value-type="string">
            <text:p>http://dbpedia.org/resource/Pituitary_gland</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Adverse_effect</text:p>
          </table:table-cell>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Anarchy</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umor_necrosis_factor-alpha</text:p>
          </table:table-cell>
          <table:table-cell/>
        </table:table-row>
        <table:table-row table:style-name="ro1">
          <table:table-cell office:value-type="string" calcext:value-type="string">
            <text:p>The BIO3-BIO1 fusion protein is the sole protein form produced by the BIO3-BIO1 locus in Arabidopsis.</text:p>
          </table:table-cell>
          <table:table-cell office:value-type="string" calcext:value-type="string">
            <text:p>http://dbpedia.org/resource/Locus_(genetics)</text:p>
          </table:table-cell>
          <table:table-cell/>
        </table:table-row>
        <table:table-row table:style-name="ro1">
          <table:table-cell office:value-type="string" calcext:value-type="string">
            <text:p>alpha1- and alpha5-containing laminins differentially regulate the sequential events to form epithelial tissues via beta1 integrin signals.</text:p>
          </table:table-cell>
          <table:table-cell office:value-type="string" calcext:value-type="string">
            <text:p>http://dbpedia.org/resource/Laminin</text:p>
          </table:table-cell>
          <table:table-cell/>
        </table:table-row>
        <table:table-row table:style-name="ro1">
          <table:table-cell office:value-type="string" calcext:value-type="string">
            <text:p>The hierarchical process of antibody-secreting cells differentiation triggered by venom needs the signal derived from IL-5 and IL-17A.</text:p>
          </table:table-cell>
          <table:table-cell office:value-type="string" calcext:value-type="string">
            <text:p>http://dbpedia.org/resource/Interleukin</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Kinase</text:p>
          </table:table-cell>
          <table:table-cell/>
        </table:table-row>
        <table:table-row table:style-name="ro1">
          <table:table-cell office:value-type="string" calcext:value-type="string">
            <text:p>Topic modeling techniques are helpful for community detection.</text:p>
          </table:table-cell>
          <table:table-cell office:value-type="string" calcext:value-type="string">
            <text:p>http://dbpedia.org/resource/Topic_model</text:p>
          </table:table-cell>
          <table:table-cell/>
        </table:table-row>
        <table:table-row table:style-name="ro2">
          <table:table-cell office:value-type="string" calcext:value-type="string">
            <text:p>Rigidity%2C in the sense that a property must necessarily hold for the entire existence of all its instances%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A lexical database such a WordNet designed for automated usage by computer programs is a very useful resource for various natural language processing tasks.</text:p>
          </table:table-cell>
          <table:table-cell office:value-type="string" calcext:value-type="string">
            <text:p>http://dbpedia.org/resource/Lexical_database</text:p>
          </table:table-cell>
          <table:table-cell/>
        </table:table-row>
        <table:table-row table:style-name="ro1">
          <table:table-cell office:value-type="string" calcext:value-type="string">
            <text:p>Degree of hepatic reticuloendothelial function impairment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Abdominal_pa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s4444903 polymorphism in EGF gene is not associated with sporadic colorectal cancer.</text:p>
          </table:table-cell>
          <table:table-cell office:value-type="string" calcext:value-type="string">
            <text:p>http://dbpedia.org/resource/Epidermal_growth_factor</text:p>
          </table:table-cell>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Lysosome</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time needed by carers to assist in instrumental activities of daily living and physical self-maintenance.</text:p>
          </table:table-cell>
          <table:table-cell office:value-type="string" calcext:value-type="string">
            <text:p>http://dbpedia.org/resource/Donepezil</text:p>
          </table:table-cell>
          <table:table-cell/>
        </table:table-row>
        <table:table-row table:style-name="ro1">
          <table:table-cell office:value-type="string" calcext:value-type="string">
            <text:p>Information systems%2C information science%2C and information retrieval were the fasted-growing research areas of computer science during 1990-2010.</text:p>
          </table:table-cell>
          <table:table-cell office:value-type="string" calcext:value-type="string">
            <text:p>http://dbpedia.org/resource/Information_systems</text:p>
          </table:table-cell>
          <table:table-cell/>
        </table:table-row>
        <table:table-row table:style-name="ro1">
          <table:table-cell office:value-type="string" calcext:value-type="string">
            <text:p>Many complex systems owe their error-tolerance to their structure as scale-free networks.</text:p>
          </table:table-cell>
          <table:table-cell office:value-type="string" calcext:value-type="string">
            <text:p>http://dbpedia.org/resource/Complex_systems</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Cell_(biology)</text:p>
          </table:table-cell>
          <table:table-cell/>
        </table:table-row>
        <table:table-row table:style-name="ro2">
          <table:table-cell office:value-type="string" calcext:value-type="string">
            <text:p>The creation and application of explicit and semantically represented background knowledge in the form of ontologies%2C vocabularies%2C and thesauri is useful for information retrieval in the cultural heritage domain.</text:p>
          </table:table-cell>
          <table:table-cell office:value-type="string" calcext:value-type="string">
            <text:p>http://dbpedia.org/resource/Thesaurus</text:p>
          </table:table-cell>
          <table:table-cell/>
        </table:table-row>
        <table:table-row table:style-name="ro1">
          <table:table-cell office:value-type="string" calcext:value-type="string">
            <text:p>dMRP and MET are not the dominant methotrexate %28MTX%29 transporters in the tubules when flies are reared on MTX-enriched diets.</text:p>
          </table:table-cell>
          <table:table-cell office:value-type="string" calcext:value-type="string">
            <text:p>http://dbpedia.org/resource/Tubule</text:p>
          </table:table-cell>
          <table:table-cell/>
        </table:table-row>
        <table:table-row table:style-name="ro1">
          <table:table-cell office:value-type="string" calcext:value-type="string">
            <text:p>DNA pol lambda and DNA ligase I are sufficient to promote efficient microhomology-mediated end-joining repair of broken DNA ends in vitro.</text:p>
          </table:table-cell>
          <table:table-cell office:value-type="string" calcext:value-type="string">
            <text:p>http://dbpedia.org/resource/DNA</text:p>
          </table:table-cell>
          <table:table-cell/>
        </table:table-row>
        <table:table-row table:style-name="ro1">
          <table:table-cell office:value-type="string" calcext:value-type="string">
            <text:p>CHES-1-like controls the division of cardiac progenitors by regulating the activity of Polo%2C a kinase involved in multiple steps of mitosis.</text:p>
          </table:table-cell>
          <table:table-cell office:value-type="string" calcext:value-type="string">
            <text:p>http://dbpedia.org/resource/Kinase</text:p>
          </table:table-cell>
          <table:table-cell/>
        </table:table-row>
        <table:table-row table:style-name="ro1">
          <table:table-cell office:value-type="string" calcext:value-type="string">
            <text:p>Open Access publications in multidisciplinary soci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Nonmonotonic reasoning as studied in AI and logic programming can be subsumed by a general theory of argumentation based on the acceptability of arguments.</text:p>
          </table:table-cell>
          <table:table-cell office:value-type="string" calcext:value-type="string">
            <text:p>http://dbpedia.org/resource/Logic_programming</text:p>
          </table:table-cell>
          <table:table-cell/>
        </table:table-row>
        <table:table-row table:style-name="ro1">
          <table:table-cell office:value-type="string" calcext:value-type="string">
            <text:p>CRT induces %27reperfusion%27 in ischemic cardiomyopathies.</text:p>
          </table:table-cell>
          <table:table-cell office:value-type="string" calcext:value-type="string">
            <text:p>http://dbpedia.org/resource/Cardiomyopathy</text:p>
          </table:table-cell>
          <table:table-cell/>
        </table:table-row>
        <table:table-row table:style-name="ro1">
          <table:table-cell office:value-type="string" calcext:value-type="string">
            <text:p>Kidney injury accelerates cystogenesis via pathways modulated by heme oxygenase and complement.</text:p>
          </table:table-cell>
          <table:table-cell office:value-type="string" calcext:value-type="string">
            <text:p>http://dbpedia.org/resource/Heme</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Embryo</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Phosphorylation</text:p>
          </table:table-cell>
          <table:table-cell/>
        </table:table-row>
        <table:table-row table:style-name="ro2">
          <table:table-cell office:value-type="string" calcext:value-type="string">
            <text:p>The Inverse Document Frequency %28IDF%29 of a term is equal to the distance between the term and the empty string in the space of information distance in which the Kolmogorov complexity is approximated using Web documents and the Shannon-Fano coding.</text:p>
          </table:table-cell>
          <table:table-cell office:value-type="string" calcext:value-type="string">
            <text:p>http://dbpedia.org/resource/Kolmogorov_complexity</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Genetic_code</text:p>
          </table:table-cell>
          <table:table-cell/>
        </table:table-row>
        <table:table-row table:style-name="ro1">
          <table:table-cell office:value-type="string" calcext:value-type="string">
            <text:p>Erk1%2F2 signaling within oligodendrocytes exerts an important and direct effect to promote myelination.</text:p>
          </table:table-cell>
          <table:table-cell office:value-type="string" calcext:value-type="string">
            <text:p>http://dbpedia.org/resource/Oligodendrocyte</text:p>
          </table:table-cell>
          <table:table-cell/>
        </table:table-row>
        <table:table-row table:style-name="ro2">
          <table:table-cell office:value-type="string" calcext:value-type="string">
            <text:p>The world%27s languages exhibit a hierarchical structure dominated by English as its a central hub and with intermediate hubs that include German%2C French%2C and Spanish.</text:p>
          </table:table-cell>
          <table:table-cell office:value-type="string" calcext:value-type="string">
            <text:p>http://dbpedia.org/resource/German_languag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Convolutional neural networks are much easier to train than networks with full connectivity between adjacent layers.</text:p>
          </table:table-cell>
          <table:table-cell office:value-type="string" calcext:value-type="string">
            <text:p>http://dbpedia.org/resource/Artificial_neural_netw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Angiogenesis</text:p>
          </table:table-cell>
          <table:table-cell/>
        </table:table-row>
        <table:table-row table:style-name="ro2">
          <table:table-cell office:value-type="string" calcext:value-type="string">
            <text:p>For question answering approaches for tasks such as playing Jeopardy%2C the best performance is achieved when the integration%2C application%2C and contextual evaluation of a wide range of loosely coupled probabilistic question and content analytics are facilitated.</text:p>
          </table:table-cell>
          <table:table-cell office:value-type="string" calcext:value-type="string">
            <text:p>http://dbpedia.org/resource/Jeopardy!</text:p>
          </table:table-cell>
          <table:table-cell/>
        </table:table-row>
        <table:table-row table:style-name="ro1">
          <table:table-cell office:value-type="string" calcext:value-type="string">
            <text:p>Open Access publications in the soci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SPT negatively regulates CUC1 and CUC2 expression in the apical part of the gynoecium.</text:p>
          </table:table-cell>
          <table:table-cell office:value-type="string" calcext:value-type="string">
            <text:p>http://dbpedia.org/resource/Gynoecium</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Histone</text:p>
          </table:table-cell>
          <table:table-cell/>
        </table:table-row>
        <table:table-row table:style-name="ro2">
          <table:table-cell office:value-type="string" calcext:value-type="string">
            <text:p>Word-order change over the time of language evoluation is best characterized as being dominated by slow cycles between SOV and SVO and faster cycles between SVO and VSO.</text:p>
          </table:table-cell>
          <table:table-cell office:value-type="string" calcext:value-type="string">
            <text:p>http://dbpedia.org/resource/Subject–verb–object</text:p>
          </table:table-cell>
          <table:table-cell/>
        </table:table-row>
        <table:table-row table:style-name="ro2">
          <table:table-cell office:value-type="string" calcext:value-type="string">
            <text:p>PKD facilitates contraction of cardiomyocytes by increasing Ca%282%2B%29 sensitivity and by an increased calcium-activated tension of contraction through phosphorylation of cMyBP-C.</text:p>
          </table:table-cell>
          <table:table-cell office:value-type="string" calcext:value-type="string">
            <text:p>http://dbpedia.org/resource/Phosphorylation</text:p>
          </table:table-cell>
          <table:table-cell/>
        </table:table-row>
        <table:table-row table:style-name="ro1">
          <table:table-cell office:value-type="string" calcext:value-type="string">
            <text:p>TLP mediates p53-governed transcriptional activation of the p21 upstream promoter.</text:p>
          </table:table-cell>
          <table:table-cell office:value-type="string" calcext:value-type="string">
            <text:p>http://dbpedia.org/resource/P21</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The generic mechanisms of network growth and preferential attachment are sufficient to generate scale-free networks.</text:p>
          </table:table-cell>
          <table:table-cell office:value-type="string" calcext:value-type="string">
            <text:p>http://dbpedia.org/resource/Preferential_attachment</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T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Open Access publications in biology and mathematics receive on average more citations than similar publications that are not Open Access.</text:p>
          </table:table-cell>
          <table:table-cell office:value-type="string" calcext:value-type="string">
            <text:p>http://dbpedia.org/resource/Biology</text:p>
          </table:table-cell>
          <table:table-cell/>
        </table:table-row>
        <table:table-row table:style-name="ro1">
          <table:table-cell office:value-type="string" calcext:value-type="string">
            <text:p>The degree of hepatic reticuloendothelial function impairment does not differ between cirrhotic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Rivastigmine</text:p>
          </table:table-cell>
          <table:table-cell/>
        </table:table-row>
        <table:table-row table:style-name="ro2">
          <table:table-cell office:value-type="string" calcext:value-type="string">
            <text:p>The super elongation complex %28SEC%29 is consisting of ELL%2C P-TEFb %28CDK9%29 and MLL is required for rapid transcriptional induction in the presence or absence of paused RNA polymerase II %28Pol II%29.</text:p>
          </table:table-cell>
          <table:table-cell office:value-type="string" calcext:value-type="string">
            <text:p>http://dbpedia.org/resource/P-TEFb</text:p>
          </table:table-cell>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Polymorphism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Vaccine-generated herd immunity in human societies can reduce disease incidence to such low levels that real or imagined vaccine risks appear large in comparison%2C causing individuals to cease vaccinating.</text:p>
          </table:table-cell>
          <table:table-cell office:value-type="string" calcext:value-type="string">
            <text:p>http://dbpedia.org/resource/Vaccine</text:p>
          </table:table-cell>
          <table:table-cell/>
        </table:table-row>
        <table:table-row table:style-name="ro1">
          <table:table-cell office:value-type="string" calcext:value-type="string">
            <text:p>Deep learning is a powerful and accurate method to analyze data from particle accelerator experiments.</text:p>
          </table:table-cell>
          <table:table-cell office:value-type="string" calcext:value-type="string">
            <text:p>http://dbpedia.org/resource/Particle_accelerator</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Cross-lin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Rivastigmine</text:p>
          </table:table-cell>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Anarchy</text:p>
          </table:table-cell>
          <table:table-cell/>
        </table:table-row>
        <table:table-row table:style-name="ro2">
          <table:table-cell office:value-type="string" calcext:value-type="string">
            <text:p>Coherence of an ontology%2C in the sense that it sanctions inferences that are consistent with its definitions%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cholinesterase inhibitor donepezil is efficacious for treating mild to moderate Alzheimer%27s disease.</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in high energy physics receive on average more citations than similar publications that are not Open Access.</text:p>
          </table:table-cell>
          <table:table-cell office:value-type="string" calcext:value-type="string">
            <text:p>http://dbpedia.org/resource/Particle_physics</text:p>
          </table:table-cell>
          <table:table-cell/>
        </table:table-row>
        <table:table-row table:style-name="ro2">
          <table:table-cell office:value-type="string" calcext:value-type="string">
            <text:p>X-linked sideroblastic anemia is due to carboxyl-terminal ALAS2 mutations that cause loss of binding to the beta-subunit of succinyl-CoA synthetase %28SUCLA2%29.</text:p>
          </table:table-cell>
          <table:table-cell office:value-type="string" calcext:value-type="string">
            <text:p>http://dbpedia.org/resource/Sideroblastic_anemia</text:p>
          </table:table-cell>
          <table:table-cell/>
        </table:table-row>
        <table:table-row table:style-name="ro1">
          <table:table-cell office:value-type="string" calcext:value-type="string">
            <text:p>AmtB proteins play a role in controlling the internal pool of ammonia within the cell.</text:p>
          </table:table-cell>
          <table:table-cell office:value-type="string" calcext:value-type="string">
            <text:p>http://dbpedia.org/resource/Ammonia</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Ecology</text:p>
          </table:table-cell>
          <table:table-cell/>
        </table:table-row>
        <table:table-row table:style-name="ro2">
          <table:table-cell office:value-type="string" calcext:value-type="string">
            <text:p>Gonadal steroids are essential for the induction of kisspeptin expression in the rostral periventricular area of the third ventricle during pubertal development in the male mouse.</text:p>
          </table:table-cell>
          <table:table-cell office:value-type="string" calcext:value-type="string">
            <text:p>http://dbpedia.org/resource/Steroid</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Hepatic reticuloendothelial function impairment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Soci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Short summaries that are automatically generated - using features based on their characterizing and differentiating power%2C the information overlap between them%2C and their relevance to the context of entity mention - help human users carry out entity linking tasks more efficiently.</text:p>
          </table:table-cell>
          <table:table-cell office:value-type="string" calcext:value-type="string">
            <text:p>http://dbpedia.org/resource/Entity_link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he Semantic Web is a suitable and valuable approach to assist the evolution of human knowledge as a whole.</text:p>
          </table:table-cell>
          <table:table-cell office:value-type="string" calcext:value-type="string">
            <text:p>http://dbpedia.org/resource/Evolution</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Sup35</text:p>
          </table:table-cell>
          <table:table-cell/>
        </table:table-row>
        <table:table-row table:style-name="ro1">
          <table:table-cell office:value-type="string" calcext:value-type="string">
            <text:p>MukBEF generates and maintains the cellular positioning of chromosome loci independently of DNA replication.</text:p>
          </table:table-cell>
          <table:table-cell office:value-type="string" calcext:value-type="string">
            <text:p>http://dbpedia.org/resource/Chromoso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Costello_syndro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Biology</text:p>
          </table:table-cell>
          <table:table-cell/>
        </table:table-row>
        <table:table-row table:style-name="ro1">
          <table:table-cell office:value-type="string" calcext:value-type="string">
            <text:p>There is an association between CYP2D6 %281846G%2FA%29 genotype and rapid liver cirrhosis development.</text:p>
          </table:table-cell>
          <table:table-cell office:value-type="string" calcext:value-type="string">
            <text:p>http://dbpedia.org/resource/CYP2D6</text:p>
          </table:table-cell>
          <table:table-cell/>
        </table:table-row>
        <table:table-row table:style-name="ro1">
          <table:table-cell office:value-type="string" calcext:value-type="string">
            <text:p>Open Access publications in multidisciplinary soci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Content-Centric Networking %28CCN%29%2C centering on named content instead of hosts%2C is superior to the Internet Protocol %28IP%29 in terms of delivery efficiency.</text:p>
          </table:table-cell>
          <table:table-cell office:value-type="string" calcext:value-type="string">
            <text:p>http://dbpedia.org/resource/Internet_Protocol</text:p>
          </table:table-cell>
          <table:table-cell/>
        </table:table-row>
        <table:table-row table:style-name="ro2">
          <table:table-cell office:value-type="string" calcext:value-type="string">
            <text:p>Word-order change over the time of language evoluation is best characterized as being dominated by slow cycles between SOV and SVO and faster cycles between SVO and VSO.</text:p>
          </table:table-cell>
          <table:table-cell office:value-type="string" calcext:value-type="string">
            <text:p>http://dbpedia.org/resource/Subject–object–verb</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Statistical language models for texts in social networks can be made more accurate by smoothing the language model via influence propagation.</text:p>
          </table:table-cell>
          <table:table-cell office:value-type="string" calcext:value-type="string">
            <text:p>http://dbpedia.org/resource/Language_model</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Gephyrin</text:p>
          </table:table-cell>
          <table:table-cell/>
        </table:table-row>
        <table:table-row table:style-name="ro3">
          <table:table-cell office:value-type="string" calcext:value-type="string">
            <text:p>The middle level of basic objects%2C such as %22%22chair%22%22%2C in a category system is the most inclusive level in the sense that they share more motor movements when humans habitually interact with those objects than high-level superordinate objects such as %22%22furniture%22%22 and not substantially fewer of them than subordinate objects such as %22%22kitchen chair%22%22.</text:p>
          </table:table-cell>
          <table:table-cell office:value-type="string" calcext:value-type="string">
            <text:p>http://dbpedia.org/resource/Protein–protein_interaction</text:p>
          </table:table-cell>
          <table:table-cell/>
        </table:table-row>
        <table:table-row table:style-name="ro1">
          <table:table-cell office:value-type="string" calcext:value-type="string">
            <text:p>Statistical language models for texts in social networks can be made more accurate by smoothing the language model via influence propagation.</text:p>
          </table:table-cell>
          <table:table-cell office:value-type="string" calcext:value-type="string">
            <text:p>http://dbpedia.org/resource/Language_model</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Cx43-mediated GJIC and SLC1A5 interaction play important functional roles in trophoblast cell fusion.</text:p>
          </table:table-cell>
          <table:table-cell office:value-type="string" calcext:value-type="string">
            <text:p>http://dbpedia.org/resource/Cell_fus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After SOV and SVO%2C VSO is the most stable word order over the time of language evolution.</text:p>
          </table:table-cell>
          <table:table-cell office:value-type="string" calcext:value-type="string">
            <text:p>http://dbpedia.org/resource/Evolution</text:p>
          </table:table-cell>
          <table:table-cell/>
        </table:table-row>
        <table:table-row table:style-name="ro2">
          <table:table-cell office:value-type="string" calcext:value-type="string">
            <text:p>The reason for the aggressive behaviour is the overexpression of pro-proliferative %28MYC%29 and anti-apoptotic %28BCL2%2C BCL6%29 oncoproteins at the same time.</text:p>
          </table:table-cell>
          <table:table-cell office:value-type="string" calcext:value-type="string">
            <text:p>http://dbpedia.org/resource/Bcl-2</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Polyomaviridae</text:p>
          </table:table-cell>
          <table:table-cell/>
        </table:table-row>
        <table:table-row table:style-name="ro1">
          <table:table-cell office:value-type="string" calcext:value-type="string">
            <text:p>A typical computer scientist%27s research focus changes in a cycle of roughly 5 to 10 years.</text:p>
          </table:table-cell>
          <table:table-cell office:value-type="string" calcext:value-type="string">
            <text:p>http://dbpedia.org/resource/Computer_scientist</text:p>
          </table:table-cell>
          <table:table-cell/>
        </table:table-row>
        <table:table-row table:style-name="ro1">
          <table:table-cell office:value-type="string" calcext:value-type="string">
            <text:p>Information systems%2C information science%2C and information retrieval were the fasted-growing research areas of computer science during 1990-2010.</text:p>
          </table:table-cell>
          <table:table-cell office:value-type="string" calcext:value-type="string">
            <text:p>http://dbpedia.org/resource/Science</text:p>
          </table:table-cell>
          <table:table-cell/>
        </table:table-row>
        <table:table-row table:style-name="ro1">
          <table:table-cell office:value-type="string" calcext:value-type="string">
            <text:p>Deep learning is a powerful and accurate method for machine translation.</text:p>
          </table:table-cell>
          <table:table-cell office:value-type="string" calcext:value-type="string">
            <text:p>http://dbpedia.org/resource/Machine_translation</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Freescale_68HC11</text:p>
          </table:table-cell>
          <table:table-cell/>
        </table:table-row>
        <table:table-row table:style-name="ro2">
          <table:table-cell office:value-type="string" calcext: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calcext:value-type="string">
            <text:p>http://dbpedia.org/resource/Apolipoprotein_B</text:p>
          </table:table-cell>
          <table:table-cell/>
        </table:table-row>
        <table:table-row table:style-name="ro1">
          <table:table-cell office:value-type="string" calcext:value-type="string">
            <text:p>Open Access publications in the natural sciences receive on average more citations than similar publications that are not Open Access.</text:p>
          </table:table-cell>
          <table:table-cell office:value-type="string" calcext:value-type="string">
            <text:p>http://dbpedia.org/resource/Natural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B_cell</text:p>
          </table:table-cell>
          <table:table-cell/>
        </table:table-row>
        <table:table-row table:style-name="ro1">
          <table:table-cell office:value-type="string" calcext:value-type="string">
            <text:p>Expression of endogenous TRAF2 is negligible in Traf2DN-transgenic B cells compared with wild-type mice.</text:p>
          </table:table-cell>
          <table:table-cell office:value-type="string" calcext:value-type="string">
            <text:p>http://dbpedia.org/resource/Endogeny</text:p>
          </table:table-cell>
          <table:table-cell/>
        </table:table-row>
        <table:table-row table:style-name="ro1">
          <table:table-cell office:value-type="string" calcext:value-type="string">
            <text:p>Radiolabeled leukocyte scintigraphy is helpful in prospective%2C blinded assessments of patients with non-stricturizing forms of Crohn%27s disease.</text:p>
          </table:table-cell>
          <table:table-cell office:value-type="string" calcext:value-type="string">
            <text:p>http://dbpedia.org/resource/White_blood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EZH2 epigenetically silenced multiple miRNAs that negatively regulate hepatocellular carcinoma metastasis.</text:p>
          </table:table-cell>
          <table:table-cell office:value-type="string" calcext:value-type="string">
            <text:p>http://dbpedia.org/resource/Hepatocellular_carcinoma</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Cyclin-dependent_kinase</text:p>
          </table:table-cell>
          <table:table-cell/>
        </table:table-row>
        <table:table-row table:style-name="ro1">
          <table:table-cell office:value-type="string" calcext:value-type="string">
            <text:p>Open Access publications in agricultural sciences receive on average more citations than similar publications that are not Open Access.</text:p>
          </table:table-cell>
          <table:table-cell office:value-type="string" calcext:value-type="string">
            <text:p>http://dbpedia.org/resource/Agricultural_science</text:p>
          </table:table-cell>
          <table:table-cell/>
        </table:table-row>
        <table:table-row table:style-name="ro1">
          <table:table-cell office:value-type="string" calcext:value-type="string">
            <text:p>Lecithin%3Acholesterol acyltransferase deficiency protects against cholesterol-induced hepatic endoplasmic reticulum stress in mice.</text:p>
          </table:table-cell>
          <table:table-cell office:value-type="string" calcext:value-type="string">
            <text:p>http://dbpedia.org/resource/Lecithin</text:p>
          </table:table-cell>
          <table:table-cell/>
        </table:table-row>
        <table:table-row table:style-name="ro1">
          <table:table-cell office:value-type="string" calcext:value-type="string">
            <text:p>Sex modulates the interactive effect of the 5-HTTLPR genotype and CA on hippocampal volume.</text:p>
          </table:table-cell>
          <table:table-cell office:value-type="string" calcext:value-type="string">
            <text:p>http://dbpedia.org/resource/Genotype</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A1298C</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NF-κB</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Open Access publications in American law reviews receive on average more citations than similar publications that are not Open Access.</text:p>
          </table:table-cell>
          <table:table-cell office:value-type="string" calcext:value-type="string">
            <text:p>http://dbpedia.org/resource/Law_review</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Ischemia</text:p>
          </table:table-cell>
          <table:table-cell/>
        </table:table-row>
        <table:table-row table:style-name="ro1">
          <table:table-cell office:value-type="string" calcext:value-type="string">
            <text:p>Spontaneous dimerization of titin protein Z1Z2 domains induces strong nanomechanical anchoring.</text:p>
          </table:table-cell>
          <table:table-cell office:value-type="string" calcext:value-type="string">
            <text:p>http://dbpedia.org/resource/Protein</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abilities to carry out activities of daily living.</text:p>
          </table:table-cell>
          <table:table-cell office:value-type="string" calcext:value-type="string">
            <text:p>http://dbpedia.org/resource/Rivastigmine</text:p>
          </table:table-cell>
          <table:table-cell/>
        </table:table-row>
        <table:table-row table:style-name="ro1">
          <table:table-cell office:value-type="string" calcext:value-type="string">
            <text:p>Loss of phospholipase Cdelta1 from keratinocytes causes features of interleukin-17-associated inflammatory skin diseases.</text:p>
          </table:table-cell>
          <table:table-cell office:value-type="string" calcext:value-type="string">
            <text:p>http://dbpedia.org/resource/Interleukin_17</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miR-145 plays important inhibitory role in breast cancer malignancy by targeting N-RAS and VEGF-A.</text:p>
          </table:table-cell>
          <table:table-cell office:value-type="string" calcext:value-type="string">
            <text:p>http://dbpedia.org/resource/Vascular_endothelial_growth_fac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in environment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environment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valid games %5BVetta 2002%5D%2C even if the play itself is not approaching equilibrium.</text:p>
          </table:table-cell>
          <table:table-cell office:value-type="string" calcext:value-type="string">
            <text:p>http://dbpedia.org/resource/Anarch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Cyclin K-containing kinase complexes maintain self-renewal in murine embryonic stem cells.</text:p>
          </table:table-cell>
          <table:table-cell office:value-type="string" calcext:value-type="string">
            <text:p>http://dbpedia.org/resource/Murinae</text:p>
          </table:table-cell>
          <table:table-cell/>
        </table:table-row>
        <table:table-row table:style-name="ro1">
          <table:table-cell office:value-type="string" calcext:value-type="string">
            <text:p>Residues Glu-56 and Tyr-57 are essential for pUL50-pUL53 interaction.</text:p>
          </table:table-cell>
          <table:table-cell office:value-type="string" calcext:value-type="string">
            <text:p>http://dbpedia.org/resource/Glutamic_acid</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abilities to carry out activities of daily living.</text:p>
          </table:table-cell>
          <table:table-cell office:value-type="string" calcext:value-type="string">
            <text:p>http://dbpedia.org/resource/Donepezil</text:p>
          </table:table-cell>
          <table:table-cell/>
        </table:table-row>
        <table:table-row table:style-name="ro1">
          <table:table-cell office:value-type="string" calcext:value-type="string">
            <text:p>Alternative splicing regulates Blimp-1 recruitment of corepressors and DNA binding activity.</text:p>
          </table:table-cell>
          <table:table-cell office:value-type="string" calcext:value-type="string">
            <text:p>http://dbpedia.org/resource/DNA</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 geometric random walk with drift is a better model for technological progress than regression models.</text:p>
          </table:table-cell>
          <table:table-cell office:value-type="string" calcext:value-type="string">
            <text:p>http://dbpedia.org/resource/Random_walk</text:p>
          </table:table-cell>
          <table:table-cell/>
        </table:table-row>
        <table:table-row table:style-name="ro1">
          <table:table-cell office:value-type="string" calcext:value-type="string">
            <text:p>Open Access publications in communication studies receive on average more citations than similar publications that are not Open Access.</text:p>
          </table:table-cell>
          <table:table-cell office:value-type="string" calcext:value-type="string">
            <text:p>http://dbpedia.org/resource/Communication_studies</text:p>
          </table:table-cell>
          <table:table-cell/>
        </table:table-row>
        <table:table-row table:style-name="ro1">
          <table:table-cell office:value-type="string" calcext:value-type="string">
            <text:p>The mind is not a %22%22blank slate%22%22 but has innate traits.</text:p>
          </table:table-cell>
          <table:table-cell office:value-type="string" calcext:value-type="string">
            <text:p>http://dbpedia.org/resource/Slate</text:p>
          </table:table-cell>
          <table:table-cell/>
        </table:table-row>
        <table:table-row table:style-name="ro1">
          <table:table-cell office:value-type="string" calcext:value-type="string">
            <text:p>Exposure to high glucose increases miR-486-5p expression and inhibits SIRT1 expression in human adipose tissue-derived mesenchymal stem cells.</text:p>
          </table:table-cell>
          <table:table-cell office:value-type="string" calcext:value-type="string">
            <text:p>http://dbpedia.org/resource/Adipocyte</text:p>
          </table:table-cell>
          <table:table-cell/>
        </table:table-row>
        <table:table-row table:style-name="ro1">
          <table:table-cell office:value-type="string" calcext:value-type="string">
            <text:p>The RNA-binding and aconitase forms of IRP-1 can undergo interconversion dependent on the density of cells growing in culture.</text:p>
          </table:table-cell>
          <table:table-cell office:value-type="string" calcext:value-type="string">
            <text:p>http://dbpedia.org/resource/Cell_(biology)</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Interleukin_9</text:p>
          </table:table-cell>
          <table:table-cell/>
        </table:table-row>
        <table:table-row table:style-name="ro1">
          <table:table-cell office:value-type="string" calcext:value-type="string">
            <text:p>Secretase subunits restrict the arrangement of the transmembrane domains of presenilin during the formation of the functional structure of the catalytic pore.</text:p>
          </table:table-cell>
          <table:table-cell office:value-type="string" calcext:value-type="string">
            <text:p>http://dbpedia.org/resource/Presenilin</text:p>
          </table:table-cell>
          <table:table-cell/>
        </table:table-row>
        <table:table-row table:style-name="ro1">
          <table:table-cell office:value-type="string" calcext:value-type="string">
            <text:p>Orlistat treatment to reduce human visceral adipose tissue reduces cardiovascular risk factors.</text:p>
          </table:table-cell>
          <table:table-cell office:value-type="string" calcext:value-type="string">
            <text:p>http://dbpedia.org/resource/Adipose_tissue</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Eps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Apoptosis</text:p>
          </table:table-cell>
          <table:table-cell/>
        </table:table-row>
        <table:table-row table:style-name="ro2">
          <table:table-cell office:value-type="string" calcext:value-type="string">
            <text:p>Open Access publications on science communication and information resour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Cortisol secretion following low-dose ACTH stimulation is lower in the hyperthyroid than in the euthyroid state in dexamethasone-suppressed patients with severe thyrotoxicosis.</text:p>
          </table:table-cell>
          <table:table-cell office:value-type="string" calcext:value-type="string">
            <text:p>http://dbpedia.org/resource/Cortisol</text:p>
          </table:table-cell>
          <table:table-cell/>
        </table:table-row>
        <table:table-row table:style-name="ro2">
          <table:table-cell office:value-type="string" calcext:value-type="string">
            <text:p>The three cholinesterase inhibitors donepezil%2C galantamine%2C and rivastigmine have about the same efficacy for treating mild to moderate Alzheimer%27s disease.</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linear congestion games with atomic players and unsplittable flow%2C even if the play itself is not approaching equilibrium.</text:p>
          </table:table-cell>
          <table:table-cell office:value-type="string" calcext:value-type="string">
            <text:p>http://dbpedia.org/resource/Anarchy</text:p>
          </table:table-cell>
          <table:table-cell/>
        </table:table-row>
        <table:table-row table:style-name="ro1">
          <table:table-cell office:value-type="string" calcext:value-type="string">
            <text:p>Open Access publications in economics and busines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For question answering approaches for tasks such as playing Jeopardy%2C the best performance is achieved when combining a large number of different techniques for natural language processing%2C source identification%2C hypothesis generation and ranking%2C and evidence scoring.</text:p>
          </table:table-cell>
          <table:table-cell office:value-type="string" calcext:value-type="string">
            <text:p>http://dbpedia.org/resource/Question_answer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Gait_abnormality</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Adipose_differentiation-related_protein</text:p>
          </table:table-cell>
          <table:table-cell/>
        </table:table-row>
        <table:table-row table:style-name="ro2">
          <table:table-cell office:value-type="string" calcext:value-type="string">
            <text:p>A suitable procedure to create semantically annotated collections based on existing vocabularies and metadata are the four steps of %281%29 making the vocabularies interoperable%2C %282%29 aligning the metadata schema%2C %283%29 enriching the metadata%2C and %284%29 aligning the vocabularies.</text:p>
          </table:table-cell>
          <table:table-cell office:value-type="string" calcext:value-type="string">
            <text:p>http://dbpedia.org/resource/Metadata</text:p>
          </table:table-cell>
          <table:table-cell/>
        </table:table-row>
        <table:table-row table:style-name="ro1">
          <table:table-cell office:value-type="string" calcext:value-type="string">
            <text:p>Sox4 and CREB cooperate and contribute to increased proliferation of hematopoietic progenitor cells.</text:p>
          </table:table-cell>
          <table:table-cell office:value-type="string" calcext:value-type="string">
            <text:p>http://dbpedia.org/resource/SOX4</text:p>
          </table:table-cell>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Sirolimu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abilities to carry out activities of daily living.</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on gene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Languages with VSO word order are more likely to change to SVO than to SOV over the time of language evolution.</text:p>
          </table:table-cell>
          <table:table-cell office:value-type="string" calcext:value-type="string">
            <text:p>http://dbpedia.org/resource/Subject–object–verb</text:p>
          </table:table-cell>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Congestion_game</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Astrophysics</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Standards for structured data on the web are more likely to be successful if they force web publishers to use globally unique URIs only for schema terms but not for individual objects.</text:p>
          </table:table-cell>
          <table:table-cell office:value-type="string" calcext:value-type="string">
            <text:p>http://dbpedia.org/resource/Force</text:p>
          </table:table-cell>
          <table:table-cell/>
        </table:table-row>
        <table:table-row table:style-name="ro2">
          <table:table-cell office:value-type="string" calcext:value-type="string">
            <text:p>A suitable procedure to create semantically annotated collections based on existing vocabularies and metadata are the four steps of %281%29 making the vocabularies interoperable%2C %282%29 aligning the metadata schema%2C %283%29 enriching the metadata%2C and %284%29 aligning the vocabularies.</text:p>
          </table:table-cell>
          <table:table-cell office:value-type="string" calcext:value-type="string">
            <text:p>http://dbpedia.org/resource/XML_schema</text:p>
          </table:table-cell>
          <table:table-cell/>
        </table:table-row>
        <table:table-row table:style-name="ro1">
          <table:table-cell office:value-type="string" calcext:value-type="string">
            <text:p>Vector differences accurately capture syntactic and semantic relations for vector-space word representations trained by recurrent neural networks on text corpora.</text:p>
          </table:table-cell>
          <table:table-cell office:value-type="string" calcext:value-type="string">
            <text:p>http://dbpedia.org/resource/Recurrent_neural_network</text:p>
          </table:table-cell>
          <table:table-cell/>
        </table:table-row>
        <table:table-row table:style-name="ro1">
          <table:table-cell office:value-type="string" calcext:value-type="string">
            <text:p>The Bud4%2C along with Gin4 and cla4%2C is part of a complex network that regulates septins organizaon at the time of cytokinesis.</text:p>
          </table:table-cell>
          <table:table-cell office:value-type="string" calcext:value-type="string">
            <text:p>http://dbpedia.org/resource/Cytokinesis</text:p>
          </table:table-cell>
          <table:table-cell/>
        </table:table-row>
        <table:table-row table:style-name="ro1">
          <table:table-cell office:value-type="string" calcext:value-type="string">
            <text:p>ITIH5 gene expression is regulated both by obesity and by the region between visceral and subcutaneous adipose tissue.</text:p>
          </table:table-cell>
          <table:table-cell office:value-type="string" calcext:value-type="string">
            <text:p>http://dbpedia.org/resource/Gene_expression</text:p>
          </table:table-cell>
          <table:table-cell/>
        </table:table-row>
        <table:table-row table:style-name="ro1">
          <table:table-cell office:value-type="string" calcext:value-type="string">
            <text:p>Conciseness is an important feature of an ontology language to be easy to read and write for users not familiar with logic formalisms.</text:p>
          </table:table-cell>
          <table:table-cell office:value-type="string" calcext:value-type="string">
            <text:p>http://dbpedia.org/resource/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The generic mechanisms of network growth and preferential attachment are sufficient to generate scale-free networks.</text:p>
          </table:table-cell>
          <table:table-cell office:value-type="string" calcext:value-type="string">
            <text:p>http://dbpedia.org/resource/Scale-free_netw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Headache</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time needed by carers to assist in instrumental activities of daily living and physical self-maintenance.</text:p>
          </table:table-cell>
          <table:table-cell office:value-type="string" calcext:value-type="string">
            <text:p>http://dbpedia.org/resource/Galantamine</text:p>
          </table:table-cell>
          <table:table-cell/>
        </table:table-row>
        <table:table-row table:style-name="ro1">
          <table:table-cell office:value-type="string" calcext:value-type="string">
            <text:p>Infix notation is an important feature of an ontology language to be easy to read and write for users not familiar with logic formalisms.</text:p>
          </table:table-cell>
          <table:table-cell office:value-type="string" calcext:value-type="string">
            <text:p>http://dbpedia.org/resource/Logic</text:p>
          </table:table-cell>
          <table:table-cell/>
        </table:table-row>
        <table:table-row table:style-name="ro1">
          <table:table-cell office:value-type="string" calcext:value-type="string">
            <text:p>The timeliness of the feedback to the donors about the impact of the project is an important factor for donor retention for online crowdfunding.</text:p>
          </table:table-cell>
          <table:table-cell office:value-type="string" calcext:value-type="string">
            <text:p>http://dbpedia.org/resource/Crowd_funding</text:p>
          </table:table-cell>
          <table:table-cell/>
        </table:table-row>
        <table:table-row table:style-name="ro1">
          <table:table-cell office:value-type="string" calcext:value-type="string">
            <text:p>Open Access publications in clinical trial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umor_necrosis_factor-alpha</text:p>
          </table:table-cell>
          <table:table-cell/>
        </table:table-row>
        <table:table-row table:style-name="ro3">
          <table:table-cell office:value-type="string" calcext:value-type="string">
            <text:p>The adoption of hashtags on Twitter can be accurately characterized by their %22%22stickiness%22%22%2C i.e. the probability of adoption based on one or more exposures%2C and their %22%22persistence%22%22%2C i.e. the relative extent to which repeated exposures to a hashtag continue to have significant marginal effect.</text:p>
          </table:table-cell>
          <table:table-cell office:value-type="string" calcext:value-type="string">
            <text:p>http://dbpedia.org/resource/Hashta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Bone_fracture</text:p>
          </table:table-cell>
          <table:table-cell/>
        </table:table-row>
        <table:table-row table:style-name="ro2">
          <table:table-cell office:value-type="string" calcext:value-type="string">
            <text:p>Enhancing web search results with Information Extraction and Semantic Web techniques to incorporate images%2C links%2C key-value pairs%2C and interactive elements is feasible up to the scale of the entire web in terms of content coverage and user impression.</text:p>
          </table:table-cell>
          <table:table-cell office:value-type="string" calcext:value-type="string">
            <text:p>http://dbpedia.org/resource/Associative_array</text:p>
          </table:table-cell>
          <table:table-cell/>
        </table:table-row>
        <table:table-row table:style-name="ro1">
          <table:table-cell office:value-type="string" calcext:value-type="string">
            <text:p>rs4444903 polymorphism in EGF gene is not associated with sporadic colorectal cancer.</text:p>
          </table:table-cell>
          <table:table-cell office:value-type="string" calcext:value-type="string">
            <text:p>http://dbpedia.org/resource/Polymorphism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Open Access publications in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PKD facilitates contraction of cardiomyocytes by increasing Ca%282%2B%29 sensitivity and by an increased calcium-activated tension of contraction through phosphorylation of cMyBP-C.</text:p>
          </table:table-cell>
          <table:table-cell office:value-type="string" calcext:value-type="string">
            <text:p>http://dbpedia.org/resource/Cardiac_muscle</text:p>
          </table:table-cell>
          <table:table-cell/>
        </table:table-row>
        <table:table-row table:style-name="ro1">
          <table:table-cell office:value-type="string" calcext:value-type="string">
            <text:p>ERK1%2F2 phosphorylation by CHI3L1 leads to a proliferative signal.</text:p>
          </table:table-cell>
          <table:table-cell office:value-type="string" calcext:value-type="string">
            <text:p>http://dbpedia.org/resource/Extracellular_signal-regulated_kinase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P53</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Vesicoureteral_reflux</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No knowledge representation about things in the natural world has perfect fidelity.</text:p>
          </table:table-cell>
          <table:table-cell office:value-type="string" calcext:value-type="string">
            <text:p>http://dbpedia.org/resource/Knowledge_representation_and_reasoning</text:p>
          </table:table-cell>
          <table:table-cell/>
        </table:table-row>
        <table:table-row table:style-name="ro2">
          <table:table-cell office:value-type="string" calcext:value-type="string">
            <text:p>Let-7 and miR-125%2C cotranscribed from the let-7-complex locus%2C regulate the transcription factor chinmo to control temporal cell fate in the mushroom body %28MB%29 lineage.</text:p>
          </table:table-cell>
          <table:table-cell office:value-type="string" calcext:value-type="string">
            <text:p>http://dbpedia.org/resource/Megabyte</text:p>
          </table:table-cell>
          <table:table-cell/>
        </table:table-row>
        <table:table-row table:style-name="ro1">
          <table:table-cell office:value-type="string" calcext:value-type="string">
            <text:p>Deep learning is a powerful and accurate method to predict the effects of mutations in non-coding DNA on gene expression.</text:p>
          </table:table-cell>
          <table:table-cell office:value-type="string" calcext:value-type="string">
            <text:p>http://dbpedia.org/resource/Gene_expression</text:p>
          </table:table-cell>
          <table:table-cell/>
        </table:table-row>
        <table:table-row table:style-name="ro1">
          <table:table-cell office:value-type="string" calcext:value-type="string">
            <text:p>Open Access publications on genetics receive on average more citations than similar publications that are not Open Access.</text:p>
          </table:table-cell>
          <table:table-cell office:value-type="string" calcext:value-type="string">
            <text:p>http://dbpedia.org/resource/Genetics</text:p>
          </table:table-cell>
          <table:table-cell/>
        </table:table-row>
        <table:table-row table:style-name="ro1">
          <table:table-cell office:value-type="string" calcext:value-type="string">
            <text:p>EZH2 epigenetically silenced multiple miRNAs that negatively regulate hepatocellular carcinoma metastasis.</text:p>
          </table:table-cell>
          <table:table-cell office:value-type="string" calcext:value-type="string">
            <text:p>http://dbpedia.org/resource/Epigenetics</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antalum_boride</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HRAS</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Radiolabeled leukocyte scintigraphy is helpful in prospective%2C blinded assessments of patients with non-fistulating forms of Crohn%27s disease.</text:p>
          </table:table-cell>
          <table:table-cell office:value-type="string" calcext:value-type="string">
            <text:p>http://dbpedia.org/resource/Scintigraph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Saccharomyces_cerevisiae</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Diabetic_nephropathy</text:p>
          </table:table-cell>
          <table:table-cell/>
        </table:table-row>
        <table:table-row table:style-name="ro1">
          <table:table-cell office:value-type="string" calcext:value-type="string">
            <text:p>Deep learning is a powerful and accurate method to predict the effects of mutations in non-coding DNA on gene expression.</text:p>
          </table:table-cell>
          <table:table-cell office:value-type="string" calcext:value-type="string">
            <text:p>http://dbpedia.org/resource/Mutation</text:p>
          </table:table-cell>
          <table:table-cell/>
        </table:table-row>
        <table:table-row table:style-name="ro1">
          <table:table-cell office:value-type="string" calcext:value-type="string">
            <text:p>Languages with SOV word order are more likely to change to SVO than to VSO over the time of language evolution.</text:p>
          </table:table-cell>
          <table:table-cell office:value-type="string" calcext:value-type="string">
            <text:p>http://dbpedia.org/resource/Subject–object–ver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Servers of a network can be incentivized to store data locally by applying a network protocol that forces them to repeatedly sign chunks of the data with a private key that cannot be shared without the risk of identity theft.</text:p>
          </table:table-cell>
          <table:table-cell office:value-type="string" calcext:value-type="string">
            <text:p>http://dbpedia.org/resource/Communications_protocol</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Interleukin_17</text:p>
          </table:table-cell>
          <table:table-cell/>
        </table:table-row>
        <table:table-row table:style-name="ro1">
          <table:table-cell office:value-type="string" calcext:value-type="string">
            <text:p>Open Access publications in the humanities and social sciences receive on average more citations than similar publications that are not Open Access.</text:p>
          </table:table-cell>
          <table:table-cell office:value-type="string" calcext:value-type="string">
            <text:p>http://dbpedia.org/resource/Humanities</text:p>
          </table:table-cell>
          <table:table-cell/>
        </table:table-row>
        <table:table-row table:style-name="ro1">
          <table:table-cell office:value-type="string" calcext:value-type="string">
            <text:p>Scientists are able to efficiently produce high-quality nanopublications containing informal assertions in the form of AIDA sentences.</text:p>
          </table:table-cell>
          <table:table-cell office:value-type="string" calcext:value-type="string">
            <text:p>http://dbpedia.org/resource/AIDA_(marketing)</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Pancreatic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Cx43-mediated GJIC and SLC1A5 interaction play important functional roles in trophoblast cell fusion.</text:p>
          </table:table-cell>
          <table:table-cell office:value-type="string" calcext:value-type="string">
            <text:p>http://dbpedia.org/resource/GJA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Users of web search engines prefer search results that are enhanced with Information Extraction and Semantic Web techniques to incorporate images%2C links%2C key-value pairs%2C and interactive elements.</text:p>
          </table:table-cell>
          <table:table-cell office:value-type="string" calcext:value-type="string">
            <text:p>http://dbpedia.org/resource/Web_search_engine</text:p>
          </table:table-cell>
          <table:table-cell/>
        </table:table-row>
        <table:table-row table:style-name="ro3">
          <table:table-cell office:value-type="string" calcext:value-type="string">
            <text:p>Identity%2C similarity%2C and relatedness of individuals in open ontologies can be captured in a practical and accurate way with eight specific relation types for each combination of transitivity %28identical vs. similar%29%2C reflexivity %28same vs. different kind of thing%29%2C and symmetry %28two-sided vs. one-sided claim%29.</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Nash_equilibrium</text:p>
          </table:table-cell>
          <table:table-cell/>
        </table:table-row>
        <table:table-row table:style-name="ro1">
          <table:table-cell office:value-type="string" calcext:value-type="string">
            <text:p>Low microsomal epoxide hydrolase expression is associated with bladder carcinogenesis and recurrence.</text:p>
          </table:table-cell>
          <table:table-cell office:value-type="string" calcext:value-type="string">
            <text:p>http://dbpedia.org/resource/Carcinogene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CDK5RAP2 is a key molecule that mediates functional interaction and is essential for centrosomal targeting of Aurora-A.</text:p>
          </table:table-cell>
          <table:table-cell office:value-type="string" calcext:value-type="string">
            <text:p>http://dbpedia.org/resource/Centroso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rlistat treatment reduces cardiovascular risk factors.</text:p>
          </table:table-cell>
          <table:table-cell office:value-type="string" calcext:value-type="string">
            <text:p>http://dbpedia.org/resource/Orlista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Weakness</text:p>
          </table:table-cell>
          <table:table-cell/>
        </table:table-row>
        <table:table-row table:style-name="ro1">
          <table:table-cell office:value-type="string" calcext:value-type="string">
            <text:p>Task fingerprinting by capturing the behavior of crowdworkers during their crowdsourcing tasks allows for accurate prediction of the quality of their outcomes.</text:p>
          </table:table-cell>
          <table:table-cell office:value-type="string" calcext:value-type="string">
            <text:p>http://dbpedia.org/resource/Crowdsourcing</text:p>
          </table:table-cell>
          <table:table-cell/>
        </table:table-row>
        <table:table-row table:style-name="ro1">
          <table:table-cell office:value-type="string" calcext:value-type="string">
            <text:p>High snail1 is associated with migration and invasion of tongue squamous cell carcinoma.</text:p>
          </table:table-cell>
          <table:table-cell office:value-type="string" calcext:value-type="string">
            <text:p>http://dbpedia.org/resource/Squamous-cell_carcinoma</text:p>
          </table:table-cell>
          <table:table-cell/>
        </table:table-row>
        <table:table-row table:style-name="ro1">
          <table:table-cell office:value-type="string" calcext:value-type="string">
            <text:p>Mutations in torsin A gene lead to more frequent glutamate release in hippocampal neurons.</text:p>
          </table:table-cell>
          <table:table-cell office:value-type="string" calcext:value-type="string">
            <text:p>http://dbpedia.org/resource/Neuron</text:p>
          </table:table-cell>
          <table:table-cell/>
        </table:table-row>
        <table:table-row table:style-name="ro2">
          <table:table-cell office:value-type="string" calcext:value-type="string">
            <text:p>A series of tyrosine phosphorylation events%2C involving both p50%28Cdc37%29 and Hsp90%2C are minimally sufficient to provide directionality to the chaperone cycle.</text:p>
          </table:table-cell>
          <table:table-cell office:value-type="string" calcext:value-type="string">
            <text:p>http://dbpedia.org/resource/Phosphorylation</text:p>
          </table:table-cell>
          <table:table-cell/>
        </table:table-row>
        <table:table-row table:style-name="ro1">
          <table:table-cell office:value-type="string" calcext:value-type="string">
            <text:p>Specific PZ variants and haplotypes are significantly associated with Sickle cell disease Vaso-Occlusive Crisis.</text:p>
          </table:table-cell>
          <table:table-cell office:value-type="string" calcext:value-type="string">
            <text:p>http://dbpedia.org/resource/Province_of_Potenza</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Mini</text:p>
          </table:table-cell>
          <table:table-cell/>
        </table:table-row>
        <table:table-row table:style-name="ro1">
          <table:table-cell office:value-type="string" calcext:value-type="string">
            <text:p>Acyl-modified forms of HRAS-like tumor suppressors HRASLS2 and HRASLS3 are mimicking lipolytic activity of lecithin retinol acyltransferase LRAT.</text:p>
          </table:table-cell>
          <table:table-cell office:value-type="string" calcext:value-type="string">
            <text:p>http://dbpedia.org/resource/Retinol</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CHEK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Expression of CACNA2D3 mRNA is regulated in breast cancer cell lines by methylation in the CpG island located in the 5%27 regulatory region of the gene.</text:p>
          </table:table-cell>
          <table:table-cell office:value-type="string" calcext:value-type="string">
            <text:p>http://dbpedia.org/resource/Ge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global assessment of the patients%27 conditions.</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Information systems%2C information science%2C and information retrieval were the fasted-growing research areas of computer science during 1990-2010.</text:p>
          </table:table-cell>
          <table:table-cell office:value-type="string" calcext:value-type="string">
            <text:p>http://dbpedia.org/resource/Computer_science</text:p>
          </table:table-cell>
          <table:table-cell/>
        </table:table-row>
        <table:table-row table:style-name="ro1">
          <table:table-cell office:value-type="string" calcext:value-type="string">
            <text:p>The degree of impairment of hepatic reticuloendothelial function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Lymph_node</text:p>
          </table:table-cell>
          <table:table-cell/>
        </table:table-row>
        <table:table-row table:style-name="ro2">
          <table:table-cell office:value-type="string" calcext:value-type="string">
            <text:p>Document search in enterprise intranets is different from Web search because intranets are normally governed by bureaucracies and content creation is centralized to a small number of people.</text:p>
          </table:table-cell>
          <table:table-cell office:value-type="string" calcext:value-type="string">
            <text:p>http://dbpedia.org/resource/Intranet</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RUNX2</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Alternative splicing regulates Blimp-1 recruitment of corepressors and DNA binding activity.</text:p>
          </table:table-cell>
          <table:table-cell office:value-type="string" calcext:value-type="string">
            <text:p>http://dbpedia.org/resource/Coactivator_(genetics)</text:p>
          </table:table-cell>
          <table:table-cell/>
        </table:table-row>
        <table:table-row table:style-name="ro1">
          <table:table-cell office:value-type="string" calcext:value-type="string">
            <text:p>The Manchester OWL Syntax is quick and easy to read and write for users not familiar with logic formalisms.</text:p>
          </table:table-cell>
          <table:table-cell office:value-type="string" calcext:value-type="string">
            <text:p>http://dbpedia.org/resource/Manchester</text:p>
          </table:table-cell>
          <table:table-cell/>
        </table:table-row>
        <table:table-row table:style-name="ro1">
          <table:table-cell office:value-type="string" calcext:value-type="string">
            <text:p>Orlistat is effective in reducing human visceral adipose tissue.</text:p>
          </table:table-cell>
          <table:table-cell office:value-type="string" calcext:value-type="string">
            <text:p>http://dbpedia.org/resource/Orlistat</text:p>
          </table:table-cell>
          <table:table-cell/>
        </table:table-row>
        <table:table-row table:style-name="ro1">
          <table:table-cell office:value-type="string" calcext:value-type="string">
            <text:p>The miR-145 plays important inhibitory role in breast cancer malignancy by targeting N-RAS and VEGF-A.</text:p>
          </table:table-cell>
          <table:table-cell office:value-type="string" calcext:value-type="string">
            <text:p>http://dbpedia.org/resource/Breast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HDAC3</text:p>
          </table:table-cell>
          <table:table-cell/>
        </table:table-row>
        <table:table-row table:style-name="ro1">
          <table:table-cell office:value-type="string" calcext:value-type="string">
            <text:p>Word order SOV is more stable over the time of language evolution than SVO.</text:p>
          </table:table-cell>
          <table:table-cell office:value-type="string" calcext:value-type="string">
            <text:p>http://dbpedia.org/resource/Subject–object–ver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CRT induces %27reperfusion%27 in idiopathic cardiomyopathies.</text:p>
          </table:table-cell>
          <table:table-cell office:value-type="string" calcext:value-type="string">
            <text:p>http://dbpedia.org/resource/Cathode_ray_tube</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Separase</text:p>
          </table:table-cell>
          <table:table-cell/>
        </table:table-row>
        <table:table-row table:style-name="ro1">
          <table:table-cell office:value-type="string" calcext:value-type="string">
            <text:p>Lactose persistence in humans has independently developed several times in different places as convergent evolution.</text:p>
          </table:table-cell>
          <table:table-cell office:value-type="string" calcext:value-type="string">
            <text:p>http://dbpedia.org/resource/Convergent_evolu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New research topics in computer science are typically first mentioned in grant proposals and only later in publications.</text:p>
          </table:table-cell>
          <table:table-cell office:value-type="string" calcext:value-type="string">
            <text:p>http://dbpedia.org/resource/Computer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Site-specific phosphorylation of protein phosphatase 1 regulatory subunit 12A is stimulated or suppressed by insulin.</text:p>
          </table:table-cell>
          <table:table-cell office:value-type="string" calcext:value-type="string">
            <text:p>http://dbpedia.org/resource/Insulin</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Hippocampus</text:p>
          </table:table-cell>
          <table:table-cell/>
        </table:table-row>
        <table:table-row table:style-name="ro1">
          <table:table-cell office:value-type="string" calcext:value-type="string">
            <text:p>At least in the somatosensory neocortex NPC1 protein is instrumental in synaptic function.</text:p>
          </table:table-cell>
          <table:table-cell office:value-type="string" calcext:value-type="string">
            <text:p>http://dbpedia.org/resource/Neocortex</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Pounds_per_square_inch</text:p>
          </table:table-cell>
          <table:table-cell/>
        </table:table-row>
        <table:table-row table:style-name="ro1">
          <table:table-cell office:value-type="string" calcext:value-type="string">
            <text:p>Automated reasoning in formalisms based on Description Logics can be effectively performed in practice.</text:p>
          </table:table-cell>
          <table:table-cell office:value-type="string" calcext:value-type="string">
            <text:p>http://dbpedia.org/resource/Description_logic</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Protein_kinase_A</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Donepezil</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Minimal ontological commitment of an ontology%2C in the sense that it makes the minimal amount of claims sufficient to support the intended activities%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immensly popular languages Chinese%2C Arabic%2C and Hindi have only a limited importance in the global language network of translations and bilingual speakers.</text:p>
          </table:table-cell>
          <table:table-cell office:value-type="string" calcext:value-type="string">
            <text:p>http://dbpedia.org/resource/Arabic_language</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Macrophage</text:p>
          </table:table-cell>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Cortisol</text:p>
          </table:table-cell>
          <table:table-cell/>
        </table:table-row>
        <table:table-row table:style-name="ro1">
          <table:table-cell office:value-type="string" calcext:value-type="string">
            <text:p>EZH2 epigenetically silenced multiple miRNAs that negatively regulate hepatocellular carcinoma metastasis.</text:p>
          </table:table-cell>
          <table:table-cell office:value-type="string" calcext:value-type="string">
            <text:p>http://dbpedia.org/resource/Metasta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Bleeding</text:p>
          </table:table-cell>
          <table:table-cell/>
        </table:table-row>
        <table:table-row table:style-name="ro1">
          <table:table-cell office:value-type="string" calcext:value-type="string">
            <text:p>Multifaceted modulation of K%2B channels by protein-tyrosine phosphatase epsilon tunes neuronal excitability.</text:p>
          </table:table-cell>
          <table:table-cell office:value-type="string" calcext:value-type="string">
            <text:p>http://dbpedia.org/resource/Epsilon</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umor_necrosis_factor-alpha</text:p>
          </table:table-cell>
          <table:table-cell/>
        </table:table-row>
        <table:table-row table:style-name="ro1">
          <table:table-cell office:value-type="string" calcext:value-type="string">
            <text:p>T-bet is required for the survival and function of memory B cells in vivo.</text:p>
          </table:table-cell>
          <table:table-cell office:value-type="string" calcext:value-type="string">
            <text:p>http://dbpedia.org/resource/Memory_B_cell</text:p>
          </table:table-cell>
          <table:table-cell/>
        </table:table-row>
        <table:table-row table:style-name="ro1">
          <table:table-cell office:value-type="string" calcext:value-type="string">
            <text:p>In neurons FAK acts as a negative regulator of insulin%2FPI3K signaling.</text:p>
          </table:table-cell>
          <table:table-cell office:value-type="string" calcext:value-type="string">
            <text:p>http://dbpedia.org/resource/Neuron</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COL1A2</text:p>
          </table:table-cell>
          <table:table-cell/>
        </table:table-row>
        <table:table-row table:style-name="ro1">
          <table:table-cell office:value-type="string" calcext:value-type="string">
            <text:p>LsrR-mediated quorum sensing controls invasiveness of Salmonella typhimurium by regulating SPI-1 and flagella genes.</text:p>
          </table:table-cell>
          <table:table-cell office:value-type="string" calcext:value-type="string">
            <text:p>http://dbpedia.org/resource/Flagellum</text:p>
          </table:table-cell>
          <table:table-cell/>
        </table:table-row>
        <table:table-row table:style-name="ro1">
          <table:table-cell office:value-type="string" calcext:value-type="string">
            <text:p>Open Access publications in the legal domain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 lexical database such a WordNet designed for automated usage by computer programs is a very useful resource for various natural language processing tasks.</text:p>
          </table:table-cell>
          <table:table-cell office:value-type="string" calcext:value-type="string">
            <text:p>http://dbpedia.org/resource/Computer_program</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Enzym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Radiolabeled leukocyte scintigraphy is justified for reassessment of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Radiolabeled leukocyte scintigraphy is justified for reassessment of non-stricturizing or non-fistulizing forms of Crohn%27s disease.</text:p>
          </table:table-cell>
          <table:table-cell office:value-type="string" calcext:value-type="string">
            <text:p>http://dbpedia.org/resource/Scintigraphy</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Protein</text:p>
          </table:table-cell>
          <table:table-cell/>
        </table:table-row>
        <table:table-row table:style-name="ro1">
          <table:table-cell office:value-type="string" calcext:value-type="string">
            <text:p>The -416G%3EC polymorphism of the TIM-1 gene is associated with childhood allergic asthma.</text:p>
          </table:table-cell>
          <table:table-cell office:value-type="string" calcext:value-type="string">
            <text:p>http://dbpedia.org/resource/Gene</text:p>
          </table:table-cell>
          <table:table-cell/>
        </table:table-row>
        <table:table-row table:style-name="ro1">
          <table:table-cell office:value-type="string" calcext:value-type="string">
            <text:p>alpha1- and alpha5-containing laminins differentially regulate the sequential events to form epithelial tissues via beta1 integrin signals.</text:p>
          </table:table-cell>
          <table:table-cell office:value-type="string" calcext:value-type="string">
            <text:p>http://dbpedia.org/resource/Integr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Hepatic reticuloendothelial function is impaired in cirrhotic patients.</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Biomark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ARF6 activated by the LHCG receptor through the cytohesin family of guanine nucleotide exchange factors mediates the receptor internalization and signaling.</text:p>
          </table:table-cell>
          <table:table-cell office:value-type="string" calcext:value-type="string">
            <text:p>http://dbpedia.org/resource/Receptor-mediated_endocytosis</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Aurora_B_kinase</text:p>
          </table:table-cell>
          <table:table-cell/>
        </table:table-row>
        <table:table-row table:style-name="ro2">
          <table:table-cell office:value-type="string" calcext:value-type="string">
            <text:p>Out of the two cholinesterase inhibitors donepezil and rivastigmine%2C donepezil leads to fewer adverse events when used for treating mild to moderate Alzheimer%27s disease.</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Transferr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In neurons FAK acts as a negative regulator of insulin%2FPI3K signaling.</text:p>
          </table:table-cell>
          <table:table-cell office:value-type="string" calcext:value-type="string">
            <text:p>http://dbpedia.org/resource/PTK2</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Radiolabeled leukocyte scintigraphy has use in prospective%2C blinded assessments of patients with non-stricturizing or non-fistul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IRGM rs4958847 polymorphism influences susceptibility to gastric cancer%2C mainly for the intestinal type.</text:p>
          </table:table-cell>
          <table:table-cell office:value-type="string" calcext:value-type="string">
            <text:p>http://dbpedia.org/resource/Stomach_cancer</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2">
          <table:table-cell office:value-type="string" calcext:value-type="string">
            <text:p>The behavior - in terms of editing trails - of users editing ontologies is most strongly influended by semantic distance apart from the hierarchical structure of the ontology and entity similarit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Dynamic temporal changes in VEGF%2C Ang-1 and Ang-2 expression stimulate the cerebral angiogenesis after focal cerebral ischemia.</text:p>
          </table:table-cell>
          <table:table-cell office:value-type="string" calcext:value-type="string">
            <text:p>http://dbpedia.org/resource/Angiopoiet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Secretase subunits restrict the arrangement of the transmembrane domains of presenilin during the formation of the functional structure of the catalytic pore.</text:p>
          </table:table-cell>
          <table:table-cell office:value-type="string" calcext:value-type="string">
            <text:p>http://dbpedia.org/resource/Transmembrane_protein</text:p>
          </table:table-cell>
          <table:table-cell/>
        </table:table-row>
        <table:table-row table:style-name="ro2">
          <table:table-cell office:value-type="string" calcext:value-type="string">
            <text:p>The interaction between DNA polymerase III alpha and UmuD contributes to the transition between replicative and translesion synthesis polymerases by removing DNA polymerase III alpha from the beta clamp.</text:p>
          </table:table-cell>
          <table:table-cell office:value-type="string" calcext:value-type="string">
            <text:p>http://dbpedia.org/resource/DNA_repai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Scintigraphy is not justified in making an initial diagnosis of patients with non-stricturizing or non-fistul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Mutations in NMNAT1 cause Leber congenital amaurosis with early-onset severe macular and optic atrophy.</text:p>
          </table:table-cell>
          <table:table-cell office:value-type="string" calcext:value-type="string">
            <text:p>http://dbpedia.org/resource/Macula_of_retina</text:p>
          </table:table-cell>
          <table:table-cell/>
        </table:table-row>
        <table:table-row table:style-name="ro1">
          <table:table-cell office:value-type="string" calcext:value-type="string">
            <text:p>The behavior - in terms of editing trails - of users editing ontologies is most strongly influended by the hierarchical structure of the ontolog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Languages with SOV word order are more likely to change to SVO than to VSO over the time of language evolution.</text:p>
          </table:table-cell>
          <table:table-cell office:value-type="string" calcext:value-type="string">
            <text:p>http://dbpedia.org/resource/Evolu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Anxiety</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Direct_current</text:p>
          </table:table-cell>
          <table:table-cell/>
        </table:table-row>
        <table:table-row table:style-name="ro1">
          <table:table-cell office:value-type="string" calcext:value-type="string">
            <text:p>Dynamic temporal changes in VEGF%2C Ang-1 and Ang-2 expression stimulate the cerebral angiogenesis after focal cerebral ischemia.</text:p>
          </table:table-cell>
          <table:table-cell office:value-type="string" calcext:value-type="string">
            <text:p>http://dbpedia.org/resource/Angiogenesis</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Allele</text:p>
          </table:table-cell>
          <table:table-cell/>
        </table:table-row>
        <table:table-row table:style-name="ro1">
          <table:table-cell office:value-type="string" calcext:value-type="string">
            <text:p>Open Access publications in biology receive on average more citations than similar publications that are not Open Access.</text:p>
          </table:table-cell>
          <table:table-cell office:value-type="string" calcext:value-type="string">
            <text:p>http://dbpedia.org/resource/Biology</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SOX9</text:p>
          </table:table-cell>
          <table:table-cell/>
        </table:table-row>
        <table:table-row table:style-name="ro2">
          <table:table-cell office:value-type="string" calcext:value-type="string">
            <text:p>A knowledge representation plays five distinct roles%3A as a surrogate%2C as a set of ontological commitments%2C as a fragmentary theory of intelligent reasoning%2C as a medium for pragmatically efficient computation%2C and as a medium of human expression.</text:p>
          </table:table-cell>
          <table:table-cell office:value-type="string" calcext:value-type="string">
            <text:p>http://dbpedia.org/resource/Ontological_commitmen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Urinary_tract_infection</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cognitive function.</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Molecule</text:p>
          </table:table-cell>
          <table:table-cell/>
        </table:table-row>
        <table:table-row table:style-name="ro1">
          <table:table-cell office:value-type="string" calcext:value-type="string">
            <text:p>Plasma EGFR mutations are associated with non-small cell lung cancer.</text:p>
          </table:table-cell>
          <table:table-cell office:value-type="string" calcext:value-type="string">
            <text:p>http://dbpedia.org/resource/Mutation</text:p>
          </table:table-cell>
          <table:table-cell/>
        </table:table-row>
        <table:table-row table:style-name="ro2">
          <table:table-cell office:value-type="string" calcext:value-type="string">
            <text:p>Extendibility of an ontology%2C in the sense that it allows for the definition of new terms based on existing vocabulary%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Selective nuclear import of mature AGO4%2FsiRNA complexes is a key regulatory point prior to the effector stage of RdDM.</text:p>
          </table:table-cell>
          <table:table-cell office:value-type="string" calcext:value-type="string">
            <text:p>http://dbpedia.org/resource/Small_interfering_RNA</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T-cell_recep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Hormone</text:p>
          </table:table-cell>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China</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Protein</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Arabidopsis_thaliana</text:p>
          </table:table-cell>
          <table:table-cell/>
        </table:table-row>
        <table:table-row table:style-name="ro2">
          <table:table-cell office:value-type="string" calcext:value-type="string">
            <text:p>The reason for the aggressive behaviour is the overexpression of pro-proliferative %28MYC%29 and anti-apoptotic %28BCL2%2C BCL6%29 oncoproteins at the same time.</text:p>
          </table:table-cell>
          <table:table-cell office:value-type="string" calcext:value-type="string">
            <text:p>http://dbpedia.org/resource/Myc</text:p>
          </table:table-cell>
          <table:table-cell/>
        </table:table-row>
        <table:table-row table:style-name="ro1">
          <table:table-cell office:value-type="string" calcext:value-type="string">
            <text:p>Conciseness is an important feature of an ontology language to be easy to read and write for users not familiar with logic formalisms.</text:p>
          </table:table-cell>
          <table:table-cell office:value-type="string" calcext:value-type="string">
            <text:p>http://dbpedia.org/resource/Ontology_language</text:p>
          </table:table-cell>
          <table:table-cell/>
        </table:table-row>
        <table:table-row table:style-name="ro1">
          <table:table-cell office:value-type="string" calcext:value-type="string">
            <text:p>IL6R alpha is co-localized with melanin-concentrating hormone in the hypothalamus.</text:p>
          </table:table-cell>
          <table:table-cell office:value-type="string" calcext:value-type="string">
            <text:p>http://dbpedia.org/resource/Hypothalamu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n the Alzheimer%27s Disease Assessment Scale %28ADAS-Cog%29.</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Carcinogenesis</text:p>
          </table:table-cell>
          <table:table-cell/>
        </table:table-row>
        <table:table-row table:style-name="ro1">
          <table:table-cell office:value-type="string" calcext:value-type="string">
            <text:p>Single Nucleotide Polymorphisms in BRAF gene is associated with diseases.</text:p>
          </table:table-cell>
          <table:table-cell office:value-type="string" calcext:value-type="string">
            <text:p>http://dbpedia.org/resource/Gene</text:p>
          </table:table-cell>
          <table:table-cell/>
        </table:table-row>
        <table:table-row table:style-name="ro1">
          <table:table-cell office:value-type="string" calcext:value-type="string">
            <text:p>Nanopublications containing informal assertions in the form of AIDA sentences are a practical approach to advance scientific communication.</text:p>
          </table:table-cell>
          <table:table-cell office:value-type="string" calcext:value-type="string">
            <text:p>http://dbpedia.org/resource/AIDA_(marketing)</text:p>
          </table:table-cell>
          <table:table-cell/>
        </table:table-row>
        <table:table-row table:style-name="ro1">
          <table:table-cell office:value-type="string" calcext:value-type="string">
            <text:p>Single Nucleotide Polymorphisms in BRAF gene is associated with diseases.</text:p>
          </table:table-cell>
          <table:table-cell office:value-type="string" calcext:value-type="string">
            <text:p>http://dbpedia.org/resource/BRAF_(ge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Systemic linkages of language traits across languages of different language families are rather the exception than the rule.</text:p>
          </table:table-cell>
          <table:table-cell office:value-type="string" calcext:value-type="string">
            <text:p>http://dbpedia.org/resource/Language_family</text:p>
          </table:table-cell>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Phosphorylation</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1">
          <table:table-cell office:value-type="string" calcext:value-type="string">
            <text:p>Deep learning is a powerful and accurate method for automatic speech recognition.</text:p>
          </table:table-cell>
          <table:table-cell office:value-type="string" calcext:value-type="string">
            <text:p>http://dbpedia.org/resource/Speech_recognition</text:p>
          </table:table-cell>
          <table:table-cell/>
        </table:table-row>
        <table:table-row table:style-name="ro1">
          <table:table-cell office:value-type="string" calcext:value-type="string">
            <text:p>Cardiac resynchronization therapy induces a significant %27reperfusion%27 both in ischemic and idiopathic cardiomyopathies.</text:p>
          </table:table-cell>
          <table:table-cell office:value-type="string" calcext:value-type="string">
            <text:p>http://dbpedia.org/resource/Idiopathic</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cyl-modified forms of HRAS-like tumor suppressors HRASLS2 and HRASLS3 are mimicking lipolytic activity of lecithin retinol acyltransferase LRAT.</text:p>
          </table:table-cell>
          <table:table-cell office:value-type="string" calcext:value-type="string">
            <text:p>http://dbpedia.org/resource/Lecithin</text:p>
          </table:table-cell>
          <table:table-cell/>
        </table:table-row>
        <table:table-row table:style-name="ro1">
          <table:table-cell office:value-type="string" calcext:value-type="string">
            <text:p>Mutations in torsin A gene lead to more frequent glutamate release in hippocampal neurons.</text:p>
          </table:table-cell>
          <table:table-cell office:value-type="string" calcext:value-type="string">
            <text:p>http://dbpedia.org/resource/Hippocampus</text:p>
          </table:table-cell>
          <table:table-cell/>
        </table:table-row>
        <table:table-row table:style-name="ro1">
          <table:table-cell office:value-type="string" calcext:value-type="string">
            <text:p>Telomerase activation is present in ovary antral granulosa cells.</text:p>
          </table:table-cell>
          <table:table-cell office:value-type="string" calcext:value-type="string">
            <text:p>http://dbpedia.org/resource/Telomer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Radiolabeled leukocyte scintigraphy has use in prospective%2C blinded assessments of patients with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After SOV and SVO%2C VSO is the most stable word order over the time of language evolution.</text:p>
          </table:table-cell>
          <table:table-cell office:value-type="string" calcext:value-type="string">
            <text:p>http://dbpedia.org/resource/Verb–subject–object</text:p>
          </table:table-cell>
          <table:table-cell/>
        </table:table-row>
        <table:table-row table:style-name="ro1">
          <table:table-cell office:value-type="string" calcext:value-type="string">
            <text:p>Open Access publications in the soci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Hotelling games%2C even if the play itself is not approaching equilibrium.</text:p>
          </table:table-cell>
          <table:table-cell office:value-type="string" calcext:value-type="string">
            <text:p>http://dbpedia.org/resource/Nash_equilibrium</text:p>
          </table:table-cell>
          <table:table-cell/>
        </table:table-row>
        <table:table-row table:style-name="ro1">
          <table:table-cell office:value-type="string" calcext:value-type="string">
            <text:p>Most people find logic enjoyable.</text:p>
          </table:table-cell>
          <table:table-cell office:value-type="string" calcext:value-type="string">
            <text:p>http://dbpedia.org/resource/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Glomerulus</text:p>
          </table:table-cell>
          <table:table-cell/>
        </table:table-row>
        <table:table-row table:style-name="ro2">
          <table:table-cell office:value-type="string" calcext: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calcext:value-type="string">
            <text:p>http://dbpedia.org/resource/Lipoprotein</text:p>
          </table:table-cell>
          <table:table-cell/>
        </table:table-row>
        <table:table-row table:style-name="ro2">
          <table:table-cell office:value-type="string" calcext:value-type="string">
            <text:p>Cortisol secretion following low-dose ACTH stimulation is lower in the hyperthyroid than in the euthyroid state in dexamethasone-suppressed patients with severe thyrotoxicosis.</text:p>
          </table:table-cell>
          <table:table-cell office:value-type="string" calcext:value-type="string">
            <text:p>http://dbpedia.org/resource/Adrenocorticotropic_hormone</text:p>
          </table:table-cell>
          <table:table-cell/>
        </table:table-row>
        <table:table-row table:style-name="ro1">
          <table:table-cell office:value-type="string" calcext:value-type="string">
            <text:p>The BIO3-BIO1 fusion protein is the sole protein form produced by the BIO3-BIO1 locus in Arabidopsis.</text:p>
          </table:table-cell>
          <table:table-cell office:value-type="string" calcext:value-type="string">
            <text:p>http://dbpedia.org/resource/Protein</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Hypertrophy</text:p>
          </table:table-cell>
          <table:table-cell/>
        </table:table-row>
        <table:table-row table:style-name="ro2">
          <table:table-cell office:value-type="string" calcext:value-type="string">
            <text:p>X-linked sideroblastic anemia is due to carboxyl-terminal ALAS2 mutations that cause loss of binding to the beta-subunit of succinyl-CoA synthetase %28SUCLA2%29.</text:p>
          </table:table-cell>
          <table:table-cell office:value-type="string" calcext:value-type="string">
            <text:p>http://dbpedia.org/resource/Succinyl-CoA</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PO2 suppresses the transition from inflorescence meristem to floral meristem through interaction with APO1.</text:p>
          </table:table-cell>
          <table:table-cell office:value-type="string" calcext:value-type="string">
            <text:p>http://dbpedia.org/resource/Meristem</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Protein–protein_interaction</text:p>
          </table:table-cell>
          <table:table-cell/>
        </table:table-row>
        <table:table-row table:style-name="ro2">
          <table:table-cell office:value-type="string" calcext:value-type="string">
            <text:p>Users of web search engines prefer search results that are enhanced with Information Extraction and Semantic Web techniques to incorporate images%2C links%2C key-value pairs%2C and interactive elements.</text:p>
          </table:table-cell>
          <table:table-cell office:value-type="string" calcext:value-type="string">
            <text:p>http://dbpedia.org/resource/Associative_array</text:p>
          </table:table-cell>
          <table:table-cell/>
        </table:table-row>
        <table:table-row table:style-name="ro1">
          <table:table-cell office:value-type="string" calcext:value-type="string">
            <text:p>DBpedia is a central interlinking hub for the Web of Data.</text:p>
          </table:table-cell>
          <table:table-cell office:value-type="string" calcext:value-type="string">
            <text:p>http://dbpedia.org/resource/DBpedia</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Catecholamine</text:p>
          </table:table-cell>
          <table:table-cell/>
        </table:table-row>
        <table:table-row table:style-name="ro2">
          <table:table-cell office:value-type="string" calcext:value-type="string">
            <text:p>Radiolabeled leukocyte scintigraphy is more justified for reassessments of patients with non-stricturizing or non-fistulizing forms of Crohn%27s disease rather than in making an initial diagnosis.</text:p>
          </table:table-cell>
          <table:table-cell office:value-type="string" calcext:value-type="string">
            <text:p>http://dbpedia.org/resource/Scintigraphy</text:p>
          </table:table-cell>
          <table:table-cell/>
        </table:table-row>
        <table:table-row table:style-name="ro2">
          <table:table-cell office:value-type="string" calcext:value-type="string">
            <text:p>In the path-dependent dynamics of history where accidents become reinforced over time%2C society may self-organize around distinctions that are arbitrary from an a priori standpoint.</text:p>
          </table:table-cell>
          <table:table-cell office:value-type="string" calcext:value-type="string">
            <text:p>http://dbpedia.org/resource/Dynamical_system</text:p>
          </table:table-cell>
          <table:table-cell/>
        </table:table-row>
        <table:table-row table:style-name="ro1">
          <table:table-cell office:value-type="string" calcext:value-type="string">
            <text:p>High SMRP is associated with mesothelioma in pleural effusions.</text:p>
          </table:table-cell>
          <table:table-cell office:value-type="string" calcext:value-type="string">
            <text:p>http://dbpedia.org/resource/Pleural_effusion</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Civil_engineering</text:p>
          </table:table-cell>
          <table:table-cell/>
        </table:table-row>
        <table:table-row table:style-name="ro1">
          <table:table-cell office:value-type="string" calcext:value-type="string">
            <text:p>The miR-145 plays important inhibitory role in breast cancer malignancy by targeting N-RAS and VEGF-A.</text:p>
          </table:table-cell>
          <table:table-cell office:value-type="string" calcext:value-type="string">
            <text:p>http://dbpedia.org/resource/Malignanc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Ondine's_curse</text:p>
          </table:table-cell>
          <table:table-cell/>
        </table:table-row>
        <table:table-row table:style-name="ro1">
          <table:table-cell office:value-type="string" calcext:value-type="string">
            <text:p>Loss of Tff1 and high expression of cox2 are associated with gastric adenomas.</text:p>
          </table:table-cell>
          <table:table-cell office:value-type="string" calcext:value-type="string">
            <text:p>http://dbpedia.org/resource/Cyclooxygenase</text:p>
          </table:table-cell>
          <table:table-cell/>
        </table:table-row>
        <table:table-row table:style-name="ro1">
          <table:table-cell office:value-type="string" calcext:value-type="string">
            <text:p>Posterior microphthalmos can be caused by nonsense compound heterozygous mutations in the MFRP gene.</text:p>
          </table:table-cell>
          <table:table-cell office:value-type="string" calcext:value-type="string">
            <text:p>http://dbpedia.org/resource/Compound_heterozygos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alpha1- and alpha5-containing laminins differentially regulate the sequential events to form epithelial tissues via beta1 integrin signals.</text:p>
          </table:table-cell>
          <table:table-cell office:value-type="string" calcext:value-type="string">
            <text:p>http://dbpedia.org/resource/Beta-1_adrenergic_receptor</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Web_Ontology_Language</text:p>
          </table:table-cell>
          <table:table-cell/>
        </table:table-row>
        <table:table-row table:style-name="ro1">
          <table:table-cell office:value-type="string" calcext:value-type="string">
            <text:p>Jumu and CHES-1-like control the division of cardiac progenitors by regulating the activity of Polo%2C a kinase involved in multiple steps of mitosis.</text:p>
          </table:table-cell>
          <table:table-cell office:value-type="string" calcext:value-type="string">
            <text:p>http://dbpedia.org/resource/Mitosis</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Document search in enterprise intranets is different from Web search because intranets are normally governed by bureaucracies and content creation is centralized to a small number of people.</text:p>
          </table:table-cell>
          <table:table-cell office:value-type="string" calcext:value-type="string">
            <text:p>http://dbpedia.org/resource/Intranet</text:p>
          </table:table-cell>
          <table:table-cell/>
        </table:table-row>
        <table:table-row table:style-name="ro1">
          <table:table-cell office:value-type="string" calcext:value-type="string">
            <text:p>The VEGF -634CC genotype is a risk factor of ONFH in the Chinese population.</text:p>
          </table:table-cell>
          <table:table-cell office:value-type="string" calcext:value-type="string">
            <text:p>http://dbpedia.org/resource/Genotype</text:p>
          </table:table-cell>
          <table:table-cell/>
        </table:table-row>
        <table:table-row table:style-name="ro1">
          <table:table-cell office:value-type="string" calcext:value-type="string">
            <text:p>Cdk1%2Fcyclin B1-dependent hyper-phosphorylation of Bim during prolonged mitotic arrest is an important cell death signal.</text:p>
          </table:table-cell>
          <table:table-cell office:value-type="string" calcext:value-type="string">
            <text:p>http://dbpedia.org/resource/Cyclin</text:p>
          </table:table-cell>
          <table:table-cell/>
        </table:table-row>
        <table:table-row table:style-name="ro1">
          <table:table-cell office:value-type="string" calcext:value-type="string">
            <text:p>Open Access publications in conservation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Neurulation</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Science</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Allele</text:p>
          </table:table-cell>
          <table:table-cell/>
        </table:table-row>
        <table:table-row table:style-name="ro2">
          <table:table-cell office:value-type="string" calcext:value-type="string">
            <text:p>Radiolabeled leukocyte scintigraphy is helpful in prospective%2C blinded assessments of patients with non-stricturizing or non-fistulizing forms of Crohn%27s disease.</text:p>
          </table:table-cell>
          <table:table-cell office:value-type="string" calcext:value-type="string">
            <text:p>http://dbpedia.org/resource/Scintigraph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Probability_theory</text:p>
          </table:table-cell>
          <table:table-cell/>
        </table:table-row>
        <table:table-row table:style-name="ro1">
          <table:table-cell office:value-type="string" calcext:value-type="string">
            <text:p>Open Access publications in the humanities and social sciences receive on average more citations than similar publications that are not Open Access.</text:p>
          </table:table-cell>
          <table:table-cell office:value-type="string" calcext:value-type="string">
            <text:p>http://dbpedia.org/resource/Social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Disability Assessment for Dementia %28DAD%29.</text:p>
          </table:table-cell>
          <table:table-cell office:value-type="string" calcext:value-type="string">
            <text:p>http://dbpedia.org/resource/Rivastigmine</text:p>
          </table:table-cell>
          <table:table-cell/>
        </table:table-row>
        <table:table-row table:style-name="ro3">
          <table:table-cell office:value-type="string" calcext:value-type="string">
            <text:p>The kind of a composition relationship is determined by the three properties of configuration %28whether the parts bear a particular functional or structural relationship to one another or the whole%29%2C homeomerism %28whether the parts are the same kind of thing as the whole%29%2C and invariance %28whether the parts can be separated from the whole%29.</text:p>
          </table:table-cell>
          <table:table-cell office:value-type="string" calcext:value-type="string">
            <text:p>http://dbpedia.org/resource/Bear</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Congestion_ga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Rot and SaeR%2C the response regulator of the Sae TCS%2C synergize to coordinate the activation of the ssl promoters.</text:p>
          </table:table-cell>
          <table:table-cell office:value-type="string" calcext:value-type="string">
            <text:p>http://dbpedia.org/resource/Tata_Consultancy_Services</text:p>
          </table:table-cell>
          <table:table-cell/>
        </table:table-row>
        <table:table-row table:style-name="ro1">
          <table:table-cell office:value-type="string" calcext:value-type="string">
            <text:p>Expression of CART in small bowel carcinoid tumors is associated with worse survival.</text:p>
          </table:table-cell>
          <table:table-cell office:value-type="string" calcext:value-type="string">
            <text:p>http://dbpedia.org/resource/Carcinoid</text:p>
          </table:table-cell>
          <table:table-cell/>
        </table:table-row>
        <table:table-row table:style-name="ro1">
          <table:table-cell office:value-type="string" calcext:value-type="string">
            <text:p>Users jump more between different online communities as they become older.</text:p>
          </table:table-cell>
          <table:table-cell office:value-type="string" calcext:value-type="string">
            <text:p>http://dbpedia.org/resource/Online_community</text:p>
          </table:table-cell>
          <table:table-cell/>
        </table:table-row>
        <table:table-row table:style-name="ro2">
          <table:table-cell office:value-type="string" calcext:value-type="string">
            <text:p>Organizations that deal with relatively complex data but cannot confront the overhead involved in designing%2C learning%2C and using enterprise database systems often create %27homebrew databases%27 by combining personal office applications%2C paper%2C and enterprise or custom databases.</text:p>
          </table:table-cell>
          <table:table-cell office:value-type="string" calcext:value-type="string">
            <text:p>http://dbpedia.org/resource/Homebrew_(video_games)</text:p>
          </table:table-cell>
          <table:table-cell/>
        </table:table-row>
        <table:table-row table:style-name="ro2">
          <table:table-cell office:value-type="string" calcext:value-type="string">
            <text:p>The creation and application of explicit and semantically represented background knowledge in the form of ontologies%2C vocabularies%2C and thesauri is useful for information retrieval in knowledge-rich domains.</text:p>
          </table:table-cell>
          <table:table-cell office:value-type="string" calcext:value-type="string">
            <text:p>http://dbpedia.org/resource/Thesaurus</text:p>
          </table:table-cell>
          <table:table-cell/>
        </table:table-row>
        <table:table-row table:style-name="ro1">
          <table:table-cell office:value-type="string" calcext:value-type="string">
            <text:p>The polymorphism of insulin-degrading enzyme is associated with susceptibility to Alzheimer%27s disease in Han Chinese.</text:p>
          </table:table-cell>
          <table:table-cell office:value-type="string" calcext:value-type="string">
            <text:p>http://dbpedia.org/resource/Han_Chinese</text:p>
          </table:table-cell>
          <table:table-cell/>
        </table:table-row>
        <table:table-row table:style-name="ro2">
          <table:table-cell office:value-type="string" calcext:value-type="string">
            <text:p>Vaccine-generated herd immunity in human societies can reduce disease incidence to such low levels that real or imagined vaccine risks appear large in comparison%2C causing individuals to cease vaccinating.</text:p>
          </table:table-cell>
          <table:table-cell office:value-type="string" calcext:value-type="string">
            <text:p>http://dbpedia.org/resource/Incidence_(epidemiology)</text:p>
          </table:table-cell>
          <table:table-cell/>
        </table:table-row>
        <table:table-row table:style-name="ro1">
          <table:table-cell office:value-type="string" calcext:value-type="string">
            <text:p>Open Access publications in communication studi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conservation biology receive on average more citations than similar publications that are not Open Access.</text:p>
          </table:table-cell>
          <table:table-cell office:value-type="string" calcext:value-type="string">
            <text:p>http://dbpedia.org/resource/Conservation_biology</text:p>
          </table:table-cell>
          <table:table-cell/>
        </table:table-row>
        <table:table-row table:style-name="ro1">
          <table:table-cell office:value-type="string" calcext:value-type="string">
            <text:p>C. elegans EIF-3.K promotes programmed cell death through CED-3 caspase.</text:p>
          </table:table-cell>
          <table:table-cell office:value-type="string" calcext:value-type="string">
            <text:p>http://dbpedia.org/resource/Programmed_cell_death</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Open Access publications in distance education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DHRS4L1 is a duplicate syntenic form of the human DHRS4 gene.</text:p>
          </table:table-cell>
          <table:table-cell office:value-type="string" calcext:value-type="string">
            <text:p>http://dbpedia.org/resource/Synteny</text:p>
          </table:table-cell>
          <table:table-cell/>
        </table:table-row>
        <table:table-row table:style-name="ro1">
          <table:table-cell office:value-type="string" calcext:value-type="string">
            <text:p>Open Access publications in distance education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Neuron</text:p>
          </table:table-cell>
          <table:table-cell/>
        </table:table-row>
        <table:table-row table:style-name="ro1">
          <table:table-cell office:value-type="string" calcext:value-type="string">
            <text:p>It is feasible to extract high-quality nanopublications containing informal assertions in the form of AIDA sentences from existing text resources.</text:p>
          </table:table-cell>
          <table:table-cell office:value-type="string" calcext:value-type="string">
            <text:p>http://dbpedia.org/resource/AIDA_(market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Mutations in NMNAT1 cause Leber congenital amaurosis with early-onset severe macular and optic atrophy.</text:p>
          </table:table-cell>
          <table:table-cell office:value-type="string" calcext:value-type="string">
            <text:p>http://dbpedia.org/resource/NMNAT1</text:p>
          </table:table-cell>
          <table:table-cell/>
        </table:table-row>
        <table:table-row table:style-name="ro1">
          <table:table-cell office:value-type="string" calcext:value-type="string">
            <text:p>Sex modulates the interactive effect of the 5-HTTLPR genotype and CA on hippocampal volume.</text:p>
          </table:table-cell>
          <table:table-cell office:value-type="string" calcext:value-type="string">
            <text:p>http://dbpedia.org/resource/Hippocampus</text:p>
          </table:table-cell>
          <table:table-cell/>
        </table:table-row>
        <table:table-row table:style-name="ro1">
          <table:table-cell office:value-type="string" calcext:value-type="string">
            <text:p>The Manchester OWL Syntax is quick and easy to read and write for users not familiar with logic formalisms.</text:p>
          </table:table-cell>
          <table:table-cell office:value-type="string" calcext:value-type="string">
            <text:p>http://dbpedia.org/resource/Web_Ontology_Language</text:p>
          </table:table-cell>
          <table:table-cell/>
        </table:table-row>
        <table:table-row table:style-name="ro1">
          <table:table-cell office:value-type="string" calcext:value-type="string">
            <text:p>The miR-145 plays important inhibitory role in breast cancer malignancy by targeting N-RAS and VEGF-A.</text:p>
          </table:table-cell>
          <table:table-cell office:value-type="string" calcext:value-type="string">
            <text:p>http://dbpedia.org/resource/Neuroblastoma_RAS_viral_oncogene_homolog</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Transforming_growth_factor_beta</text:p>
          </table:table-cell>
          <table:table-cell/>
        </table:table-row>
        <table:table-row table:style-name="ro1">
          <table:table-cell office:value-type="string" calcext:value-type="string">
            <text:p>As exemplified by DBpedia%2C Wikipedia can be used in an efficient and accurate manner to extract Linked Data of structured general knowledge.</text:p>
          </table:table-cell>
          <table:table-cell office:value-type="string" calcext:value-type="string">
            <text:p>http://dbpedia.org/resource/Linked_data</text:p>
          </table:table-cell>
          <table:table-cell/>
        </table:table-row>
        <table:table-row table:style-name="ro1">
          <table:table-cell office:value-type="string" calcext:value-type="string">
            <text:p>Individual ants outperform ant colonies for easy sensory discrimination tasks.</text:p>
          </table:table-cell>
          <table:table-cell office:value-type="string" calcext:value-type="string">
            <text:p>http://dbpedia.org/resource/Discrimination_testing</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Receptor_(biochemistry)</text:p>
          </table:table-cell>
          <table:table-cell/>
        </table:table-row>
        <table:table-row table:style-name="ro1">
          <table:table-cell office:value-type="string" calcext:value-type="string">
            <text:p>Open Access publications in politic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AK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super elongation complex %28SEC%29 is consisting of ELL%2C P-TEFb %28CDK9%29 and MLL is required for rapid transcriptional induction in the presence or absence of paused RNA polymerase II %28Pol II%29.</text:p>
          </table:table-cell>
          <table:table-cell office:value-type="string" calcext:value-type="string">
            <text:p>http://dbpedia.org/resource/MLL_(gene)</text:p>
          </table:table-cell>
          <table:table-cell/>
        </table:table-row>
        <table:table-row table:style-name="ro1">
          <table:table-cell office:value-type="string" calcext:value-type="string">
            <text:p>Readers naturally expect the main action of a sentence in natural language to be articulated by the verb.</text:p>
          </table:table-cell>
          <table:table-cell office:value-type="string" calcext:value-type="string">
            <text:p>http://dbpedia.org/resource/Natural_language</text:p>
          </table:table-cell>
          <table:table-cell/>
        </table:table-row>
        <table:table-row table:style-name="ro1">
          <table:table-cell office:value-type="string" calcext:value-type="string">
            <text:p>Latent Dirichlet allocation is an appropriate and useful model for collections of discrete data such as text corpora.</text:p>
          </table:table-cell>
          <table:table-cell office:value-type="string" calcext:value-type="string">
            <text:p>http://dbpedia.org/resource/Latent_Dirichlet_alloc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Rab7 siRNA knockdown causes increased E-cadherin.</text:p>
          </table:table-cell>
          <table:table-cell office:value-type="string" calcext:value-type="string">
            <text:p>http://dbpedia.org/resource/Small_interfering_RNA</text:p>
          </table:table-cell>
          <table:table-cell/>
        </table:table-row>
        <table:table-row table:style-name="ro1">
          <table:table-cell office:value-type="string" calcext:value-type="string">
            <text:p>Plasma EGFR mutations are associated with non-small cell lung cancer.</text:p>
          </table:table-cell>
          <table:table-cell office:value-type="string" calcext:value-type="string">
            <text:p>http://dbpedia.org/resource/Non-small-cell_lung_carcinoma</text:p>
          </table:table-cell>
          <table:table-cell/>
        </table:table-row>
        <table:table-row table:style-name="ro1">
          <table:table-cell office:value-type="string" calcext:value-type="string">
            <text:p>Erk1%2F2 signaling within oligodendrocytes exerts an important and direct effect to promote myelination.</text:p>
          </table:table-cell>
          <table:table-cell office:value-type="string" calcext:value-type="string">
            <text:p>http://dbpedia.org/resource/Extracellular_signal-regulated_kinase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There is an association between CYP2D6 %281846G%2FA%29 genotype and rapid liver cirrhosis development.</text:p>
          </table:table-cell>
          <table:table-cell office:value-type="string" calcext:value-type="string">
            <text:p>http://dbpedia.org/resource/Cirrhosi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cognitive function.</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Mutations in NMNAT1 cause Leber congenital amaurosis with early-onset severe macular and optic atrophy.</text:p>
          </table:table-cell>
          <table:table-cell office:value-type="string" calcext:value-type="string">
            <text:p>http://dbpedia.org/resource/Leber's_congenital_amaurosis</text:p>
          </table:table-cell>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Cost_curve</text:p>
          </table:table-cell>
          <table:table-cell/>
        </table:table-row>
        <table:table-row table:style-name="ro1">
          <table:table-cell office:value-type="string" calcext:value-type="string">
            <text:p>Loss of NDRG1 is associated with tumor angiogenesis in lung cancer.</text:p>
          </table:table-cell>
          <table:table-cell office:value-type="string" calcext:value-type="string">
            <text:p>http://dbpedia.org/resource/Angiogenesis</text:p>
          </table:table-cell>
          <table:table-cell/>
        </table:table-row>
        <table:table-row table:style-name="ro1">
          <table:table-cell office:value-type="string" calcext:value-type="string">
            <text:p>Orlistat treatment reduces cardiovascular risk factors in humans.</text:p>
          </table:table-cell>
          <table:table-cell office:value-type="string" calcext:value-type="string">
            <text:p>http://dbpedia.org/resource/Orlistat</text:p>
          </table:table-cell>
          <table:table-cell/>
        </table:table-row>
        <table:table-row table:style-name="ro2">
          <table:table-cell office:value-type="string" calcext:value-type="string">
            <text:p>The Inverse Document Frequency %28IDF%29 of a term is equal to the distance between the term and the empty string in the space of information distance in which the Kolmogorov complexity is approximated using Web documents and the Shannon-Fano coding.</text:p>
          </table:table-cell>
          <table:table-cell office:value-type="string" calcext:value-type="string">
            <text:p>http://dbpedia.org/resource/Shannon–Fano_coding</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Lung_cancer</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pproximate membership functions%2C such as Bloom filters and Golomb-coded sets%2C can help to reduce the execution times of RDF queries.</text:p>
          </table:table-cell>
          <table:table-cell office:value-type="string" calcext:value-type="string">
            <text:p>http://dbpedia.org/resource/Membership_function_(mathematics)</text:p>
          </table:table-cell>
          <table:table-cell/>
        </table:table-row>
        <table:table-row table:style-name="ro2">
          <table:table-cell office:value-type="string" calcext:value-type="string">
            <text:p>Regular and well-defined structures for data on the web%2C as proposed by the Linked Data approach%2C are important to make these data usable and reliably processable by tools.</text:p>
          </table:table-cell>
          <table:table-cell office:value-type="string" calcext:value-type="string">
            <text:p>http://dbpedia.org/resource/Linked_data</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valid games %5BVetta 2002%5D%2C even if the play itself is not approaching equilibrium.</text:p>
          </table:table-cell>
          <table:table-cell office:value-type="string" calcext:value-type="string">
            <text:p>http://dbpedia.org/resource/Anarchy</text:p>
          </table:table-cell>
          <table:table-cell/>
        </table:table-row>
        <table:table-row table:style-name="ro1">
          <table:table-cell office:value-type="string" calcext:value-type="string">
            <text:p>Elevation of urine trypsinogen 2 is an independent risk factor for pancreatic fistula after pancreaticoduodenectomy.</text:p>
          </table:table-cell>
          <table:table-cell office:value-type="string" calcext:value-type="string">
            <text:p>http://dbpedia.org/resource/Pancreaticoduodenectomy</text:p>
          </table:table-cell>
          <table:table-cell/>
        </table:table-row>
        <table:table-row table:style-name="ro1">
          <table:table-cell office:value-type="string" calcext:value-type="string">
            <text:p>Pbp2 and MreB are required for normal chlamydial cell division.</text:p>
          </table:table-cell>
          <table:table-cell office:value-type="string" calcext:value-type="string">
            <text:p>http://dbpedia.org/resource/Mre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Open Access publications in medicin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Zinc</text:p>
          </table:table-cell>
          <table:table-cell/>
        </table:table-row>
        <table:table-row table:style-name="ro1">
          <table:table-cell office:value-type="string" calcext:value-type="string">
            <text:p>Content-Centric Networking %28CCN%29%2C centering on named content instead of hosts%2C is superior to the Internet Protocol %28IP%29 in terms of security.</text:p>
          </table:table-cell>
          <table:table-cell office:value-type="string" calcext:value-type="string">
            <text:p>http://dbpedia.org/resource/Internet_Protocol</text:p>
          </table:table-cell>
          <table:table-cell/>
        </table:table-row>
        <table:table-row table:style-name="ro1">
          <table:table-cell office:value-type="string" calcext:value-type="string">
            <text:p>YopJ subverts the Nod2%2FRICK%2FTAK1 pathway and activates caspase-1 to induce intestinal barrier dysfunction.</text:p>
          </table:table-cell>
          <table:table-cell office:value-type="string" calcext:value-type="string">
            <text:p>http://dbpedia.org/resource/Casp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Polymorphism_(biology)</text:p>
          </table:table-cell>
          <table:table-cell/>
        </table:table-row>
        <table:table-row table:style-name="ro1">
          <table:table-cell office:value-type="string" calcext:value-type="string">
            <text:p>Open Access publications in agricultur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416G%3EC polymorphism of the TIM-1 gene is associated with childhood allergic asthma.</text:p>
          </table:table-cell>
          <table:table-cell office:value-type="string" calcext:value-type="string">
            <text:p>http://dbpedia.org/resource/Asthma</text:p>
          </table:table-cell>
          <table:table-cell/>
        </table:table-row>
        <table:table-row table:style-name="ro3">
          <table:table-cell office:value-type="string" calcext:value-type="string">
            <text:p>The middle level of basic objects%2C such as %22%22chair%22%22%2C in a category system is the most inclusive level in the sense that they share more motor movements when humans habitually interact with those objects than high-level superordinate objects such as %22%22furniture%22%22 and not substantially fewer of them than subordinate objects such as %22%22kitchen chair%22%22.</text:p>
          </table:table-cell>
          <table:table-cell office:value-type="string" calcext:value-type="string">
            <text:p>http://dbpedia.org/resource/Motor_skill</text:p>
          </table:table-cell>
          <table:table-cell/>
        </table:table-row>
        <table:table-row table:style-name="ro1">
          <table:table-cell office:value-type="string" calcext:value-type="string">
            <text:p>Specific PZ variants and haplotypes are significantly associated with Sickle cell disease Vaso-Occlusive Crisis.</text:p>
          </table:table-cell>
          <table:table-cell office:value-type="string" calcext:value-type="string">
            <text:p>http://dbpedia.org/resource/Sickle-cell_dise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Cytotoxicity</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Gene_express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Constipation</text:p>
          </table:table-cell>
          <table:table-cell/>
        </table:table-row>
        <table:table-row table:style-name="ro1">
          <table:table-cell office:value-type="string" calcext:value-type="string">
            <text:p>Open Access publications in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rlistat treatment to reduce human visceral adipose tissue reduces cardiovascular risk factors.</text:p>
          </table:table-cell>
          <table:table-cell office:value-type="string" calcext:value-type="string">
            <text:p>http://dbpedia.org/resource/Orlistat</text:p>
          </table:table-cell>
          <table:table-cell/>
        </table:table-row>
        <table:table-row table:style-name="ro1">
          <table:table-cell office:value-type="string" calcext:value-type="string">
            <text:p>Project success is an important factor for donor retention for online crowdfunding.</text:p>
          </table:table-cell>
          <table:table-cell office:value-type="string" calcext:value-type="string">
            <text:p>http://dbpedia.org/resource/Crowd_fund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Hotelling games%2C even if the play itself is not approaching equilibrium.</text:p>
          </table:table-cell>
          <table:table-cell office:value-type="string" calcext:value-type="string">
            <text:p>http://dbpedia.org/resource/Anarchy</text:p>
          </table:table-cell>
          <table:table-cell/>
        </table:table-row>
        <table:table-row table:style-name="ro1">
          <table:table-cell office:value-type="string" calcext:value-type="string">
            <text:p>Open Access publications in astronomy and physics receive on average more citations than similar publications that are not Open Access.</text:p>
          </table:table-cell>
          <table:table-cell office:value-type="string" calcext:value-type="string">
            <text:p>http://dbpedia.org/resource/Physics</text:p>
          </table:table-cell>
          <table:table-cell/>
        </table:table-row>
        <table:table-row table:style-name="ro1">
          <table:table-cell office:value-type="string" calcext:value-type="string">
            <text:p>Open Access publications in condensed matter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Enhancing web search results with Information Extraction and Semantic Web techniques to incorporate images%2C links%2C key-value pairs%2C and interactive elements is feasible up to the scale of the entire web in terms of content coverage and user impression.</text:p>
          </table:table-cell>
          <table:table-cell office:value-type="string" calcext:value-type="string">
            <text:p>http://dbpedia.org/resource/Web_Techniques_Magazine</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Ataxia_telangiectasia_and_Rad3_related</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Zinc</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Antigen</text:p>
          </table:table-cell>
          <table:table-cell/>
        </table:table-row>
        <table:table-row table:style-name="ro2">
          <table:table-cell office:value-type="string" calcext:value-type="string">
            <text:p>Vaccine-generated herd immunity in human societies can reduce disease incidence to such low levels that real or imagined vaccine risks appear large in comparison%2C causing individuals to cease vaccinating.</text:p>
          </table:table-cell>
          <table:table-cell office:value-type="string" calcext:value-type="string">
            <text:p>http://dbpedia.org/resource/Herd_immunity</text:p>
          </table:table-cell>
          <table:table-cell/>
        </table:table-row>
        <table:table-row table:style-name="ro1">
          <table:table-cell office:value-type="string" calcext:value-type="string">
            <text:p>APO2 suppresses the transition from inflorescence meristem to floral meristem through interaction with APO1.</text:p>
          </table:table-cell>
          <table:table-cell office:value-type="string" calcext:value-type="string">
            <text:p>http://dbpedia.org/resource/Infloresc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Respiratory_tract</text:p>
          </table:table-cell>
          <table:table-cell/>
        </table:table-row>
        <table:table-row table:style-name="ro1">
          <table:table-cell office:value-type="string" calcext:value-type="string">
            <text:p>Down-regulation of MiR-221 is associated with androgen-independent prostate carcinoma.</text:p>
          </table:table-cell>
          <table:table-cell office:value-type="string" calcext:value-type="string">
            <text:p>http://dbpedia.org/resource/Downregulation_and_upregulation</text:p>
          </table:table-cell>
          <table:table-cell/>
        </table:table-row>
        <table:table-row table:style-name="ro1">
          <table:table-cell office:value-type="string" calcext:value-type="string">
            <text:p>Site-specific phosphorylation of protein phosphatase 1 regulatory subunit 12A is stimulated or suppressed by insulin.</text:p>
          </table:table-cell>
          <table:table-cell office:value-type="string" calcext:value-type="string">
            <text:p>http://dbpedia.org/resource/Protein_phosphatase_1</text:p>
          </table:table-cell>
          <table:table-cell/>
        </table:table-row>
        <table:table-row table:style-name="ro1">
          <table:table-cell office:value-type="string" calcext:value-type="string">
            <text:p>Foot-and-mouth disease virus 3C protease cleaves NEMO to impair innate immune signaling.</text:p>
          </table:table-cell>
          <table:table-cell office:value-type="string" calcext:value-type="string">
            <text:p>http://dbpedia.org/resource/Foot-and-mouth_disease_virus</text:p>
          </table:table-cell>
          <table:table-cell/>
        </table:table-row>
        <table:table-row table:style-name="ro1">
          <table:table-cell office:value-type="string" calcext:value-type="string">
            <text:p>C. elegans EIF-3.K promotes programmed cell death through CED-3 caspase.</text:p>
          </table:table-cell>
          <table:table-cell office:value-type="string" calcext:value-type="string">
            <text:p>http://dbpedia.org/resource/Capacitance_Electronic_Disc</text:p>
          </table:table-cell>
          <table:table-cell/>
        </table:table-row>
        <table:table-row table:style-name="ro1">
          <table:table-cell office:value-type="string" calcext:value-type="string">
            <text:p>Rab7 siRNA knockdown causes increased E-cadherin.</text:p>
          </table:table-cell>
          <table:table-cell office:value-type="string" calcext:value-type="string">
            <text:p>http://dbpedia.org/resource/CDH1_(gene)</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Endometriosis</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LsrR-mediated quorum sensing controls invasiveness of Salmonella typhimurium by regulating SPI-1 and flagella genes.</text:p>
          </table:table-cell>
          <table:table-cell office:value-type="string" calcext:value-type="string">
            <text:p>http://dbpedia.org/resource/Gene</text:p>
          </table:table-cell>
          <table:table-cell/>
        </table:table-row>
        <table:table-row table:style-name="ro4">
          <table:table-cell table:number-columns-repeated="3"/>
        </table:table-row>
        <table:table-row table:style-name="ro4">
          <table:table-cell/>
          <table:table-cell table:style-name="ce3" office:value-type="string" calcext:value-type="string">
            <text:p>AVERAGE:</text:p>
          </table:table-cell>
          <table:table-cell table:formula="of:=AVERAGE([.C2:.C1724])" office:value-type="float" office:value="0.942196531791907" calcext:value-type="float">
            <text:p>0.942196531791907</text:p>
          </table:table-cell>
        </table:table-row>
        <table:table-row table:style-name="ro4" table:number-rows-repeated="1046846">
          <table:table-cell table:number-columns-repeated="3"/>
        </table:table-row>
        <table:table-row table:style-name="ro4">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9">00/00/0000</text:date>, <text:time style:data-style-name="N2" text:time-value="09:15:26.2251657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4-19T09:30:58.524257819</dc:date>
    <dc:creator>Tobias Kuhn</dc:creator>
    <meta:editing-duration>PT1H54M6S</meta:editing-duration>
    <meta:editing-cycles>22</meta:editing-cycles>
    <meta:document-statistic meta:table-count="1" meta:cell-count="3630" meta:object-count="0"/>
  </office:meta>
</office:document-meta>
</file>